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/>
    <style:font-face style:name="Arial1" svg:font-family="Arial, 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Calibri" fo:font-size="10pt" style:font-size-asian="10pt" style:font-size-complex="10pt"/>
    </style:style>
    <style:style style:name="P7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808080" style:font-name="Consola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808000"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ff420e" fo:font-size="14pt" style:font-size-asian="14pt" style:font-size-complex="14pt"/>
    </style:style>
    <style:style style:name="T6" style:family="text">
      <style:text-properties fo:color="#ff420e" style:font-name="Calibri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355e00" fo:font-size="12pt" style:font-size-asian="12pt" style:font-size-complex="12pt"/>
    </style:style>
    <style:style style:name="T9" style:family="text">
      <style:text-properties fo:color="#355e00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55e00" fo:font-weight="bold" style:font-weight-asian="bold" style:font-weight-complex="bold"/>
    </style:style>
    <style:style style:name="T11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Calibri" style:font-name-asian="Arial1" style:font-name-complex="Arial1"/>
    </style:style>
    <style:style style:name="T14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calibri" fo:font-size="10.5pt" fo:font-weight="bold"/>
    </style:style>
    <style:style style:name="T16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18" style:family="text">
      <style:text-properties fo:color="#004a4a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0000"/>
    </style:style>
    <style:style style:name="T20" style:family="text">
      <style:text-properties fo:color="#ff0000" style:font-name="Calibri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T28" style:family="text">
      <style:text-properties fo:color="#ff3333" style:font-name="Calibri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ff3333" style:font-name="Calibri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ff3333" fo:font-size="14pt" style:font-size-asian="14pt" style:font-size-complex="14pt"/>
    </style:style>
    <style:style style:name="T31" style:family="text">
      <style:text-properties fo:color="#990000" fo:font-size="9pt"/>
    </style:style>
    <style:style style:name="T32" style:family="text">
      <style:text-properties fo:font-size="9pt"/>
    </style:style>
    <style:style style:name="T33" style:family="text">
      <style:text-properties fo:color="#eb613d" style:font-name="Calibri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3366" style:font-name="Calibri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24">[charttype:orgchart]</text:span><text:span text:style-name="T4">[orientation:horizontal] </text:span></text:p>
      <text:list xml:id="list38180008" text:style-name="L1">
        <text:list-item>
          <text:p text:style-name="P4"><text:span text:style-name="T1">Database [name: SHPO_Business][charttype:orgchart]</text:span><text:span text:style-name="T3">[orientation:horizontal]</text:span></text:p>
          <text:list>
            <text:list-item>
              <text:p text:style-name="P4"><text:span text:style-name="T1">Table [name: </text:span><text:span text:style-name="T29">Search-Log</text:span><text:span text:style-name="T1">] [relationship:many][limit:][type:table]</text:span></text:p>
              <text:list>
                <text:list-item>
                  <text:p text:style-name="P5">Definition [text: Search for project by any related data]</text:p>
                </text:list-item>
                <text:list-item>
                  <text:p text:style-name="P5">[description:]</text:p>
                </text:list-item>
                <text:list-item>
                  <text:p text:style-name="P5">Control [name:search-log-keyword-ogc] <text:s/>[visible: true] [width:50][height:10][showon:create,update,read]</text:p>
                  <text:list>
                    <text:list-item>
                      <text:p text:style-name="P5">[definition: Simple short keyword or phrase or an OGC feature text string . ]</text:p>
                    </text:list-item>
                    <text:list-item>
                      <text:p text:style-name="P5">UI[prompt: Search][title: Search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8000][format:A-Z,a-z,0-9]</text:p>
                    </text:list-item>
                    <text:list-item>
                      <text:p text:style-name="P10">Permission [name:(public)(registrant)(NRHP)(editor)][rights: create]</text:p>
                    </text:list-item>
                    <text:list-item>
                      <text:p text:style-name="P10">Permission [name:(public)(registrant)(NRHP)(editor-proxy)][rights: create]</text:p>
                    </text:list-item>
                    <text:list-item>
                      <text:p text:style-name="P10">Permission [name:(public)(registrant)(ER)(editor)][rights: create]</text:p>
                    </text:list-item>
                    <text:list-item>
                      <text:p text:style-name="P10">Permission [name:(public)(registrant)(NRHP)(editor-proxy)][rights: create]</text:p>
                    </text:list-item>
                    <text:list-item>
                      <text:p text:style-name="P10">Permission [name:(gov)(registrant)(NRHP)(reviewer)][rights: create]</text:p>
                    </text:list-item>
                    <text:list-item>
                      <text:p text:style-name="P10">Permission [name:(gov)(registrant)(NRHP)(approver)][rights: create]</text:p>
                    </text:list-item>
                    <text:list-item>
                      <text:p text:style-name="P10">Permission [name:(gov)(registrant)(NRHP)(help-desk)][rights: create]</text:p>
                    </text:list-item>
                    <text:list-item>
                      <text:p text:style-name="P10">Permission [name:(gov)(registrant)(ER)(reviewer)][rights: create]</text:p>
                    </text:list-item>
                    <text:list-item>
                      <text:p text:style-name="P10">Permission [name:(gov)(registrant)(ER)(approver)][rights: create]</text:p>
                    </text:list-item>
                    <text:list-item>
                      <text:p text:style-name="P10">Permission [name:(gov)(registrant)(ER)(help-desk)][rights: create]</text:p>
                    </text:list-item>
                  </text:list>
                </text:list-item>
                <text:list-item>
                  <text:p text:style-name="P10"/>
                </text:list-item>
                <text:list-item>
                  <text:p text:style-name="P5">Control [name:search-log-initiator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UI[prompt: Initiator][title:Initiator] [type:hidden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  <text:list-item>
                      <text:p text:style-name="P5">Permission [name:(public)(registrant)][rights:create,read] </text:p>
                    </text:list-item>
                    <text:list-item>
                      <text:p text:style-name="P10">Permission [name:(public)(registrant)(NRHP)(editor)][rights: create]</text:p>
                    </text:list-item>
                    <text:list-item>
                      <text:p text:style-name="P10">Permission [name:(public)(registrant)(NRHP)(editor-proxy)][rights: create]</text:p>
                    </text:list-item>
                    <text:list-item>
                      <text:p text:style-name="P10">Permission [name:(public)(registrant)(ER)(editor)][rights: create]</text:p>
                    </text:list-item>
                    <text:list-item>
                      <text:p text:style-name="P10">Permission [name:(public)(registrant)(NRHP)(editor-proxy)][rights: create]</text:p>
                    </text:list-item>
                    <text:list-item>
                      <text:p text:style-name="P10">Permission [name:(gov)(registrant)(NRHP)(reviewer)][rights: create]</text:p>
                    </text:list-item>
                    <text:list-item>
                      <text:p text:style-name="P10">Permission [name:(gov)(registrant)(NRHP)(approver)][rights: create]</text:p>
                    </text:list-item>
                    <text:list-item>
                      <text:p text:style-name="P10">Permission [name:(gov)(registrant)(NRHP)(help-desk)][rights: create]</text:p>
                    </text:list-item>
                    <text:list-item>
                      <text:p text:style-name="P10">Permission [name:(gov)(registrant)(ER)(reviewer)][rights: create]</text:p>
                    </text:list-item>
                    <text:list-item>
                      <text:p text:style-name="P10">Permission [name:(gov)(registrant)(ER)(approver)][rights: create]</text:p>
                    </text:list-item>
                    <text:list-item>
                      <text:p text:style-name="P10">Permission [name:(gov)(registrant)(ER)(help-desk)][rights: create]</text:p>
                    </text:list-item>
                  </text:list>
                </text:list-item>
                <text:list-item>
                  <text:p text:style-name="P8">Control [name:search-log-<text:span text:style-name="T22">type</text:span>] <text:s/>[visible: true] [width:25][height:1][showon:create,update,read]</text:p>
                  <text:list>
                    <text:list-item>
                      <text:p text:style-name="P8">[definition: Defines the kind of search.]</text:p>
                    </text:list-item>
                    <text:list-item>
                      <text:p text:style-name="P8">UI[prompt: Search-Type][title: Search-Type] [type:hidden]</text:p>
                      <text:list>
                        <text:list-item>
                          <text:p text:style-name="P8">Hidden-Value [value:Project-Search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8">Permission [name:(public)(registrant)][rights:create,read] </text:p>
                    </text:list-item>
                    <text:list-item>
                      <text:p text:style-name="P13">Permission [name:(public)(registrant)(NRHP)][rights:create,read]</text:p>
                    </text:list-item>
                    <text:list-item>
                      <text:p text:style-name="P13">Permission [name:(public)(registrant)(NRHP)(editor)][rights:create,read]</text:p>
                    </text:list-item>
                    <text:list-item>
                      <text:p text:style-name="P13">Permission [name:(public)(registrant)(NRHP)(editor-proxy)][rights:create,read]</text:p>
                    </text:list-item>
                    <text:list-item>
                      <text:p text:style-name="P13">Permission [name:(public)(registrant)(ER)][rights:create,read]</text:p>
                    </text:list-item>
                    <text:list-item>
                      <text:p text:style-name="P13">Permission [name:(public)(registrant)(ER)(editor)][rights:create,read]</text:p>
                    </text:list-item>
                    <text:list-item>
                      <text:p text:style-name="P13">Permission [name:(public)(registrant)(ER)(editor-proxy)][rights:create,rea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NRHP)(reviewer)][rights:create,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>Permission [name:(gov)(registrant)(ER)(reviewer)][rights:create,read]</text:p>
                    </text:list-item>
                    <text:list-item>
                      <text:p text:style-name="P8"/>
                    </text:list-item>
                  </text:list>
                </text:list-item>
                <text:list-item>
                  <text:p text:style-name="P4"><text:span text:style-name="T1">Control [name:search-log-</text:span><text:span text:style-name="T2">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datetime][validate:true]</text:p>
                    </text:list-item>
                    <text:list-item>
                      <text:p text:style-name="P10">Permission [name:(public)(registrant)(NRHP)(editor)][rights: read]</text:p>
                    </text:list-item>
                    <text:list-item>
                      <text:p text:style-name="P10">Permission [name:(public)(registrant)(NRHP)(editor-proxy)][rights: read]</text:p>
                    </text:list-item>
                    <text:list-item>
                      <text:p text:style-name="P10">Permission [name:(public)(registrant)(ER)(editor)][rights: read]</text:p>
                    </text:list-item>
                    <text:list-item>
                      <text:p text:style-name="P10">Permission [name:(public)(registrant)(NRHP)(editor-proxy)][rights: read]</text:p>
                    </text:list-item>
                    <text:list-item>
                      <text:p text:style-name="P10">Permission [name:(gov)(registrant)(NRHP)(reviewer)][rights: read]</text:p>
                    </text:list-item>
                    <text:list-item>
                      <text:p text:style-name="P10">Permission [name:(gov)(registrant)(NRHP)(approver)][rights: read]</text:p>
                    </text:list-item>
                    <text:list-item>
                      <text:p text:style-name="P10">Permission [name:(gov)(registrant)(NRHP)(help-desk)][rights: read]</text:p>
                    </text:list-item>
                    <text:list-item>
                      <text:p text:style-name="P10">Permission [name:(gov)(registrant)(ER)(reviewer)][rights: read]</text:p>
                    </text:list-item>
                    <text:list-item>
                      <text:p text:style-name="P10">Permission [name:(gov)(registrant)(ER)(approver)][rights: read]</text:p>
                    </text:list-item>
                    <text:list-item>
                      <text:p text:style-name="P10">Permission [name:(gov)(registrant)(ER)(help-desk)][rights: read]</text:p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29">Document_Images</text:span><text:span text:style-name="T1">] [relationship:many][limit:][type:table]</text:span></text:p>
              <text:list>
                <text:list-item>
                  <text:p text:style-name="P5">Definition [text: Scanned images of documents]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doci</text:span><text:span text:style-name="T2">_title</text:span><text:span text:style-name="T1">] <text:s/>[visible: true] [width:50][height:10][showon:create,update,read]</text:span></text:p>
                  <text:list>
                    <text:list-item>
                      <text:p text:style-name="P5">[definition: Simple short description of the docment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Title][title: Title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256][format:A-Z,a-z,0-9]</text:p>
                    </text:list-item>
                    <text:list-item>
                      <text:p text:style-name="P8">Instruction [text:Simple short description of the document]</text:p>
                    </text:list-item>
                  </text:list>
                </text:list-item>
                <text:list-item>
                  <text:p text:style-name="P4"><text:span text:style-name="T1">Control [name:doci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5">[definition: document image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Upload Image][title: Image] [type:text]</text:p>
                    </text:list-item>
                    <text:list-item>
                      <text:p text:style-name="P5">Validation [type: binary][required:true][validate:yes]</text:p>
                    </text:list-item>
                    <text:list-item>
                      <text:p text:style-name="P8">Column [type:binary][size:][format:]</text:p>
                    </text:list-item>
                    <text:list-item>
                      <text:p text:style-name="P8">Instruction [text:Digital Image.]</text:p>
                    </text:list-item>
                  </text:list>
                </text:list-item>
                <text:list-item>
                  <text:p text:style-name="P5">Control [name:doci_type] <text:s/>[visible: true] [width:10][height:1][showon:create,update,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0">Permission [name:(public)(registrant)(NRHP)][rights:create,read]</text:p>
                    </text:list-item>
                    <text:list-item>
                      <text:p text:style-name="P10">Permission [name:(public)(registrant)(NRHP)(editor)][rights:create,read,update]</text:p>
                    </text:list-item>
                    <text:list-item>
                      <text:p text:style-name="P5">UI[prompt: Image Type][title:Image Type] [type:radio]</text:p>
                      <text:list>
                        <text:list-item>
                          <text:p text:style-name="P5">Option [name:-Undefined-][value:0]</text:p>
                        </text:list-item>
                        <text:list-item>
                          <text:p text:style-name="P5">Option [name:GIF] [value:1]</text:p>
                        </text:list-item>
                        <text:list-item>
                          <text:p text:style-name="P5">Option [name:JPG] [value:2]</text:p>
                        </text:list-item>
                        <text:list-item>
                          <text:p text:style-name="P5">Option [name:PNG] [value:3]</text:p>
                        </text:list-item>
                      </text:list>
                    </text:list-item>
                    <text:list-item>
                      <text:p text:style-name="P5">Validation [type: character][required:false][validate:yes]</text:p>
                    </text:list-item>
                    <text:list-item>
                      <text:p text:style-name="P8">Column [type:numeric][size:10][format:NNNN]</text:p>
                    </text:list-item>
                    <text:list-item>
                      <text:p text:style-name="P8">Instruction [text:The digital format or type of image.]</text:p>
                    </text:list-item>
                  </text:list>
                </text:list-item>
                <text:list-item>
                  <text:p text:style-name="P4"><text:span text:style-name="T1">Control [name:doc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Physical_Integrity</text:span><text:span text:style-name="T1">] [relationship:many][limit:][type:table]</text:span></text:p>
              <text:list>
                <text:list-item>
                  <text:p text:style-name="P5">Definition [text: ] 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pi</text:span><text:span text:style-name="T2">_changedate</text:span><text:span text:style-name="T1">] [type:control][visible:true][showon:create,read,update]</text:span></text:p>
                  <text:list>
                    <text:list-item>
                      <text:p text:style-name="P5">[definition: Date property change occur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][size:8][format:NNNNNNNNNN]</text:p>
                    </text:list-item>
                    <text:list-item>
                      <text:p text:style-name="P5">UI [prompt:Date of Physical Change][title: Change Date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date][validate:false]</text:p>
                    </text:list-item>
                    <text:list-item>
                      <text:p text:style-name="P8">Instruction [text:Date when the change occured.]</text:p>
                    </text:list-item>
                  </text:list>
                </text:list-item>
                <text:list-item>
                  <text:p text:style-name="P4"><text:span text:style-name="T1">Control [name:p</text:span><text:span text:style-name="T2">i_description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change 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, provide dates if know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8000][format:A-Z,a-z,0-9]</text:p>
                    </text:list-item>
                    <text:list-item>
                      <text:p text:style-name="P8">Instruction [text:Description of physical changes to the property.]</text:p>
                    </text:list-item>
                  </text:list>
                </text:list-item>
                <text:list-item>
                  <text:p text:style-name="P4"><text:span text:style-name="T1">Control [name:p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date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Setting_Integrity</text:span><text:span text:style-name="T1">] [relationship:many][limit:][type:table]</text:span></text:p>
              <text:list>
                <text:list-item>
                  <text:p text:style-name="P5">Definition [text: ]</text:p>
                </text:list-item>
                <text:list-item>
                  <text:p text:style-name="P5">[description:]</text:p>
                </text:list-item>
                <text:list-item>
                  <text:p text:style-name="P8"/>
                </text:list-item>
                <text:list-item>
                  <text:p text:style-name="P4"><text:span text:style-name="T1">Control [name:s</text:span><text:span text:style-name="T2">i_description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reason for move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8000][format:A-Z,a-z,0-9]</text:p>
                    </text:list-item>
                    <text:list-item>
                      <text:p text:style-name="P8">Instruction [text:Describe how the setting has changed over time.]</text:p>
                    </text:list-item>
                  </text:list>
                </text:list-item>
                <text:list-item>
                  <text:p text:style-name="P4"><text:span text:style-name="T1">Control [name:s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Location_Integrity</text:span><text:span text:style-name="T1">] [relationship:many][limit:][type:table]</text:span></text:p>
              <text:list>
                <text:list-item>
                  <text:p text:style-name="P5">Definition [text: ]</text:p>
                </text:list-item>
                <text:list-item>
                  <text:p text:style-name="P5">[description:]</text:p>
                </text:list-item>
                <text:list-item>
                  <text:p text:style-name="P8"/>
                </text:list-item>
                <text:list-item>
                  <text:p text:style-name="P4"><text:span text:style-name="T1">Control [name:li</text:span><text:span text:style-name="T2">_movedate</text:span><text:span text:style-name="T1">] [type:control][visible:true][showon:create,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][size:8][format:NNNNNNNNNN]</text:p>
                    </text:list-item>
                    <text:list-item>
                      <text:p text:style-name="P5">UI [prompt:Date Property Moved][title: Move Date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  <text:list-item>
                      <text:p text:style-name="P8">Instruction [text:Date when property was moved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li_description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reason for move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8000][format:A-Z,a-z,0-9]</text:p>
                    </text:list-item>
                    <text:list-item>
                      <text:p text:style-name="P8">Instruction [text:Describe why the property was moved.]</text:p>
                    </text:list-item>
                  </text:list>
                </text:list-item>
                <text:list-item>
                  <text:p text:style-name="P4"><text:span text:style-name="T1">Control [name:l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Map_Images</text:span><text:span text:style-name="T1">] [relationship:many][limit:][type:table]</text:span></text:p>
              <text:list>
                <text:list-item>
                  <text:p text:style-name="P5">Definition [text: ]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map</text:span><text:span text:style-name="T2">_name</text:span><text:span text:style-name="T1">] <text:s/>[visible: true] [width:50][height:10][showon:create,update,read]</text:span></text:p>
                  <text:list>
                    <text:list-item>
                      <text:p text:style-name="P5">[definition: Simple short description of the map image.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0">Permission [name:(public)(registrant)(NRHP)(editor)][rights:create,read,update]</text:p>
                    </text:list-item>
                    <text:list-item>
                      <text:p text:style-name="P5">UI[prompt: Description][title: Descriptio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256][format:A-Z,a-z,0-9]</text:p>
                    </text:list-item>
                    <text:list-item>
                      <text:p text:style-name="P8">Instruction [text:Description of map]</text:p>
                    </text:list-item>
                  </text:list>
                </text:list-item>
                <text:list-item>
                  <text:p text:style-name="P4"><text:span text:style-name="T1">Control [name:map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5">[definition: Map binary.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Upload Image][title: Image] [type:textbox]</text:p>
                    </text:list-item>
                    <text:list-item>
                      <text:p text:style-name="P5">Validation [type: binary][required:true][validate:yes]</text:p>
                    </text:list-item>
                    <text:list-item>
                      <text:p text:style-name="P8">Column [type:binary][size:binary][format:]</text:p>
                    </text:list-item>
                    <text:list-item>
                      <text:p text:style-name="P8">Instruction [text:Digital map image.]</text:p>
                    </text:list-item>
                  </text:list>
                </text:list-item>
                <text:list-item>
                  <text:p text:style-name="P4"><text:span text:style-name="T1">Control [name:map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Photographs</text:span><text:span text:style-name="T1">] [relationship:many][limit:][type:table]</text:span></text:p>
              <text:list>
                <text:list-item>
                  <text:p text:style-name="P5">Definition [text: ]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photo</text:span><text:span text:style-name="T2">_title</text:span><text:span text:style-name="T1">] <text:s/>[visible: true] [width:50][height:10][showon:create,update,read]</text:span></text:p>
                  <text:list>
                    <text:list-item>
                      <text:p text:style-name="P5">[definition: Simple short description of the photograph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256][format:A-Z,a-z,0-9]</text:p>
                    </text:list-item>
                    <text:list-item>
                      <text:p text:style-name="P8">Instruction [text:Short descriptive title of photograph.]</text:p>
                    </text:list-item>
                  </text:list>
                </text:list-item>
                <text:list-item>
                  <text:p text:style-name="P5">Control [name:photo_type] <text:s/>[visible: true] [width:10][height:1][showon:create,update,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create,read,update]</text:p>
                    </text:list-item>
                    <text:list-item>
                      <text:p text:style-name="P5">UI[prompt: Theme Type][title: Type] [type:radio]</text:p>
                      <text:list>
                        <text:list-item>
                          <text:p text:style-name="P5">Option [name:-Pick Photograph Type-][value:0]</text:p>
                        </text:list-item>
                        <text:list-item>
                          <text:p text:style-name="P5">Option [name:Facade][value:1]</text:p>
                        </text:list-item>
                        <text:list-item>
                          <text:p text:style-name="P5">Option [name:Detail Exterior] [value:2]</text:p>
                        </text:list-item>
                        <text:list-item>
                          <text:p text:style-name="P5">Option [name:Primary Interior Space][value:3]</text:p>
                        </text:list-item>
                        <text:list-item>
                          <text:p text:style-name="P5">Option [name:Detail Interior] [value:4]</text:p>
                        </text:list-item>
                        <text:list-item>
                          <text:p text:style-name="P5">Option [name:Immediate Neighborhood ][value:5]</text:p>
                        </text:list-item>
                        <text:list-item>
                          <text:p text:style-name="P5"/>
                        </text:list-item>
                      </text:list>
                    </text:list-item>
                    <text:list-item>
                      <text:p text:style-name="P5">Instruction [text: Format or type of digital image]</text:p>
                    </text:list-item>
                    <text:list-item>
                      <text:p text:style-name="P5">Validation [type: character][required:false][validate:yes]</text:p>
                    </text:list-item>
                    <text:list-item>
                      <text:p text:style-name="P8">Column [type:numeric][size:10][format:NNNN]</text:p>
                    </text:list-item>
                  </text:list>
                </text:list-item>
                <text:list-item>
                  <text:p text:style-name="P4"><text:span text:style-name="T1">Control [name:photo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5">[definition: Photograph binary.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Upload Image][title: Image] [type:textbox]</text:p>
                    </text:list-item>
                    <text:list-item>
                      <text:p text:style-name="P5">Validation [type: binary][required:true][validate:yes]</text:p>
                    </text:list-item>
                    <text:list-item>
                      <text:p text:style-name="P8">Column [type:binary][size:binary][format:]</text:p>
                    </text:list-item>
                    <text:list-item>
                      <text:p text:style-name="P8">Instruction [text:Digital image.]</text:p>
                    </text:list-item>
                  </text:list>
                </text:list-item>
                <text:list-item>
                  <text:p text:style-name="P4"><text:span text:style-name="T1">Control [name:photo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Historical_Significant_Themes</text:span><text:span text:style-name="T1">] [relationship:many][limit:][type:table]</text:span></text:p>
              <text:list>
                <text:list-item>
                  <text:p text:style-name="P5">Definition [text: Which of the broad historic themes below best illustrate the history of the property?]</text:p>
                </text:list-item>
                <text:list-item>
                  <text:p text:style-name="P5">[description:]</text:p>
                  <text:list>
                    <text:list-item>
                      <text:p text:style-name="P5">Control [name:hst_theme] <text:s/>[visible: true] [width:10][height:1][showon:create,update, read]</text:p>
                      <text:list>
                        <text:list-item>
                          <text:p text:style-name="P5">[definition: ]</text:p>
                        </text:list-item>
                      </text:list>
                    </text:list-item>
                    <text:list-item>
                      <text:p text:style-name="P10">Permission [name:(public)(registrant)(NRHP)][rights:create,read]</text:p>
                      <text:list>
                        <text:list-item>
                          <text:p text:style-name="P10">Permission [name:(public)(registrant)(NRHP)(editor)][rights:create,read,update]</text:p>
                        </text:list-item>
                        <text:list-item>
                          <text:p text:style-name="P5">UI[prompt: Theme Type][title: Type] [type:radio]</text:p>
                          <text:list>
                            <text:list-item>
                              <text:p text:style-name="P5">Option [name:-Pick Theme-][value:0]</text:p>
                            </text:list-item>
                            <text:list-item>
                              <text:p text:style-name="P4"><text:span text:style-name="T1">Option [name:Agriculture</text:span><text:span text:style-name="T1">][value:1]</text:span></text:p>
                            </text:list-item>
                            <text:list-item>
                              <text:p text:style-name="P4"><text:span text:style-name="T1">Option [name:Architecture</text:span><text:span text:style-name="T1">][value:2]</text:span></text:p>
                            </text:list-item>
                            <text:list-item>
                              <text:p text:style-name="P4"><text:span text:style-name="T1">Option [name:Archaeology</text:span><text:span text:style-name="T1">][value:3]</text:span></text:p>
                            </text:list-item>
                            <text:list-item>
                              <text:p text:style-name="P4"><text:span text:style-name="T1">Option [name:Communications</text:span><text:span text:style-name="T1">][value:4]</text:span></text:p>
                            </text:list-item>
                            <text:list-item>
                              <text:p text:style-name="P4"><text:span text:style-name="T1">Option [name:Commerce</text:span><text:span text:style-name="T1">][value:5]</text:span></text:p>
                            </text:list-item>
                            <text:list-item>
                              <text:p text:style-name="P4"><text:span text:style-name="T1">Option [name:Art</text:span><text:span text:style-name="T1">][value:6]</text:span></text:p>
                            </text:list-item>
                            <text:list-item>
                              <text:p text:style-name="P4"><text:span text:style-name="T1">Option [name:Community Planning and Development</text:span><text:span text:style-name="T1">][value:7]</text:span></text:p>
                            </text:list-item>
                            <text:list-item>
                              <text:p text:style-name="P4"><text:span text:style-name="T1">Option [name:Conservation</text:span><text:span text:style-name="T1">][value:8]</text:span></text:p>
                            </text:list-item>
                            <text:list-item>
                              <text:p text:style-name="P4"><text:span text:style-name="T1">Option [name:Education</text:span><text:span text:style-name="T1">][value:9]</text:span></text:p>
                            </text:list-item>
                            <text:list-item>
                              <text:p text:style-name="P4"><text:span text:style-name="T1">Option [name:Economics</text:span><text:span text:style-name="T1">][value:10]</text:span></text:p>
                            </text:list-item>
                            <text:list-item>
                              <text:p text:style-name="P4"><text:span text:style-name="T1">Option [name:Engineering</text:span><text:span text:style-name="T1">][value:11]</text:span></text:p>
                            </text:list-item>
                            <text:list-item>
                              <text:p text:style-name="P4"><text:span text:style-name="T1">Option [name:Entertainment/Recreation</text:span><text:span text:style-name="T1">][value:12]</text:span></text:p>
                            </text:list-item>
                            <text:list-item>
                              <text:p text:style-name="P4"><text:span text:style-name="T1">Option [name:Ethnic Heritage</text:span><text:span text:style-name="T1">][value:13]</text:span></text:p>
                            </text:list-item>
                            <text:list-item>
                              <text:p text:style-name="P4"><text:span text:style-name="T1">Option [name:Industry</text:span><text:span text:style-name="T1">][value:14]</text:span></text:p>
                            </text:list-item>
                            <text:list-item>
                              <text:p text:style-name="P4"><text:span text:style-name="T1">Option [name:Health/Medicine</text:span><text:span text:style-name="T1">][value:15]</text:span></text:p>
                            </text:list-item>
                            <text:list-item>
                              <text:p text:style-name="P4"><text:span text:style-name="T1">Option [name:Exploration/Settlement</text:span><text:span text:style-name="T1">][value:16]</text:span></text:p>
                            </text:list-item>
                            <text:list-item>
                              <text:p text:style-name="P4"><text:span text:style-name="T1">Option [name:Invention</text:span><text:span text:style-name="T1">][value:17]</text:span></text:p>
                            </text:list-item>
                            <text:list-item>
                              <text:p text:style-name="P4"><text:span text:style-name="T1">Option [name:Landscape Architecture</text:span><text:span text:style-name="T1">][value:18]</text:span></text:p>
                            </text:list-item>
                            <text:list-item>
                              <text:p text:style-name="P4"><text:span text:style-name="T1">Option [name:Literature</text:span><text:span text:style-name="T1">][value:19]</text:span></text:p>
                            </text:list-item>
                            <text:list-item>
                              <text:p text:style-name="P4"><text:span text:style-name="T1">Option [name:Law</text:span><text:span text:style-name="T1">][value:20]</text:span></text:p>
                            </text:list-item>
                            <text:list-item>
                              <text:p text:style-name="P4"><text:span text:style-name="T1">Option [name:Maritime History</text:span><text:span text:style-name="T1">][value:21]</text:span></text:p>
                            </text:list-item>
                            <text:list-item>
                              <text:p text:style-name="P4"><text:span text:style-name="T1">Option [name:Military</text:span><text:span text:style-name="T1">][value:22]</text:span></text:p>
                            </text:list-item>
                            <text:list-item>
                              <text:p text:style-name="P4"><text:span text:style-name="T1">Option [name:Performing Arts</text:span><text:span text:style-name="T1">][value:23]</text:span></text:p>
                            </text:list-item>
                            <text:list-item>
                              <text:p text:style-name="P4"><text:span text:style-name="T1">Option [name:Religion</text:span><text:span text:style-name="T1">][value:24]</text:span></text:p>
                            </text:list-item>
                            <text:list-item>
                              <text:p text:style-name="P4"><text:span text:style-name="T1">Option [name:Politics/Government</text:span><text:span text:style-name="T1">][value:25]</text:span></text:p>
                            </text:list-item>
                            <text:list-item>
                              <text:p text:style-name="P4"><text:span text:style-name="T1">Option [name:Philosophy</text:span><text:span text:style-name="T1">][value:26]</text:span></text:p>
                            </text:list-item>
                            <text:list-item>
                              <text:p text:style-name="P4"><text:span text:style-name="T1">Option [name:Science</text:span><text:span text:style-name="T1">][value:27]</text:span></text:p>
                            </text:list-item>
                            <text:list-item>
                              <text:p text:style-name="P4"><text:span text:style-name="T1">Option [name:Social History</text:span><text:span text:style-name="T1">][value:28]</text:span></text:p>
                            </text:list-item>
                            <text:list-item>
                              <text:p text:style-name="P4"><text:span text:style-name="T1">Option [name:Transportation</text:span><text:span text:style-name="T1">][value:29]</text:span></text:p>
                            </text:list-item>
                            <text:list-item>
                              <text:p text:style-name="P4"><text:span text:style-name="T1">Option [name:Other</text:span><text:span text:style-name="T1">][value:30]</text:span></text:p>
                            </text:list-item>
                          </text:list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Validation [type: character][required:false][validate:yes]</text:p>
                        </text:list-item>
                        <text:list-item>
                          <text:p text:style-name="P8">Column [type:numeric][size:10][format:NNNN]</text:p>
                        </text:list-item>
                        <text:list-item>
                          <text:p text:style-name="P8">Instruction [text:Historic theme.]</text:p>
                        </text:list-item>
                      </text:list>
                    </text:list-item>
                  </text:list>
                </text:list-item>
                <text:list-item>
                  <text:p text:style-name="P5">Control [name:hst_insertdate] [type:control][visible:true][showon:read,update]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Significant_ADE</text:span><text:span text:style-name="T1">] [relationship:many][limit:][type:table]</text:span></text:p>
              <text:list>
                <text:list-item>
                  <text:p text:style-name="P5">Definition [text: .]</text:p>
                </text:list-item>
                <text:list-item>
                  <text:p text:style-name="P5">[description:]</text:p>
                </text:list-item>
                <text:list-item>
                  <text:p text:style-name="P8"/>
                </text:list-item>
                <text:list-item>
                  <text:p text:style-name="P4"><text:span text:style-name="T1">Control [name:sade</text:span><text:span text:style-name="T2">_significance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event. ]</text:p>
                    </text:list-item>
                    <text:list-item>
                      <text:p text:style-name="P10">Permission [name:(public)(registrant)(NRHP)][rights:create,read]</text:p>
                    </text:list-item>
                    <text:list-item>
                      <text:p text:style-name="P10">Permission [name:(public)(registrant)(NRHP)(editor)][rights: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500][format:A-Z,a-z,0-9]</text:p>
                    </text:list-item>
                    <text:list-item>
                      <text:p text:style-name="P4"><text:span text:style-name="T11">Instruction [text:Describe the significance of the </text:span><text:span text:style-name="T15">Architecture, Design, or Engineering</text:span> <text:span text:style-name="T11">.]</text:span>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sade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Significant_Archaeology_Sites</text:span><text:span text:style-name="T1">] [relationship:many][limit:][type:table]</text:span></text:p>
              <text:list>
                <text:list-item>
                  <text:p text:style-name="P5">Definition [text: .]</text:p>
                </text:list-item>
                <text:list-item>
                  <text:p text:style-name="P5">[description:]</text:p>
                </text:list-item>
                <text:list-item>
                  <text:p text:style-name="P8"/>
                </text:list-item>
                <text:list-item>
                  <text:p text:style-name="P4"><text:span text:style-name="T1">Control [name:sas</text:span><text:span text:style-name="T2">_significance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event. ]</text:p>
                    </text:list-item>
                    <text:list-item>
                      <text:p text:style-name="P10">Permission [name:(public)(registrant)(NRHP)][rights: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500][format:A-Z,a-z,0-9]</text:p>
                    </text:list-item>
                    <text:list-item>
                      <text:p text:style-name="P8">Instruction [text:Describe the significance of this archaeological site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sas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1">Permission [name:(public)(registrant)(NRHP)][rights:read]</text:p>
                    </text:list-item>
                    <text:list-item>
                      <text:p text:style-name="P10"><text:span text:style-name="T32">Permission [name: (public)(registrant)(NRHP)(editor) ] [rights: read</text:span>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Historical_Significant_Persons</text:span><text:span text:style-name="T1">] [relationship:many][limit:][type:table]</text:span></text:p>
              <text:list>
                <text:list-item>
                  <text:p text:style-name="P5">Definition [text: .]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</text:span><text:span text:style-name="T2">hsp_name</text:span><text:span text:style-name="T1">] [type:control][visible:true][showon:read,update]</text:span></text:p>
                  <text:list>
                    <text:list-item>
                      <text:p text:style-name="P5">[definition: person of significance]</text:p>
                    </text:list-item>
                    <text:list-item>
                      <text:p text:style-name="P10">Permission [name:(public)(registrant)(NRHP)][rights:create,read]</text:p>
                    </text:list-item>
                    <text:list-item>
                      <text:p text:style-name="P10">Permission [name:(public)(registrant)(NRHP)(editor)][rights:create,read,update]</text:p>
                    </text:list-item>
                    <text:list-item>
                      <text:p text:style-name="P5">Column [type:character][size:256][format:NNNNNNNNNN]</text:p>
                    </text:list-item>
                    <text:list-item>
                      <text:p text:style-name="P5">UI [prompt:Full Name][title:Name][type:label][format:NNNNNNNNNN]</text:p>
                    </text:list-item>
                    <text:list-item>
                      <text:p text:style-name="P8">Validation [type: character][validate:true]</text:p>
                    </text:list-item>
                    <text:list-item>
                      <text:p text:style-name="P8">Instruction [text:Full legal name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hsp_significance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event. ]</text:p>
                    </text:list-item>
                    <text:list-item>
                      <text:p text:style-name="P11">Permission [name:(public)(registrant)(NRHP)][rights:create,read]</text:p>
                    </text:list-item>
                    <text:list-item>
                      <text:p text:style-name="P10"><text:span text:style-name="T32">Permission [name: (public)(registrant)(NRHP)(editor) ] [rights: create, read, update</text:span> 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500][format:A-Z,a-z,0-9]</text:p>
                    </text:list-item>
                    <text:list-item>
                      <text:p text:style-name="P8">Instruction [text:Describe the significance of this person with regards to the property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hsp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1">Permission [name:(public)(registrant)(NRHP)][rights:read]</text:p>
                    </text:list-item>
                    <text:list-item>
                      <text:p text:style-name="P10"><text:span text:style-name="T32">Permission [name: (public)(registrant)(NRHP)(editor) ] [rights: read</text:span>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Historical_Significant_Events</text:span><text:span text:style-name="T1">] [relationship:many][limit:][type:table]</text:span></text:p>
              <text:list>
                <text:list-item>
                  <text:p text:style-name="P5">Definition [text: .]</text:p>
                </text:list-item>
                <text:list-item>
                  <text:p text:style-name="P5">[description:]</text:p>
                </text:list-item>
                <text:list-item>
                  <text:p text:style-name="P4"><text:span text:style-name="T1">Control [name:</text:span><text:span text:style-name="T2">hse_eventdate</text:span><text:span text:style-name="T1">] [type:control][visible:true][showon:read,update]</text:span></text:p>
                  <text:list>
                    <text:list-item>
                      <text:p text:style-name="P5">[definition: date of event]</text:p>
                    </text:list-item>
                    <text:list-item>
                      <text:p text:style-name="P10">Permission [name:(public)(registrant)(NRHP)][rights:create,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][size:8][format:NNNNNNNNNN]</text:p>
                    </text:list-item>
                    <text:list-item>
                      <text:p text:style-name="P5">UI [prompt:Date of Event][title:Event Date][type:label][format:NNNNNNNNNN]</text:p>
                    </text:list-item>
                    <text:list-item>
                      <text:p text:style-name="P8">Validation [type: numeric][validate:true]</text:p>
                    </text:list-item>
                    <text:list-item>
                      <text:p text:style-name="P8">Instruction [text:Date of the event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hse_event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the event. 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Explain][title: Explai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500][format:A-Z,a-z,0-9]</text:p>
                    </text:list-item>
                    <text:list-item>
                      <text:p text:style-name="P8">Instruction [text:Explaination of the significance of the event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hse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Historical_Significance_Property</text:span><text:span text:style-name="T1">] [relationship:many][limit:][type:table]</text:span></text:p>
              <text:list>
                <text:list-item>
                  <text:p text:style-name="P5">Definition [text: .]</text:p>
                </text:list-item>
                <text:list-item>
                  <text:p text:style-name="P5">[description:Why is this prpoerty important?]</text:p>
                </text:list-item>
                <text:list-item>
                  <text:p text:style-name="P8"/>
                </text:list-item>
                <text:list-item>
                  <text:p text:style-name="P4"><text:span text:style-name="T1">Control [name:</text:span><text:span text:style-name="T2">hsp_significance</text:span><text:span text:style-name="T1">] <text:s/>[visible: true] [width:50][height:10][showon:create,update,read]</text:span></text:p>
                  <text:list>
                    <text:list-item>
                      <text:p text:style-name="P5">[definition: description of sigificance of property. ]</text:p>
                    </text:list-item>
                    <text:list-item>
                      <text:p text:style-name="P10"><text:span text:style-name="T32">Permission [name: (public)(registrant)(NRHP) ] [rights: create, read]</text:span> 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5">UI[prompt: Property Significance][title: Property Significance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500][format:A-Z,a-z,0-9]</text:p>
                    </text:list-item>
                    <text:list-item>
                      <text:p text:style-name="P8">Instruction [text:Describe the significance of this property.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hsp_insertdate</text:span><text:span text:style-name="T1">] [type:control][visible:true][showon:read,update]</text:span>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<text:span text:style-name="T32">Permission [name: (public)(registrant)(NRHP) ] [rights: create, read]</text:span> 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Addresses</text:span><text:span text:style-name="T1">] [relationship:many][limit:][type:table]</text:span></text:p>
              <text:list>
                <text:list-item>
                  <text:p text:style-name="P5">Definition [text: Addresses of the historic sites.]</text:p>
                </text:list-item>
                <text:list-item>
                  <text:p text:style-name="P5">[description:Addresses]</text:p>
                  <text:p text:style-name="P5"/>
                </text:list-item>
                <text:list-item>
                  <text:p text:style-name="P4"><text:span text:style-name="T1">Control [name:</text:span><text:span text:style-name="T2">addr</text:span><text:span text:style-name="T12">_street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5">[definition: the complet street number and name.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read,update]</text:p>
                    </text:list-item>
                    <text:list-item>
                      <text:p text:style-name="P14">Permission [name:(public)(registrant)(ER)(editor)] <text:s/>[rights:read,update]</text:p>
                    </text:list-item>
                    <text:list-item>
                      <text:p text:style-name="P5">UI[prompt: <text:span text:style-name="T18">Street</text:span>][title: Street] [type:textbox]</text:p>
                      <text:list>
                        <text:list-item>
                          <text:p text:style-name="P5">Sample [sample:6767 West Street]</text:p>
                        </text:list-item>
                      </text:list>
                    </text:list-item>
                    <text:list-item>
                      <text:p text:style-name="P5">Instruction [text: Complete street name or a P.O. Box.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4"><text:span text:style-name="T1">Control [name:</text:span><text:span text:style-name="T2">addr_postalcode</text:span><text:span text:style-name="T1">] <text:s/>[visible: true] [width:10][height:1][showon:create,update,read]</text:span></text:p>
                  <text:list>
                    <text:list-item>
                      <text:p text:style-name="P5">[definition: Postal code for the property.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read,update]</text:p>
                    </text:list-item>
                    <text:list-item>
                      <text:p text:style-name="P14">Permission [name:(public)(registrant)(ER)(editor)] <text:s/>[rights:read,update]</text:p>
                    </text:list-item>
                    <text:list-item>
                      <text:p text:style-name="P5">UI[prompt: <text:span text:style-name="T9">Postal Code</text:span>][title:Postal Code] [type:textbox]</text:p>
                    </text:list-item>
                    <text:list-item>
                      <text:p text:style-name="P5">Instruction [text: Postal code for property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4"><text:span text:style-name="T1">Control [name:</text:span><text:span text:style-name="T2">addr_municipality]</text:span><text:span text:style-name="T1"> <text:s/>[visible: true] [width:25][height:1][showon:create,update,read]</text:span></text:p>
                  <text:list>
                    <text:list-item>
                      <text:p text:style-name="P5">[definition: the municipality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read,update]</text:p>
                    </text:list-item>
                    <text:list-item>
                      <text:p text:style-name="P14">Permission [name:(public)(registrant)(ER)(editor)] <text:s/>[rights:read,update]</text:p>
                    </text:list-item>
                    <text:list-item>
                      <text:p text:style-name="P5">UI[prompt: <text:span text:style-name="T7">Municiple Unit</text:span>][title:Municipality] [type:textbox]</text:p>
                      <text:list>
                        <text:list-item>
                          <text:p text:style-name="P5">Sample [sample:Caseville]</text:p>
                        </text:list-item>
                      </text:list>
                    </text:list-item>
                    <text:list-item>
                      <text:p text:style-name="P5">Instruction [text: Complete municipality name. <text:s/>No abbreviations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addr_county</text:span><text:span text:style-name="T1">] <text:s/>[visible: true] [width:25][height:1][showon:create,update,read]</text:span></text:p>
                  <text:list>
                    <text:list-item>
                      <text:p text:style-name="P5">[definition: the primary county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create,read,update]</text:p>
                    </text:list-item>
                    <text:list-item>
                      <text:p text:style-name="P14">Permission [name:(public)(registrant)(ER)(editor)] <text:s/>[rights:create,read,update]</text:p>
                    </text:list-item>
                    <text:list-item>
                      <text:p text:style-name="P5">UI[prompt: <text:span text:style-name="T7">County</text:span>][title:County] [type:list]</text:p>
                      <text:list>
                        <text:list-item>
                          <text:p text:style-name="P5">Sample [sample:Huron]</text:p>
                        </text:list-item>
                      </text:list>
                    </text:list-item>
                    <text:list-item>
                      <text:p text:style-name="P5">Instruction [text: Complete county name. <text:s/>No abbreviations and no punctuation.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]</text:p>
                    </text:list-item>
                  </text:list>
                </text:list-item>
                <text:list-item>
                  <text:p text:style-name="P4"><text:span text:style-name="T1">Control [name:</text:span><text:span text:style-name="T2">addr_stat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5">[definition: the state. 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create,read,update]</text:p>
                    </text:list-item>
                    <text:list-item>
                      <text:p text:style-name="P14">Permission [name:(public)(registrant)(ER)(editor)] <text:s/>[rights:create,read,update]</text:p>
                    </text:list-item>
                    <text:list-item>
                      <text:p text:style-name="P5">UI[prompt: <text:span text:style-name="T8">State</text:span>][title:State] [type:textbox]</text:p>
                      <text:list>
                        <text:list-item>
                          <text:p text:style-name="P5">Sample [sample:MI]</text:p>
                        </text:list-item>
                      </text:list>
                    </text:list-item>
                    <text:list-item>
                      <text:p text:style-name="P5">Instruction [text: State Abbreviation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][format:A-Z,a-z,0-9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4"><text:span text:style-name="T1">Control [name:</text:span><text:span text:style-name="T2">addr_insertdate</text:span><text:span text:style-name="T1">] [type:control][visible:true][showon:read,update]</text:span>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13"><text:span text:style-name="T31">Permission [name: (public)(registrant)(NRHP) ] [rights: create, read]</text:span> </text:p>
                    </text:list-item>
                    <text:list-item>
                      <text:p text:style-name="P14">Permission [name:(public)(registrant)(NRHP)(editor)] [rights:read]</text:p>
                    </text:list-item>
                    <text:list-item>
                      <text:p text:style-name="P14">Permission [name:(public)(registrant)(ER)(editor)] <text:s/>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  <text:list>
                        <text:list-header>
                          <text:p text:style-name="P5"/>
                        </text:list-header>
                      </text:list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28">Property_Purpose</text:span><text:span text:style-name="T1">] [type:table]</text:span></text:p>
              <text:list>
                <text:list-item>
                  <text:p text:style-name="P5">Definition [text: Description of the purpose of the nomination. ]</text:p>
                </text:list-item>
                <text:list-item>
                  <text:p text:style-name="P5">[description:]</text:p>
                  <text:p text:style-name="P5"/>
                </text:list-item>
                <text:list-item>
                  <text:p text:style-name="P5">Control [name:pp_project_name] <text:s/>[visible: true] [width:50][height:10][showon:create,update,read]</text:p>
                  <text:list>
                    <text:list-item>
                      <text:p text:style-name="P5">[definition: name of project to which this property name is assigned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12"/>
                    </text:list-item>
                    <text:list-item>
                      <text:p text:style-name="P5">UI[prompt: <text:s/>Project-Identity][title: Project-Identity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  <text:list-item>
                      <text:p text:style-name="P8">Instruction [text:Create a Project-Identity for this nomination.]</text:p>
                    </text:list-item>
                  </text:list>
                </text:list-item>
                <text:list-item>
                  <text:p text:style-name="P5">Control [name:pp_purpose] <text:s/>[visible: true] [width:50][height:10][showon:create,update,read]</text:p>
                  <text:list>
                    <text:list-item>
                      <text:p text:style-name="P5">[definition: name of project or location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0">Permission [name:(public)(registrant)(NRHP)(editor)][rights: create,read,update]</text:p>
                    </text:list-item>
                    <text:list-item>
                      <text:p text:style-name="P12"/>
                    </text:list-item>
                    <text:list-item>
                      <text:p text:style-name="P6"><text:span text:style-name="T24">UI[prompt:</text:span><text:span text:style-name="T13">Purpose for nominating this property/district</text:span><text:span text:style-name="T24">][title: Purpose of Nomination] [type:textbox]</text:span>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  <text:list-item>
                      <text:p text:style-name="P8">Instruction [text: The purpose nominating this property.]</text:p>
                    </text:list-item>
                  </text:list>
                </text:list-item>
                <text:list-item>
                  <text:p text:style-name="P8"/>
                </text:list-item>
                <text:list-item>
                  <text:p text:style-name="P5">Control [name:pp_insertdate] [type:control][visible:true][showon:read,update]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 read]</text:p>
                    </text:list-item>
                    <text:list-item>
                      <text:p text:style-name="P10">Permission [name:(public)(registrant)(NRHP)(editor)][rights:read]</text:p>
                    </text:list-item>
                    <text:list-item>
                      <text:p text:style-name="P12"/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6626989" text:continue-numbering="true" text:style-name="L1">
        <text:list-item>
          <text:list>
            <text:list-item>
              <text:p text:style-name="P4"><text:span text:style-name="T1">Table [name: </text:span><text:span text:style-name="T28">Property_Names</text:span><text:span text:style-name="T1">] [type:table]</text:span></text:p>
              <text:list>
                <text:list-item>
                  <text:p text:style-name="P5">Definition [text: List of all names which the property is called. ]</text:p>
                </text:list-item>
                <text:list-item>
                  <text:p text:style-name="P5">[description:]</text:p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>Control [name:prty_name] <text:s/>[visible: true] [width:50][height:10][showon:create,update,read]</text:p>
                  <text:list>
                    <text:list-item>
                      <text:p text:style-name="P5">[definition: name of project or location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2">Permission [name:(public)(registrant)(NRHP)(editor)][rights: create,read,update]</text:p>
                    </text:list-item>
                    <text:list-item>
                      <text:p text:style-name="P5">UI[prompt: Location Name][title: Location Name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  <text:list-item>
                      <text:p text:style-name="P8">Instruction [text: Property name.]</text:p>
                    </text:list-item>
                  </text:list>
                </text:list-item>
                <text:list-item>
                  <text:p text:style-name="P5">Control [name:prty_current] <text:s/>[visible: true] [width:50][height:10][showon:create,update,read]</text:p>
                  <text:list>
                    <text:list-item>
                      <text:p text:style-name="P5">[definition: name of person assigned to ]</text:p>
                    </text:list-item>
                    <text:list-item>
                      <text:p text:style-name="P10">Permission [name:(public)(registrant)(NRHP)][rights: create,read]</text:p>
                    </text:list-item>
                    <text:list-item>
                      <text:p text:style-name="P12">Permission [name:(public)(registrant)(NRHP)(editor)][rights: create,read,update]</text:p>
                    </text:list-item>
                    <text:list-item>
                      <text:p text:style-name="P12"/>
                    </text:list-item>
                    <text:list-item>
                      <text:p text:style-name="P5">UI[prompt: Is current name of property?][title: Current Name] [type:checkbox]</text:p>
                    </text:list-item>
                    <text:list-item>
                      <text:p text:style-name="P5">Validation [type: bit][required:true][validate:yes]</text:p>
                    </text:list-item>
                    <text:list-item>
                      <text:p text:style-name="P5">Column [type:bit][size:1][format:A-Z,a-z,0-9]</text:p>
                    </text:list-item>
                    <text:list-item>
                      <text:p text:style-name="P8">Instruction [text: Mark the current name otherwise leave unmarked.]</text:p>
                    </text:list-item>
                  </text:list>
                </text:list-item>
                <text:list-item>
                  <text:p text:style-name="P8"/>
                </text:list-item>
                <text:list-item>
                  <text:p text:style-name="P5">Control [name:prty_insertdate] [type:control][visible:true][showon:read,update]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0">Permission [name:(public)(registrant)(NRHP)][rights: read]</text:p>
                    </text:list-item>
                    <text:list-item>
                      <text:p text:style-name="P12">Permission [name:(public)(registrant)(NRHP)(editor)][rights:read]</text:p>
                    </text:list-item>
                    <text:list-item>
                      <text:p text:style-name="P12"/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Assignments</text:span><text:span text:style-name="T1">][type:table]</text:span></text:p>
              <text:list>
                <text:list-item>
                  <text:p text:style-name="P5">Definition [text: Listing to show assingments of NRHP, ER, .. ]</text:p>
                </text:list-item>
                <text:list-item>
                  <text:p text:style-name="P5">[description:]</text:p>
                  <text:p text:style-name="P5"/>
                </text:list-item>
                <text:list-item>
                  <text:p text:style-name="P5">Control [name:assign_name] <text:s/>[visible: true] [width:50][height:10][showon:create,update,read]</text:p>
                  <text:list>
                    <text:list-item>
                      <text:p text:style-name="P5">[definition: name of project or location ]</text:p>
                    </text:list-item>
                    <text:list-item>
                      <text:p text:style-name="P12">Permission [name:(gov)(registrant)(NRHP)][rights: read]</text:p>
                    </text:list-item>
                    <text:list-item>
                      <text:p text:style-name="P12">Permission [name:(gov)(registrant)(ER)][rights: read]</text:p>
                    </text:list-item>
                    <text:list-item>
                      <text:p text:style-name="P5">UI[prompt: Project or Location Name][title: Project / Location Name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</text:list>
                </text:list-item>
                <text:list-item>
                  <text:p text:style-name="P5">Control [name:assign_to_name] <text:s/>[visible: true] [width:50][height:10][showon:create,update,read]</text:p>
                  <text:list>
                    <text:list-item>
                      <text:p text:style-name="P5">[definition: name of person assigned to ]</text:p>
                    </text:list-item>
                    <text:list-item>
                      <text:p text:style-name="P12">Permission [name:(gov)(registrant)(NRHP)][rights: read]</text:p>
                    </text:list-item>
                    <text:list-item>
                      <text:p text:style-name="P12">Permission [name:(gov)(registrant)(ER)][rights: read]</text:p>
                    </text:list-item>
                    <text:list-item>
                      <text:p text:style-name="P5">UI[prompt: Assignment][title: Assignment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</text:list>
                </text:list-item>
                <text:list-item>
                  <text:p text:style-name="P8"/>
                </text:list-item>
                <text:list-item>
                  <text:p text:style-name="P5">Control [name:assign_insertdate] [type:control][visible:true][showon:read,update]</text:p>
                  <text:list>
                    <text:list-item>
                      <text:p text:style-name="P5">[definition: date record was inserte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/></text:p>
            </text:list-item>
            <text:list-item>
              <text:p text:style-name="P4"><text:span text:style-name="T1">Table [name: </text:span><text:span text:style-name="T6">System_Tasks</text:span><text:span text:style-name="T1">][relationship:][limit:][type: table]</text:span></text:p>
              <text:list>
                <text:list-item>
                  <text:p text:style-name="P4"><text:span text:style-name="T1">Definition [text: List of available tasks for use by this system</text:span><text:span text:style-name="T3">]</text:span></text:p>
                  <text:list>
                    <text:list-item>
                      <text:p text:style-name="P5">[description:]</text:p>
                    </text:list-item>
                  </text:list>
                </text:list-item>
                <text:list-item>
                  <text:p text:style-name="P5">Control [name:systsk_screen] <text:s/>[visible:yes][width:25][height:1][showon: read]</text:p>
                  <text:list>
                    <text:list-item>
                      <text:p text:style-name="P5">[definition: defines the page configured to handle a task]</text:p>
                    </text:list-item>
                    <text:list-item>
                      <text:p text:style-name="P5">Permission [name:(public)(account)][rights:read]</text:p>
                    </text:list-item>
                    <text:list-item>
                      <text:p text:style-name="P5">UI[prompt: Task][title:Task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Control [name:systsk_name] <text:s/>[visible:yes][width:25][height:1][showon: read]</text:p>
                  <text:list>
                    <text:list-item>
                      <text:p text:style-name="P5">[definition: defines the display name for the task]</text:p>
                    </text:list-item>
                    <text:list-item>
                      <text:p text:style-name="P5">Permission [name:(public)(account)][rights:read]</text:p>
                    </text:list-item>
                    <text:list-item>
                      <text:p text:style-name="P5">UI[prompt: Task][title:Task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33">Actions</text:span><text:span text:style-name="T1">][relationship:][limit:][type: table]</text:span></text:p>
              <text:list>
                <text:list-item>
                  <text:p text:style-name="P4"><text:span text:style-name="T1">Definition [text: List of tasks to complete</text:span><text:span text:style-name="T3">]</text:span></text:p>
                  <text:list>
                    <text:list-item>
                      <text:p text:style-name="P5">[description:Actor task list.]</text:p>
                    </text:list-item>
                  </text:list>
                </text:list-item>
                <text:list-item>
                  <text:p text:style-name="P5"/>
                </text:list-item>
                <text:list-item>
                  <text:p text:style-name="P5">Control [name:action_name] <text:s/>[visible:yes][width:25][height:1][showon: create,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create,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create,read]</text:p>
                    </text:list-item>
                    <text:list-item>
                      <text:p text:style-name="P5">UI[prompt: Action][title:Action] [type:hidden]</text:p>
                      <text:list>
                        <text:list-item>
                          <text:p text:style-name="P8">Hidden-Value [value:Confirmed-Assignment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action_msg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/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create,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create,read]</text:p>
                    </text:list-item>
                    <text:list-item>
                      <text:p text:style-name="P5">UI[prompt: Message][title:Message] [type:textbox]</text:p>
                    </text:list-item>
                    <text:list-item>
                      <text:p text:style-name="P5">Validation [type: character][required:false][validate:false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action_owner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create,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create,read]</text:p>
                    </text:list-item>
                    <text:list-item>
                      <text:p text:style-name="P5">UI[prompt: Initiator][title:Initiator] [type:hidden]</text:p>
                      <text:list>
                        <text:list-item>
                          <text:p text:style-name="P8">Hidden-Value [value:owner-email@wherever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action_recipient] <text:s/>[visible:no][width:25][height:1][showon: cre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create,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create,read]</text:p>
                    </text:list-item>
                    <text:list-item>
                      <text:p text:style-name="P5">UI[prompt: Recipient][title:Recipient] [type:hidden]</text:p>
                    </text:list-item>
                    <text:list-item>
                      <text:p text:style-name="P5">Validation [type: character][required:true][validate:yes]</text:p>
                      <text:list>
                        <text:list-item>
                          <text:p text:style-name="P8">Hidden-Value [value:recipient-email@wherever.com]</text:p>
                        </text:list-item>
                      </text:list>
                    </text:list-item>
                    <text:list-item>
                      <text:p text:style-name="P8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action_insertdate] [type:control][visible:true][showon:read,update]</text:p>
                  <text:list>
                    <text:list-item>
                      <text:p text:style-name="P5">[definition: Date and time <text:s/>task was submitted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33">Activity-Log</text:span><text:span text:style-name="T1">][relationship:][limit:][type: table]</text:span></text:p>
              <text:list>
                <text:list-item>
                  <text:p text:style-name="P4"><text:span text:style-name="T1">Definition [text: Activities are recored for transparency, history, and audit purposes.</text:span><text:span text:style-name="T3">]</text:span></text:p>
                  <text:list>
                    <text:list-item>
                      <text:p text:style-name="P5">[description:Short description of activity.]</text:p>
                    </text:list-item>
                  </text:list>
                </text:list-item>
                <text:list-item>
                  <text:p text:style-name="P5"/>
                </text:list-item>
                <text:list-item>
                  <text:p text:style-name="P5">Control [name:act_activity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Activity][title:Activity] [type:hidden]</text:p>
                      <text:list>
                        <text:list-item>
                          <text:p text:style-name="P4"><text:span text:style-name="T1">Option [name:</text:span><text:span text:style-name="T27">Created</text:span><text:span text:style-name="T1">] [value: 1]</text:span></text:p>
                        </text:list-item>
                        <text:list-item>
                          <text:p text:style-name="P4"><text:span text:style-name="T1">Option [name:</text:span><text:span text:style-name="T16">Auto-Granted</text:span><text:span text:style-name="T1">] [value: 2]</text:span></text:p>
                        </text:list-item>
                        <text:list-item>
                          <text:p text:style-name="P4"><text:span text:style-name="T1">Option [name:</text:span><text:span text:style-name="T16">Initiated</text:span><text:span text:style-name="T1">] [value: 3]</text:span></text:p>
                        </text:list-item>
                        <text:list-item>
                          <text:p text:style-name="P4"><text:span text:style-name="T1">Option [name:</text:span><text:span text:style-name="T16">Requested</text:span><text:span text:style-name="T1">] [value: 4]</text:span></text:p>
                        </text:list-item>
                        <text:list-item>
                          <text:p text:style-name="P4"><text:span text:style-name="T1">Option [name:</text:span><text:span text:style-name="T16">Submitted</text:span><text:span text:style-name="T1">] [value: 5]</text:span></text:p>
                        </text:list-item>
                        <text:list-item>
                          <text:p text:style-name="P4"><text:span text:style-name="T1">Option [name:</text:span><text:span text:style-name="T17">Updated</text:span><text:span text:style-name="T1">] [value: 6]</text:span></text:p>
                        </text:list-item>
                        <text:list-item>
                          <text:p text:style-name="P5">Option [name:Confirmed] [value: 7]</text:p>
                        </text:list-item>
                        <text:list-item>
                          <text:p text:style-name="P4"><text:span text:style-name="T1">Option [name:</text:span><text:span text:style-name="T17">Invited</text:span><text:span text:style-name="T1">] [value: 8]</text:span></text:p>
                        </text:list-item>
                        <text:list-item>
                          <text:p text:style-name="P5">Option [name:Poked] [value: 9]</text:p>
                        </text:list-item>
                        <text:list-item>
                          <text:p text:style-name="P5">Option [name:Granted] [value: 10]</text:p>
                          <text:p text:style-name="P8"/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act_msg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Message][title:Message] [type:textbox]</text:p>
                    </text:list-item>
                    <text:list-item>
                      <text:p text:style-name="P5">Validation [type: character][required:false][validate:false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Control [name:act_project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Project-Identity][title:Project-Identity] [type:hidden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act_owner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Owner][title:Owner] [type:textbox][link-to:Poke Managers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act_recipient_identity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Recipient-Identity][title:Recipient-Identity] [type:textbox][link-to:Poke Managers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act_access_point] <text:s/>[visible:yes][width:25][height:1][showon: read]</text:p>
                  <text:list>
                    <text:list-item>
                      <text:p text:style-name="P5">[definition: Where in the system did this activity originate. 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UI[prompt: Access-Point][title:Access-Point] [type:textbox][link-to:Poke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8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Control [name:act_insertdate] [type:control][visible:true][showon:read,update]</text:p>
                  <text:list>
                    <text:list-item>
                      <text:p text:style-name="P5">[definition: Date and time <text:s/>task was submitted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Pokes</text:span><text:span text:style-name="T1">][relationship:one][limit:1][type:procedure][table:Task-Log]</text:span></text:p>
              <text:list>
                <text:list-item>
                  <text:p text:style-name="P5">Definition [text: Pokes are short queries sent to a target group]</text:p>
                </text:list-item>
                <text:list-item>
                  <text:p text:style-name="P5"><text:span text:style-name="T1">[description:Pokes]</text:span></text:p>
                </text:list-item>
              </text:list>
            </text:list-item>
            <text:list-item>
              <text:p text:style-name="P4"><text:span text:style-name="T1">Table [name: </text:span><text:span text:style-name="T6">Pokes-Old-See-Pokes</text:span><text:span text:style-name="T1">][relationship:one][limit:1][type:table]</text:span></text:p>
              <text:list>
                <text:list-item>
                  <text:p text:style-name="P5">Definition [text: Pokes are short queries sent to a target group]</text:p>
                </text:list-item>
                <text:list-item>
                  <text:p text:style-name="P5">[description:Comments]</text:p>
                  <text:p text:style-name="P5"/>
                </text:list-item>
                <text:list-item>
                  <text:p text:style-name="P5">Control [name:poke_<text:span text:style-name="T22">message</text:span>] <text:s/>[visible: true] [width:50][height:10][showon:create,update,read]</text:p>
                  <text:list>
                    <text:list-item>
                      <text:p text:style-name="P5">[definition: short message for ]</text:p>
                    </text:list-item>
                    <text:list-item>
                      <text:p text:style-name="P5">Permission [name:(public)(registrant)][rights:create,read] </text:p>
                    </text:list-item>
                    <text:list-item>
                      <text:p text:style-name="P13">Permission [name:(public)(registrant)(NRHP)][rights:create,read]</text:p>
                    </text:list-item>
                    <text:list-item>
                      <text:p text:style-name="P13">Permission [name:(public)(registrant)(NRHP)(editor)][rights:create,read]</text:p>
                    </text:list-item>
                    <text:list-item>
                      <text:p text:style-name="P13">Permission [name:(public)(registrant)(NRHP)(editor-proxy)][rights:create,read]</text:p>
                    </text:list-item>
                    <text:list-item>
                      <text:p text:style-name="P13">Permission [name:(public)(registrant)(ER)][rights:create,read]</text:p>
                    </text:list-item>
                    <text:list-item>
                      <text:p text:style-name="P13">Permission [name:(public)(registrant)(ER)(editor)][rights:create,read]</text:p>
                    </text:list-item>
                    <text:list-item>
                      <text:p text:style-name="P13">Permission [name:(public)(registrant)(ER)(editor-proxy)][rights:create,read]</text:p>
                    </text:list-item>
                    <text:list-item>
                      <text:p text:style-name="P12">Permission [name:(gov)(registrant)(NRHP)][rights:create,read]</text:p>
                    </text:list-item>
                    <text:list-item>
                      <text:p text:style-name="P12">Permission [name:(gov)(registrant)(NRHP)(reviewer)][rights:create,read]</text:p>
                    </text:list-item>
                    <text:list-item>
                      <text:p text:style-name="P12">Permission [name:(gov)(registrant)(ER)][rights:create,read]</text:p>
                    </text:list-item>
                    <text:list-item>
                      <text:p text:style-name="P12">Permission [name:(gov)(registrant)(ER)(reviewer)][rights:create,read]</text:p>
                    </text:list-item>
                    <text:list-item>
                      <text:p text:style-name="P5">UI[prompt: Message][title:Message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</text:list>
                </text:list-item>
                <text:list-item>
                  <text:p text:style-name="P8">Control [name:poke_<text:span text:style-name="T22">type</text:span>] <text:s/>[visible: true] [width:25][height:1][showon:create,update,read]</text:p>
                  <text:list>
                    <text:list-item>
                      <text:p text:style-name="P8">[definition: Defines group to poke.]</text:p>
                    </text:list-item>
                    <text:list-item>
                      <text:p text:style-name="P8">UI[prompt: Poke Type][title: Poke Type] [type:hidden]</text:p>
                      <text:list>
                        <text:list-item>
                          <text:p text:style-name="P8">Hidden-Value [value:Poke-Managers]</text:p>
                        </text:list-item>
                        <text:list-item>
                          <text:p text:style-name="P4"><text:span text:style-name="T11">Hidden-Value [value:</text:span><text:span text:style-name="T14">Poke-Task-Owner</text:span><text:span text:style-name="T11">]</text:span>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8">Permission [name:(public)(registrant)][rights:create,read] </text:p>
                    </text:list-item>
                    <text:list-item>
                      <text:p text:style-name="P13">Permission [name:(public)(registrant)(NRHP)][rights:create,read]</text:p>
                    </text:list-item>
                    <text:list-item>
                      <text:p text:style-name="P13">Permission [name:(public)(registrant)(NRHP)(editor)][rights:create,read]</text:p>
                    </text:list-item>
                    <text:list-item>
                      <text:p text:style-name="P13">Permission [name:(public)(registrant)(NRHP)(editor-proxy)][rights:create,read]</text:p>
                    </text:list-item>
                    <text:list-item>
                      <text:p text:style-name="P13">Permission [name:(public)(registrant)(ER)][rights:create,read]</text:p>
                    </text:list-item>
                    <text:list-item>
                      <text:p text:style-name="P13">Permission [name:(public)(registrant)(ER)(editor)][rights:create,read]</text:p>
                    </text:list-item>
                    <text:list-item>
                      <text:p text:style-name="P13">Permission [name:(public)(registrant)(ER)(editor-proxy)][rights:create,rea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NRHP)(reviewer)][rights:create,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>Permission [name:(gov)(registrant)(ER)(reviewer)][rights:create,read]</text:p>
                    </text:list-item>
                    <text:list-item>
                      <text:p text:style-name="P8"/>
                    </text:list-item>
                  </text:list>
                </text:list-item>
                <text:list-item>
                  <text:p text:style-name="P5">Control [name:poke_<text:span text:style-name="T22">owner</text:span>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UI[prompt: Owner][title:Owner] [type:hidden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  <text:list-item>
                      <text:p text:style-name="P5">Permission [name:(public)(registrant)][rights:create,read] </text:p>
                    </text:list-item>
                    <text:list-item>
                      <text:p text:style-name="P13">Permission [name:(public)(registrant)(NRHP)][rights:create,read]</text:p>
                    </text:list-item>
                    <text:list-item>
                      <text:p text:style-name="P13">Permission [name:(public)(registrant)(NRHP)(editor)][rights:create,read]</text:p>
                    </text:list-item>
                    <text:list-item>
                      <text:p text:style-name="P13">Permission [name:(public)(registrant)(NRHP)(editor-proxy)][rights:create,read]</text:p>
                    </text:list-item>
                    <text:list-item>
                      <text:p text:style-name="P13">Permission [name:(public)(registrant)(ER)][rights:create,read]</text:p>
                    </text:list-item>
                    <text:list-item>
                      <text:p text:style-name="P13">Permission [name:(public)(registrant)(ER)(editor)][rights:create,read]</text:p>
                    </text:list-item>
                    <text:list-item>
                      <text:p text:style-name="P13">Permission [name:(public)(registrant)(ER)(editor-proxy)][rights:create,rea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NRHP)(reviewer)][rights:create,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>Permission [name:(gov)(registrant)(ER)(reviewer)][rights:create,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poke_<text:span text:style-name="T22">recipient</text:span>] <text:s/>[visible:yes][width:25][height:1][showon: cre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Permission [name:(public)(registrant)][rights:create,read] </text:p>
                    </text:list-item>
                    <text:list-item>
                      <text:p text:style-name="P13">Permission [name:(public)(registrant)(NRHP)][rights:create,read]</text:p>
                    </text:list-item>
                    <text:list-item>
                      <text:p text:style-name="P13">Permission [name:(public)(registrant)(NRHP)(editor)][rights:create,read]</text:p>
                    </text:list-item>
                    <text:list-item>
                      <text:p text:style-name="P13">Permission [name:(public)(registrant)(NRHP)(editor-proxy)][rights:create,read]</text:p>
                    </text:list-item>
                    <text:list-item>
                      <text:p text:style-name="P13">Permission [name:(public)(registrant)(ER)][rights:create,read]</text:p>
                    </text:list-item>
                    <text:list-item>
                      <text:p text:style-name="P13">Permission [name:(public)(registrant)(ER)(editor)][rights:create,read]</text:p>
                    </text:list-item>
                    <text:list-item>
                      <text:p text:style-name="P13">Permission [name:(public)(registrant)(ER)(editor-proxy)][rights:create,rea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NRHP)(reviewer)][rights:create,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>Permission [name:(gov)(registrant)(ER)(reviewer)][rights:create,read]</text:p>
                    </text:list-item>
                    <text:list-item>
                      <text:p text:style-name="P5">UI[prompt: Recipient][title:Recipient] [type:hidden]</text:p>
                      <text:list>
                        <text:list-item>
                          <text:p text:style-name="P8">Hidden-Value [value:recipient-email@wherever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poke_insertdate] [type:control][visible:true][showon:read,update]</text:p>
                  <text:list>
                    <text:list-item>
                      <text:p text:style-name="P5">[definition: Date of poke]</text:p>
                    </text:list-item>
                    <text:list-item>
                      <text:p text:style-name="P5">Permission [name:(public)(registrant)][rights:read] </text:p>
                    </text:list-item>
                    <text:list-item>
                      <text:p text:style-name="P13">Permission [name:(public)(registrant)(NRHP)][rights:read]</text:p>
                    </text:list-item>
                    <text:list-item>
                      <text:p text:style-name="P13">Permission [name:(public)(registrant)(NRHP)(editor)][rights:read]</text:p>
                    </text:list-item>
                    <text:list-item>
                      <text:p text:style-name="P13">Permission [name:(public)(registrant)(NRHP)(editor-proxy)][rights:read]</text:p>
                    </text:list-item>
                    <text:list-item>
                      <text:p text:style-name="P13">Permission [name:(public)(registrant)(ER)][rights:read]</text:p>
                    </text:list-item>
                    <text:list-item>
                      <text:p text:style-name="P13">Permission [name:(public)(registrant)(ER)(editor)][rights:read]</text:p>
                    </text:list-item>
                    <text:list-item>
                      <text:p text:style-name="P13">Permission [name:(public)(registrant)(ER)(editor-proxy)][rights:read]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12">Permission [name:(gov)(registrant)(NRHP)(reviewer)][rights: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>Permission [name:(gov)(registrant)(ER)(reviewer)][rights:read]</text:p>
                    </text:list-item>
                    <text:list-item>
                      <text:p text:style-name="P5"/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YYYY/MM/DD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Task-Log</text:span><text:span text:style-name="T1">][relationship:][limit:][type: table]</text:span></text:p>
              <text:list>
                <text:list-item>
                  <text:p text:style-name="P4"><text:span text:style-name="T1">Definition [text: List of tasks to complete</text:span><text:span text:style-name="T3">]</text:span></text:p>
                  <text:list>
                    <text:list-item>
                      <text:p text:style-name="P5">[description:Actor task list.]</text:p>
                    </text:list-item>
                  </text:list>
                </text:list-item>
                <text:list-item>
                  <text:p text:style-name="P5"/>
                </text:list-item>
                <text:list-item>
                  <text:p text:style-name="P5">Control [name:tsk_screen] <text:s/>[visible:no][width:25][height:1][showon: read]</text:p>
                  <text:list>
                    <text:list-item>
                      <text:p text:style-name="P5">[definition: defines the page which handles the task in tsk_name]</text:p>
                    </text:list-item>
                    <text:list-item>
                      <text:p text:style-name="P5">UI[prompt: goto Screen][title:Scree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]</text:span> 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button] <text:s/>[visible:no][width:25][height:1][showon: read]</text:p>
                  <text:list>
                    <text:list-item>
                      <text:p text:style-name="P5">[definition: defines the what to do when clicked]</text:p>
                    </text:list-item>
                    <text:list-item>
                      <text:p text:style-name="P5">UI[prompt: goto Screen][title:goto Screen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]</text:span> 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name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UI[prompt: Task][title:Task] [type:textbox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message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UI[prompt: Message][title:Message] [type:textbox]</text:p>
                    </text:list-item>
                    <text:list-item>
                      <text:p text:style-name="P5">Validation [type: character][required:false][validate:false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project] <text:s/>[visible:yes][width:25][height:1][showon: read]</text:p>
                  <text:list>
                    <text:list-item>
                      <text:p text:style-name="P5">[definition: project associated with this task]</text:p>
                    </text:list-item>
                    <text:list-item>
                      <text:p text:style-name="P5">UI[prompt: Project][title:Project] [type:textbox]</text:p>
                    </text:list-item>
                    <text:list-item>
                      <text:p text:style-name="P5">Validation [type: character][required:false][validate:false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owner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UI[prompt: Task-Sender][title:Task-Sender] [type:textbox][link-to:Poke]</text:p>
                      <text:list>
                        <text:list-item>
                          <text:p text:style-name="P5">Sample [sample: smithj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recipient] <text:s/>[visible:no][width:25][height:1][showon: read]</text:p>
                  <text:list>
                    <text:list-item>
                      <text:p text:style-name="P5">[definition: Recipient of this task.]</text:p>
                    </text:list-item>
                    <text:list-item>
                      <text:p text:style-name="P5">UI[prompt: Task-Recipient][title:Task-Recipient] [type:hidden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access_point] <text:s/>[visible:yes][width:25][height:1][showon: read]</text:p>
                  <text:list>
                    <text:list-item>
                      <text:p text:style-name="P5">[definition: Where in the system was this task originated. ]</text:p>
                    </text:list-item>
                    <text:list-item>
                      <text:p text:style-name="P5">UI[prompt: Task-Access-Point][title:Task-Access-Point] [type:textbox][link-to:Poke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</text:a>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Control [name:tsk_insertdate] [type:control][visible:true][showon:read,update]</text:p>
                  <text:list>
                    <text:list-item>
                      <text:p text:style-name="P5">[definition: Date and time <text:s/>task was submitte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8">Validation [type: numeric][validate:true]</text:p>
                    </text:list-item>
                    <text:list-item>
                      <text:p text:style-name="P15">Permission [name:(public)(account)][rights:read]</text:p>
                    </text:list-item>
                    <text:list-item>
                      <text:p text:style-name="P15">Permission [name:(public)(registrant)][rights:read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<text:span text:style-name="T31">Permission [name: (public)(registrant)(NRHP)(editor) ] [rights: read</text:span> ]</text:p>
                    </text:list-item>
                    <text:list-item>
                      <text:p text:style-name="P15"><text:span text:style-name="T31">Permission [name: (public)(registrant)(NRHP)(editor-proxy) ] [rights: read]</text:span> </text:p>
                    </text:list-item>
                    <text:list-item>
                      <text:p text:style-name="P15">Permission [name:(public)(registrant)(ER)][rights:read]</text:p>
                    </text:list-item>
                    <text:list-item>
                      <text:p text:style-name="P15"><text:span text:style-name="T31">Permission [name: (public)(registrant)(ER)(editor) ] [rights: read</text:span>]</text:p>
                    </text:list-item>
                    <text:list-item>
                      <text:p text:style-name="P15"><text:span text:style-name="T31">Permission [name: (public)(registrant)(ER)(editor-proxy) ] [rights: read]</text:span> </text:p>
                    </text:list-item>
                    <text:list-item>
                      <text:p text:style-name="P15">Permission [name:(gov)(account)][rights:read]</text:p>
                    </text:list-item>
                    <text:list-item>
                      <text:p text:style-name="P15">Permission [name:(gov)(registrant)][rights:read]</text:p>
                    </text:list-item>
                    <text:list-item>
                      <text:p text:style-name="P15">Permission [name:(gov)(registrant)(NRHP)][rights:read]</text:p>
                    </text:list-item>
                    <text:list-item>
                      <text:p text:style-name="P15">Permission [name:(gov)(registrant)(NRHP)(reviewer)][rights:read]</text:p>
                    </text:list-item>
                    <text:list-item>
                      <text:p text:style-name="P15">Permission [name:(gov)(registrant)(ER)][rights:read]</text:p>
                    </text:list-item>
                    <text:list-item>
                      <text:p text:style-name="P15">Permission [name:(gov)(registrant)(ER)(reviewer)][rights:read]</text:p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NRHP_Upcoming_Dead_Line </text:span><text:span text:style-name="T1">][relationship:][limit:][type: sproc]</text:span></text:p>
              <text:list>
                <text:list-item>
                  <text:p text:style-name="P4"><text:span text:style-name="T1">Definition [text: Next Upcoming NRHP Dead Line </text:span><text:span text:style-name="T3">invitations sent, comment counts, change counts]</text:span></text:p>
                  <text:list>
                    <text:list-item>
                      <text:p text:style-name="P5">[description:Registrants]</text:p>
                    </text:list-item>
                  </text:list>
                  <text:p text:style-name="P8"/>
                </text:list-item>
                <text:list-item>
                  <text:p text:style-name="P8">Control [name:dl_aip_name] <text:s/>[visible: true] [width:25][height:1][showon: read]</text:p>
                  <text:list>
                    <text:list-item>
                      <text:p text:style-name="P8">[definition: the Project-Identity or some other suiteable identifier]</text:p>
                    </text:list-item>
                    <text:list-item>
                      <text:p text:style-name="P8">Permission [name:(public)(registrant)(NRHP)(editor)][rights: read][default: The house on the corner]</text:p>
                    </text:list-item>
                    <text:list-item>
                      <text:p text:style-name="P8">Permission [name:(public)(registrant)(NRHP)(editor-proxy)][rights: read][default: The house on the corner]</text:p>
                    </text:list-item>
                    <text:list-item>
                      <text:p text:style-name="P8">Permission [name:(gov)(registrant)(NRHP)(help-desk)][rights:create][default:]</text:p>
                    </text:list-item>
                    <text:list-item>
                      <text:p text:style-name="P8">Permission [name:(gov)(registrant)(ER)(help-desk)][rights:create][default:]</text:p>
                    </text:list-item>
                    <text:list-item>
                      <text:p text:style-name="P8">UI[prompt: Nomination][title: Nomination] [type:hidden]</text:p>
                      <text:list>
                        <text:list-item>
                          <text:p text:style-name="P8">Hidden-Value [value:the house on the corner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</text:list>
                </text:list-item>
                <text:list-item>
                  <text:p text:style-name="P5">Control [name:dl_days ] [visible: true] [width:25][height:1][showon: read]</text:p>
                  <text:list>
                    <text:list-item>
                      <text:p text:style-name="P5">[definition: the number of days until the next deadline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public)(registrant)(NRHP)(editor-proxy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UI[prompt: Days Left][title:Days Left] [type:textbox]</text:p>
                      <text:list>
                        <text:list-item>
                          <text:p text:style-name="P5">Sample [sample: 15] </text:p>
                        </text:list-item>
                      </text:list>
                    </text:list-item>
                    <text:list-item>
                      <text:p text:style-name="P5">Validation [type: numeric][required:true][validate:no]</text:p>
                    </text:list-item>
                    <text:list-item>
                      <text:p text:style-name="P5">Column [type:numeric][size:10][format:NNNNNNNNNN]</text:p>
                    </text:list-item>
                  </text:list>
                </text:list-item>
                <text:list-item>
                  <text:p text:style-name="P5">Control [name:dl_date] <text:s/>[visible: true] [width:25][height:1][showon: read]</text:p>
                  <text:list>
                    <text:list-item>
                      <text:p text:style-name="P5">[definition: the date of the upcoming deadline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public)(registrant)(NRHP)(editor-proxy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UI[prompt: Deadline][title: Deadline] [type:textbox]</text:p>
                      <text:list>
                        <text:list-item>
                          <text:p text:style-name="P5">Sample [sample: 02/04/2013] </text:p>
                        </text:list-item>
                      </text:list>
                    </text:list-item>
                    <text:list-item>
                      <text:p text:style-name="P5">Validation [type: datetime][required:true][validate:no]</text:p>
                    </text:list-item>
                    <text:list-item>
                      <text:p text:style-name="P5">Column [type:datetime][size:10][format:NNNNNNNNNN]</text:p>
                    </text:list-item>
                  </text:list>
                </text:list-item>
                <text:list-item>
                  <text:p text:style-name="P5"/>
                </text:list-item>
                <text:list-item>
                  <text:p text:style-name="P5">Control [name:dl_rn_owner] <text:s/>[visible:yes][width:25][height:1][showon: 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Permission [name:(public)(registrant)(NRHP)(editor)][rights:read]</text:p>
                    </text:list-item>
                    <text:list-item>
                      <text:p text:style-name="P5">Permission [name:(public)(registrant)(NRHP)(editor-proxy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UI[prompt: Owner][title:Owner] [type:textbox]</text:p>
                      <text:list>
                        <text:list-item>
                          <text:p text:style-name="P5">Sample [sample: smithj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8">Control [name:dl_type] <text:s/>[visible: true] [width:25][height:1][showon:create,update,read]</text:p>
                  <text:list>
                    <text:list-item>
                      <text:p text:style-name="P8">[definition: Defines the summary type.]</text:p>
                    </text:list-item>
                    <text:list-item>
                      <text:p text:style-name="P8">Permission [name:(public)(registrant)][rights:create,read,update][default: National-Register]</text:p>
                    </text:list-item>
                    <text:list-item>
                      <text:p text:style-name="P8">Permission [name:(gov)(registrant)(NRHP)(help-desk)][rights:create][default:National-Register]</text:p>
                    </text:list-item>
                    <text:list-item>
                      <text:p text:style-name="P8">Permission [name:(gov)(registrant)(ER)(help-desk)][rights:create][default:National-Register]</text:p>
                    </text:list-item>
                    <text:list-item>
                      <text:p text:style-name="P8">UI[prompt: Summary Request Type][title: Summary Request Type] [type:hidden]</text:p>
                      <text:list>
                        <text:list-item>
                          <text:p text:style-name="P8">Hidden-Value [value:National-Register]</text:p>
                        </text:list-item>
                        <text:list-item>
                          <text:p text:style-name="P8">Hidden-Value [value:Section 106-Review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</text:list>
                  <text:p text:style-name="P8"/>
                </text:list-item>
              </text:list>
            </text:list-item>
            <text:list-item>
              <text:p text:style-name="P4"><text:span text:style-name="T1">Table [name: </text:span><text:span text:style-name="T6">NRHP_Activity_Summary</text:span><text:span text:style-name="T1">][relationship:][limit:][type: sproc]</text:span></text:p>
              <text:list>
                <text:list-item>
                  <text:p text:style-name="P4"><text:span text:style-name="T1">Definition [text: Summary of </text:span><text:span text:style-name="T3">invitations sent, comment counts, change counts]</text:span></text:p>
                  <text:list>
                    <text:list-item>
                      <text:p text:style-name="P5">[description:Registrants]</text:p>
                      <text:p text:style-name="P5"/>
                    </text:list-item>
                  </text:list>
                </text:list-item>
                <text:list-item>
                  <text:p text:style-name="P8">Control [name:act_aip_name] <text:s/>[visible: true] [width:25][height:1][showon: read]</text:p>
                  <text:list>
                    <text:list-item>
                      <text:p text:style-name="P8">[definition: the Project-Identity or some other suiteable identifier]</text:p>
                    </text:list-item>
                    <text:list-item>
                      <text:p text:style-name="P8">Permission [name:(public)(registrant)(NRHP)(editor)][rights: read][default: The house on the corner]</text:p>
                    </text:list-item>
                    <text:list-item>
                      <text:p text:style-name="P8">Permission [name:(gov)(registrant)(NRHP)(help-desk)][rights:create][default:]</text:p>
                    </text:list-item>
                    <text:list-item>
                      <text:p text:style-name="P8">Permission [name:(gov)(registrant)(ER)(help-desk)][rights:create][default:]</text:p>
                    </text:list-item>
                    <text:list-item>
                      <text:p text:style-name="P8">UI[prompt: Nomination][title: Nomination] [type:hidden]</text:p>
                      <text:list>
                        <text:list-item>
                          <text:p text:style-name="P8">Hidden-Value [value:the house on the corner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</text:list>
                </text:list-item>
                <text:list-item>
                  <text:p text:style-name="P5">Control [name:act_invites] <text:s/>[visible: true] [width:25][height:1][showon: read]</text:p>
                  <text:list>
                    <text:list-item>
                      <text:p text:style-name="P5">[definition: the count of all invitations sent by a specific registrant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UI[prompt: Invitations][title:Invitations] [type:textbox]</text:p>
                      <text:list>
                        <text:list-item>
                          <text:p text:style-name="P5">Sample [sample: 1] </text:p>
                        </text:list-item>
                      </text:list>
                    </text:list-item>
                    <text:list-item>
                      <text:p text:style-name="P5">Validation [type: numeric][required:true][validate:no]</text:p>
                    </text:list-item>
                    <text:list-item>
                      <text:p text:style-name="P5">Column [type:numeric][size:10][format:NNNNNNNNNN]</text:p>
                    </text:list-item>
                  </text:list>
                </text:list-item>
                <text:list-item>
                  <text:p text:style-name="P5">Control [name:act_comments] <text:s/>[visible: true] [width:25][height:1][showon: read]</text:p>
                  <text:list>
                    <text:list-item>
                      <text:p text:style-name="P5">[definition: the count of all comments related to the nomination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UI[prompt: Comments][title: Comments] [type:textbox]</text:p>
                      <text:list>
                        <text:list-item>
                          <text:p text:style-name="P5">Sample [sample: 5] </text:p>
                        </text:list-item>
                      </text:list>
                    </text:list-item>
                    <text:list-item>
                      <text:p text:style-name="P5">Validation [type: numeric][required:true][validate:no]</text:p>
                    </text:list-item>
                    <text:list-item>
                      <text:p text:style-name="P5">Column [type:numeric][size:10][format:NNNNNNNNNN]</text:p>
                    </text:list-item>
                  </text:list>
                </text:list-item>
                <text:list-item>
                  <text:p text:style-name="P5">Control [name:act_replies] <text:s/>[visible: true] [width:25][height:1][showon: read]</text:p>
                  <text:list>
                    <text:list-item>
                      <text:p text:style-name="P5">[definition: the count of all replies related to the nomination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UI[prompt: Replies][title: Replies] [type:textbox]</text:p>
                      <text:list>
                        <text:list-item>
                          <text:p text:style-name="P5">Sample [sample: 15] </text:p>
                        </text:list-item>
                      </text:list>
                    </text:list-item>
                    <text:list-item>
                      <text:p text:style-name="P5">Validation [type: numeric][required:true][validate:no]</text:p>
                    </text:list-item>
                    <text:list-item>
                      <text:p text:style-name="P5">Column [type:numeric][size:10][format:NNNNNNNNNN]</text:p>
                    </text:list-item>
                  </text:list>
                </text:list-item>
                <text:list-item>
                  <text:p text:style-name="P5">Control [name:act_changes] <text:s/>[visible: true] [width:25][height:1][showon: read]</text:p>
                  <text:list>
                    <text:list-item>
                      <text:p text:style-name="P5">[definition: the count of all changes to the nomination.]</text:p>
                    </text:list-item>
                    <text:list-item>
                      <text:p text:style-name="P5">Permission [name:(public)(registrant)(NRHP)(editor)][rights: 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UI[prompt: Changes][title: Changes] [type:textbox]</text:p>
                      <text:list>
                        <text:list-item>
                          <text:p text:style-name="P5">Sample [sample: 50] </text:p>
                        </text:list-item>
                      </text:list>
                    </text:list-item>
                    <text:list-item>
                      <text:p text:style-name="P5">Validation [type: numeric][required:true][validate:no]</text:p>
                    </text:list-item>
                    <text:list-item>
                      <text:p text:style-name="P5">Column [type:numeric][size:10][format:NNNNNNNNNN]</text:p>
                    </text:list-item>
                  </text:list>
                  <text:p text:style-name="P5"/>
                </text:list-item>
                <text:list-item>
                  <text:p text:style-name="P8">Control [name:act_owner] <text:s/>[visible: true] [width:25][height:1][showon:create,update,read]</text:p>
                  <text:list>
                    <text:list-item>
                      <text:p text:style-name="P8">[definition: Defines who owns this applicaiton.]</text:p>
                    </text:list-item>
                    <text:list-item>
                      <text:p text:style-name="P8">Permission [name:(public)(registrant)][rights:create,read,update][default: smithjt@yahoo.com]</text:p>
                    </text:list-item>
                    <text:list-item>
                      <text:p text:style-name="P8">Permission [name:(gov)(registrant)(NRHP)(help-desk)][rights:create][default:]</text:p>
                    </text:list-item>
                    <text:list-item>
                      <text:p text:style-name="P8">UI[prompt: Owner][title: Owner] [type:hidden]</text:p>
                      <text:list>
                        <text:list-item>
                          <text:p text:style-name="P8">Hidden-Value [value:smithjt@yahoo.com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</text:list>
                </text:list-item>
                <text:list-item>
                  <text:p text:style-name="P8">Control [name:act_type] <text:s/>[visible: true] [width:25][height:1][showon:create,update,read]</text:p>
                  <text:list>
                    <text:list-item>
                      <text:p text:style-name="P8">[definition: Defines the summary type.]</text:p>
                    </text:list-item>
                    <text:list-item>
                      <text:p text:style-name="P8">Permission [name:(public)(registrant)][rights:create,read,update][default: National-Register]</text:p>
                    </text:list-item>
                    <text:list-item>
                      <text:p text:style-name="P8">Permission [name:(gov)(registrant)(NRHP)(help-desk)][rights:create][default:National-Register]</text:p>
                    </text:list-item>
                    <text:list-item>
                      <text:p text:style-name="P8">Permission [name:(gov)(registrant)(ER)(help-desk)][rights:create][default:National-Register]</text:p>
                    </text:list-item>
                    <text:list-item>
                      <text:p text:style-name="P8">UI[prompt: Summary Request Type][title: Summary Request Type] [type:hidden]</text:p>
                      <text:list>
                        <text:list-item>
                          <text:p text:style-name="P8">Hidden-Value [value:(public)(registrant)(NRHP)(editor)]</text:p>
                        </text:list-item>
                        <text:list-item>
                          <text:p text:style-name="P8">Hidden-Value [value:(public)(registrant)(ER)(editor)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</text:list>
                </text:list-item>
              </text:list>
            </text:list-item>
            <text:list-item>
              <text:p text:style-name="P5"/>
            </text:list-item>
            <text:list-item>
              <text:p text:style-name="P4"><text:span text:style-name="T1">Table [name: </text:span><text:span text:style-name="T6">Projects-Completed</text:span><text:span text:style-name="T1">][relationship:][limit:][type:table]</text:span></text:p>
              <text:list>
                <text:list-item>
                  <text:p text:style-name="P5">Definition [text: Applications that have been approved and therefor completed]</text:p>
                  <text:list>
                    <text:list-item>
                      <text:p text:style-name="P5">[description:]</text:p>
                    </text:list-item>
                  </text:list>
                  <text:p text:style-name="P5"/>
                </text:list-item>
                <text:list-item>
                  <text:p text:style-name="P8">Control [name:pc_name] <text:s/>[visible: true] [width:25][height:1][showon:read]</text:p>
                  <text:list>
                    <text:list-item>
                      <text:p text:style-name="P8">[definition: Name of the Project.]</text:p>
                    </text:list-item>
                    <text:list-item>
                      <text:p text:style-name="P8">Permission [name:(public)(registrant)][rights:read][default: <text:a xlink:type="simple" xlink:href="mailto:smithjt@yahoo.com">smithjt@yahoo.com</text:a>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8">Permission [name:(public)(registrant)(NRHP)(editor)][rights:read]</text:p>
                    </text:list-item>
                    <text:list-item>
                      <text:p text:style-name="P8">Permission [name:(public)(registrant)(NRHP)(editor-proxy)]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8">Permission [name:(public)(registrant)(ER)(editor)][rights:read]</text:p>
                    </text:list-item>
                    <text:list-item>
                      <text:p text:style-name="P8">Permission [name:(public)(registrant)(ER)(editor-proxy)][rights:read]</text:p>
                    </text:list-item>
                    <text:list-item>
                      <text:p text:style-name="P8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8">Permission [name:(gov)(registrant)(NRHP)(help-desk)][rights:read][default: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read][default:]</text:p>
                    </text:list-item>
                    <text:list-item>
                      <text:p text:style-name="P8">UI[prompt: Project-Identity][title:Project-Identity] [type:textbox]</text:p>
                      <text:list>
                        <text:list-item>
                          <text:p text:style-name="P8">Hidden-Value [value:smithjt@yahoo.com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<text:s/>Project-Identity]</text:p>
                      <text:p text:style-name="P8"/>
                    </text:list-item>
                  </text:list>
                </text:list-item>
                <text:list-item>
                  <text:p text:style-name="P8">Control [name:pc_type] <text:s/>[visible: true] [width:25][height:1][showon:read]</text:p>
                  <text:list>
                    <text:list-item>
                      <text:p text:style-name="P8">[definition: Defines the Application type.]</text:p>
                    </text:list-item>
                    <text:list-item>
                      <text:p text:style-name="P8">Permission [name:(public)(registrant)][rights:read][default: National-Register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8">Permission [name:(public)(registrant)(NRHP)(editor)][rights:read]</text:p>
                    </text:list-item>
                    <text:list-item>
                      <text:p text:style-name="P8">Permission [name:(public)(registrant)(NRHP)(editor-proxy)]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8">Permission [name:(public)(registrant)(ER)(editor)][rights:read]</text:p>
                    </text:list-item>
                    <text:list-item>
                      <text:p text:style-name="P8">Permission [name:(public)(registrant)(ER)(editor-proxy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8">Permission [name:(gov)(registrant)(NRHP)(help-desk)][rights:read][default:National-Register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read][default:National-Register]</text:p>
                    </text:list-item>
                    <text:list-item>
                      <text:p text:style-name="P8">UI[prompt: Project Type][title:Project Type] [type:hidden]</text:p>
                      <text:list>
                        <text:list-item>
                          <text:p text:style-name="P8">Hidden-Value [value:National-Register]</text:p>
                        </text:list-item>
                        <text:list-item>
                          <text:p text:style-name="P8">Hidden-Value [value:Section 106-Review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Project Type]</text:p>
                    </text:list-item>
                  </text:list>
                </text:list-item>
                <text:list-item>
                  <text:p text:style-name="P9"/>
                </text:list-item>
                <text:list-item>
                  <text:p text:style-name="P8">Control [name:pc_owner] <text:s/>[visible: true] [width:25][height:1][showon:read]</text:p>
                  <text:list>
                    <text:list-item>
                      <text:p text:style-name="P8">[definition: Defines who owns this application.]</text:p>
                    </text:list-item>
                    <text:list-item>
                      <text:p text:style-name="P8">Permission [name:(public)(registrant)][rights:read][default: <text:a xlink:type="simple" xlink:href="mailto:smithjt@yahoo.com">smithjt@yahoo.com</text:a>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8">Permission [name:(public)(registrant)(NRHP)(editor)][rights:read]</text:p>
                    </text:list-item>
                    <text:list-item>
                      <text:p text:style-name="P8">Permission [name:(public)(registrant)(NRHP)(editor-proxy)]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8">Permission [name:(public)(registrant)(ER)(editor)][rights:read]</text:p>
                    </text:list-item>
                    <text:list-item>
                      <text:p text:style-name="P8">Permission [name:(public)(registrant)(ER)(editor-proxy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8">Permission [name:(gov)(registrant)(NRHP)(help-desk)][rights:read][default: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read][default:]</text:p>
                    </text:list-item>
                    <text:list-item>
                      <text:p text:style-name="P8">UI[prompt: Owner][title: Owner] [type:textbox]</text:p>
                      <text:list>
                        <text:list-item>
                          <text:p text:style-name="P8">Hidden-Value [value:smithjt@yahoo.com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<text:s/>Project Initiator]</text:p>
                    </text:list-item>
                  </text:list>
                </text:list-item>
                <text:list-item>
                  <text:p text:style-name="P8">Control [name:pc_status] <text:s/>[visible: true] [width:25][height:1][showon:read]</text:p>
                  <text:list>
                    <text:list-item>
                      <text:p text:style-name="P8">[definition: Status of project.]</text:p>
                    </text:list-item>
                    <text:list-item>
                      <text:p text:style-name="P8">Permission [name:(public)(registrant)][rights:read][default: National-Register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8">Permission [name:(public)(registrant)(NRHP)(editor)][rights:read]</text:p>
                    </text:list-item>
                    <text:list-item>
                      <text:p text:style-name="P8">Permission [name:(public)(registrant)(NRHP)(editor-proxy)]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8">Permission [name:(public)(registrant)(ER)(editor)][rights:read]</text:p>
                    </text:list-item>
                    <text:list-item>
                      <text:p text:style-name="P8">Permission [name:(public)(registrant)(ER)(editor-proxy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8">Permission [name:(gov)(registrant)(NRHP)(help-desk)][rights:read][default:National-Register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read][default:National-Register]</text:p>
                    </text:list-item>
                    <text:list-item>
                      <text:p text:style-name="P8">UI[prompt: Project Status][title:Project Status] [type:hidden]</text:p>
                      <text:list>
                        <text:list-item>
                          <text:p text:style-name="P8">Hidden-Value [value:Complete]</text:p>
                        </text:list-item>
                        <text:list-item>
                          <text:p text:style-name="P8">Hidden-Value [value:Rejected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Project Status]</text:p>
                    </text:list-item>
                    <text:list-item>
                      <text:p text:style-name="P9"/>
                    </text:list-item>
                  </text:list>
                </text:list-item>
                <text:list-item>
                  <text:p text:style-name="P5">Control [name:pc_insertdate] [type:control][visible:true][showon:read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(public)(registrant)][rights:read]</text:p>
                    </text:list-item>
                    <text:list-item>
                      <text:p text:style-name="P5">Permission [name:(public)(registrant)(NRHP)][rights:read]</text:p>
                    </text:list-item>
                    <text:list-item>
                      <text:p text:style-name="P5">Permission [name:(public)(registrant)(NRHP)(editor)][rights:read]</text:p>
                    </text:list-item>
                    <text:list-item>
                      <text:p text:style-name="P5">Permission [name:(public)(registrant)(NRHP)(editor-proxy)]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12"><text:span text:style-name="T31">Permission [name: (public)(registrant)(ER)(editor) ] [rights: <text:s/>read]</text:span> </text:p>
                    </text:list-item>
                    <text:list-item>
                      <text:p text:style-name="P12"><text:span text:style-name="T31">Permission [name: (public)(registrant)(ER)(editor-proxy) ] [rights: <text:s/>read]</text:span> </text:p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12"/>
                    </text:list-item>
                    <text:list-item>
                      <text:p text:style-name="P5">Permission [name:(gov)(registrant)(ER)(editor)][rights:read]</text:p>
                    </text:list-item>
                    <text:list-item>
                      <text:p text:style-name="P5">Permission [name:(gov)(registrant)(ER)(editor-proxy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ompleted][title:Comple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9">Instruction [text: <text:s/>Completion Date]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34">Projects</text:span><text:span text:style-name="T6">_In_Progress</text:span><text:span text:style-name="T1">][relationship:][limit:][type:table]</text:span></text:p>
              <text:list>
                <text:list-item>
                  <text:p text:style-name="P5">Definition [text: Registrants table holds the user system identification]</text:p>
                  <text:list>
                    <text:list-item>
                      <text:p text:style-name="P5">[description:Registrants]</text:p>
                    </text:list-item>
                  </text:list>
                  <text:p text:style-name="P5"/>
                </text:list-item>
                <text:list-item>
                  <text:p text:style-name="P5">Control [name:aip_name] <text:s/>[visible: true] [width:25][height:1][showon:create,update,read]</text:p>
                  <text:list>
                    <text:list-item>
                      <text:p text:style-name="P5">[definition: the Project-Identity or some other suiteable identifier]</text:p>
                    </text:list-item>
                    <text:list-item>
                      <text:p text:style-name="P16">Permission [name:(public)(registrant)] <text:s text:c="13"/>[rights:create,read]</text:p>
                    </text:list-item>
                    <text:list-item>
                      <text:p text:style-name="P16">Permission [name:(public)(registrant)(NRHP)] <text:s text:c="8"/>[rights:create,read]</text:p>
                    </text:list-item>
                    <text:list-item>
                      <text:p text:style-name="P10">Permission [name:(public)(registrant)(NRHP)(editor)] [rights:create,read,update]</text:p>
                    </text:list-item>
                    <text:list-item>
                      <text:p text:style-name="P10">Permission [name:(public)(registrant)(ER)] <text:s text:c="9"/>[rights:create,read,update]</text:p>
                    </text:list-item>
                    <text:list-item>
                      <text:p text:style-name="P10"/>
                    </text:list-item>
                    <text:list-item>
                      <text:p text:style-name="P10">Permission [name:(gov)(registrant)(NRHP)] <text:s text:c="11"/>[rights:read]</text:p>
                    </text:list-item>
                    <text:list-item>
                      <text:p text:style-name="P10">Permission [name:(gov)(registrant)(NRHP)(help-desk)] [rights:read]</text:p>
                    </text:list-item>
                    <text:list-item>
                      <text:p text:style-name="P10">Permission [name:(gov)(registrant)(ER)] <text:s text:c="12"/>[rights:read]</text:p>
                    </text:list-item>
                    <text:list-item>
                      <text:p text:style-name="P16"/>
                    </text:list-item>
                    <text:list-item>
                      <text:p text:style-name="P12"/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UI[prompt: Project Name][title:Project Name] [type:textbox]</text:p>
                      <text:list>
                        <text:list-item>
                          <text:p text:style-name="P5">Sample [sample: The house on the corner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  <text:list-item>
                      <text:p text:style-name="P7">Instruction [text: Application Name]</text:p>
                      <text:p text:style-name="P12"/>
                    </text:list-item>
                  </text:list>
                </text:list-item>
                <text:list-item>
                  <text:p text:style-name="P8">Control [name:<text:span text:style-name="T22">aip_type</text:span>] <text:s/>[visible: true] [width:25][height:1][showon:create,read]</text:p>
                  <text:list>
                    <text:list-item>
                      <text:p text:style-name="P8">[definition: Defines the Application type.]</text:p>
                    </text:list-item>
                    <text:list-item>
                      <text:p text:style-name="P8">Permission [name:(public)(registrant)][rights:create,read][default: National-Register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10">Permission [name:(public)(registrant)(NRHP)(editor)] [rights:create,read,update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read]</text:p>
                    </text:list-item>
                    <text:list-item>
                      <text:p text:style-name="P8">Permission [name:(gov)(registrant)(NRHP)] [rights:read]</text:p>
                    </text:list-item>
                    <text:list-item>
                      <text:p text:style-name="P8">Permission [name:(gov)(registrant)(NRHP)(help-desk)][rights:read]</text:p>
                    </text:list-item>
                    <text:list-item>
                      <text:p text:style-name="P8">UI[prompt: Application Request Type][title:Application Request Type] [type:hidden]</text:p>
                      <text:list>
                        <text:list-item>
                          <text:p text:style-name="P8">Hidden-Value [value:National-Register-Nomination]</text:p>
                        </text:list-item>
                        <text:list-item>
                          <text:p text:style-name="P8">Hidden-Value [value:Section 106-Review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Application Type]</text:p>
                    </text:list-item>
                    <text:list-item>
                      <text:p text:style-name="P9"/>
                    </text:list-item>
                  </text:list>
                </text:list-item>
                <text:list-item>
                  <text:p text:style-name="P8">Control [name:aip_owner] <text:s/>[visible: true] [width:25][height:1][showon:create,update,read]</text:p>
                  <text:list>
                    <text:list-item>
                      <text:p text:style-name="P8">[definition: Defines who owns this applicaiton.]</text:p>
                    </text:list-item>
                    <text:list-item>
                      <text:p text:style-name="P8">Permission [name:(public)(registrant)][rights:create,read][default: <text:a xlink:type="simple" xlink:href="mailto:smithjt@yahoo.com">smithjt@yahoo.com</text:a>]</text:p>
                    </text:list-item>
                    <text:list-item>
                      <text:p text:style-name="P8">Permission [name:(public)(registrant)(NRHP)][rights:read]</text:p>
                    </text:list-item>
                    <text:list-item>
                      <text:p text:style-name="P10">Permission [name:(public)(registrant)(NRHP)(editor)] [rights:create,read,update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8">Permission [name:(gov)(registrant)(NRHP)(help-desk)][rights:create][default:]</text:p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8">Permission [name:(gov)(registrant)(ER)(help-desk)][rights:create][default:]</text:p>
                    </text:list-item>
                    <text:list-item>
                      <text:p text:style-name="P8">UI[prompt: Owner][title: Owner] [type:hidden]</text:p>
                      <text:list>
                        <text:list-item>
                          <text:p text:style-name="P8">Hidden-Value [value:smithjt@yahoo.com]</text:p>
                        </text:list-item>
                      </text:list>
                    </text:list-item>
                    <text:list-item>
                      <text:p text:style-name="P8">Validation [type: character][required:true][validate:yes]</text:p>
                    </text:list-item>
                    <text:list-item>
                      <text:p text:style-name="P8">Column [type:character][size:25][format:]</text:p>
                    </text:list-item>
                    <text:list-item>
                      <text:p text:style-name="P9">Instruction [text: Application Initiator]</text:p>
                      <text:p text:style-name="P5"/>
                    </text:list-item>
                  </text:list>
                </text:list-item>
                <text:list-item>
                  <text:p text:style-name="P5">Control [name:aip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(public)(registrant)][rights:read]</text:p>
                    </text:list-item>
                    <text:list-item>
                      <text:p text:style-name="P5">Permission [name:(public)(registrant)(NRHP)][rights:read]</text:p>
                    </text:list-item>
                    <text:list-item>
                      <text:p text:style-name="P10">Permission [name:(public)(registrant)(NRHP)(editor)] [rights:rea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12"/>
                    </text:list-item>
                    <text:list-item>
                      <text:p text:style-name="P12">Permission [name:(gov)(registrant)(NRHP)][rights:read]</text:p>
                    </text:list-item>
                    <text:list-item>
                      <text:p text:style-name="P5">Permission [name:(public)(registrant)(NRHP)(editor)][rights:read]</text:p>
                    </text:list-item>
                    <text:list-item>
                      <text:p text:style-name="P5">Permission [name:(public)(registrant)(NRHP)(editor-proxy)][rights:read]</text:p>
                    </text:list-item>
                    <text:list-item>
                      <text:p text:style-name="P5"/>
                    </text:list-item>
                    <text:list-item>
                      <text:p text:style-name="P12">Permission [name:(gov)(registrant)(ER)][rights:read]</text:p>
                    </text:list-item>
                    <text:list-item>
                      <text:p text:style-name="P5">Permission [name:(gov)(registrant)(ER)(editor)][rights:read]</text:p>
                    </text:list-item>
                    <text:list-item>
                      <text:p text:style-name="P5">Permission [name:(gov)(registrant)(ER)(editor-proxy)][rights: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Initiated][title:Initi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9">Instruction [text: <text:s/>Initiated Date]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5"/>
            </text:list-item>
          </text:list>
        </text:list-item>
      </text:list>
      <text:p text:style-name="P1"/>
      <text:list xml:id="list26617968" text:continue-numbering="true" text:style-name="L1">
        <text:list-item>
          <text:list>
            <text:list-item>
              <text:p text:style-name="P4"><text:span text:style-name="T1">Table [name: </text:span><text:span text:style-name="T6">Registrants</text:span><text:span text:style-name="T1">][relationship:one][limit:1][type:table]</text:span></text:p>
              <text:list>
                <text:list-item>
                  <text:p text:style-name="P5">Definition [text: Registrants table holds the user system identification]</text:p>
                  <text:list>
                    <text:list-item>
                      <text:p text:style-name="P5">[description:Registrants]</text:p>
                    </text:list-item>
                  </text:list>
                  <text:p text:style-name="P5"/>
                  <text:p text:style-name="P5"/>
                </text:list-item>
                <text:list-item>
                  <text:p text:style-name="P5">Control [name:rn_name] <text:s/>[visible: true] [width:25][height:1][showon:create,update,read]</text:p>
                  <text:list>
                    <text:list-item>
                      <text:p text:style-name="P5">[definition: the complete full name of the individual]</text:p>
                    </text:list-item>
                    <text:list-item>
                      <text:p text:style-name="P12">Permission [name:(public)(guest)][rights:create]</text:p>
                    </text:list-item>
                    <text:list-item>
                      <text:p text:style-name="P13">Permission [name:(public)(account)][rights:read,update]</text:p>
                    </text:list-item>
                    <text:list-item>
                      <text:p text:style-name="P13">Permission [name:(public)(registrant)][rights:read,update]</text:p>
                    </text:list-item>
                    <text:list-item>
                      <text:p text:style-name="P13">Permission [name:(public)(registrant)(NRHP)] [rights: read,update] </text:p>
                    </text:list-item>
                    <text:list-item>
                      <text:p text:style-name="P13"/>
                    </text:list-item>
                    <text:list-item>
                      <text:p text:style-name="P17">Permission [name:(public)(registrant)(NRHP)(editor)][rights:read,update]</text:p>
                    </text:list-item>
                    <text:list-item>
                      <text:p text:style-name="P17">Permission [name:(public)(registrant)(NRHP)(editor-proxy)][rights:read,update]</text:p>
                    </text:list-item>
                    <text:list-item>
                      <text:p text:style-name="P13">Permission [name:(public)(registrant)(ER)] [rights: read,update] </text:p>
                    </text:list-item>
                    <text:list-item>
                      <text:p text:style-name="P17"/>
                    </text:list-item>
                    <text:list-item>
                      <text:p text:style-name="P13">Permission [name:(gov)(guest)][rights:create]</text:p>
                    </text:list-item>
                    <text:list-item>
                      <text:p text:style-name="P13">Permission [name:(gov)(account)][rights:read,update]</text:p>
                    </text:list-item>
                    <text:list-item>
                      <text:p text:style-name="P13">Permission [name:(gov)(registrant)][rights:read,update]</text:p>
                    </text:list-item>
                    <text:list-item>
                      <text:p text:style-name="P12">Permission [name:(gov)(registrant)(NRHP) ][rights:read,update]</text:p>
                    </text:list-item>
                    <text:list-item>
                      <text:p text:style-name="P12">Permission [name:(gov)(registrant)(ER)][rights:read,update]</text:p>
                    </text:list-item>
                    <text:list-item>
                      <text:p text:style-name="P17">Permission [name:(gov)(registrant)(NRHP)(reviewer)][rights:read,update]</text:p>
                    </text:list-item>
                    <text:list-item>
                      <text:p text:style-name="P17">Permission [name:(gov)(registrant)(NRHP)(approver)][rights:read,update]</text:p>
                    </text:list-item>
                    <text:list-item>
                      <text:p text:style-name="P17">Permission [name:(gov)(registrant)(NRHP)(manager)][rights:read,update]</text:p>
                    </text:list-item>
                    <text:list-item>
                      <text:p text:style-name="P17">Permission [name:(gov)(registrant)(NRHP)(help-desk)][rights:create,read,update]</text:p>
                    </text:list-item>
                    <text:list-item>
                      <text:p text:style-name="P17">Permission [name:(gov)(registrant)(ER)(editor)][rights:read,update]</text:p>
                    </text:list-item>
                    <text:list-item>
                      <text:p text:style-name="P17">Permission [name:(gov)(registrant)(ER)(editor-proxy)][rights:read,update]</text:p>
                    </text:list-item>
                    <text:list-item>
                      <text:p text:style-name="P17">Permission [name:(gov)(registrant)(ER)(reviewer)][rights:read,update]</text:p>
                    </text:list-item>
                    <text:list-item>
                      <text:p text:style-name="P17">Permission [name:(gov)(registrant)(ER)(approver)][rights:read,update]</text:p>
                    </text:list-item>
                    <text:list-item>
                      <text:p text:style-name="P17">Permission [name:(gov)(registrant)(ER)(manager)][rights:read,update]</text:p>
                    </text:list-item>
                    <text:list-item>
                      <text:p text:style-name="P17">Permission [name:(gov)(registrant)(ER)(help-desk)][rights:create,read,update]</text:p>
                    </text:list-item>
                    <text:list-item>
                      <text:p text:style-name="P5"/>
                    </text:list-item>
                    <text:list-item>
                      <text:p text:style-name="P5">UI[prompt: Your Legal Name][title:Name] [type:textbox]</text:p>
                      <text:list>
                        <text:list-item>
                          <text:p text:style-name="P5">Sample [sample: James Tiberius Smyth II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  <text:p text:style-name="P5"/>
                    </text:list-item>
                  </text:list>
                </text:list-item>
                <text:list-item>
                  <text:p text:style-name="P5">Control [name:rn_email] <text:s/>[visible:yes][width:25][height:1][showon:create,upd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12">Permission [name:(public)(guest)][rights:create]</text:p>
                    </text:list-item>
                    <text:list-item>
                      <text:p text:style-name="P13">Permission [name:(public)(account)][rights:read,update]</text:p>
                    </text:list-item>
                    <text:list-item>
                      <text:p text:style-name="P13">Permission [name:(public)(registrant)][rights:read,update]</text:p>
                    </text:list-item>
                    <text:list-item>
                      <text:p text:style-name="P13"/>
                    </text:list-item>
                    <text:list-item>
                      <text:p text:style-name="P13">Permission [name:(public)(registrant)(NRHP)] [rights: read,update] </text:p>
                    </text:list-item>
                    <text:list-item>
                      <text:p text:style-name="P13">Permission [name: <text:s text:c="3"/>(public)(registrant)(ER)] [rights: read,update] </text:p>
                    </text:list-item>
                    <text:list-item>
                      <text:p text:style-name="P5">Permission [name:(public)(registrant)(NRHP)(editor)][rights:read,update]</text:p>
                    </text:list-item>
                    <text:list-item>
                      <text:p text:style-name="P5">Permission [name:(public)(registrant)(NRHP)(editor-proxy)][rights:read,update]</text:p>
                    </text:list-item>
                    <text:list-item>
                      <text:p text:style-name="P5"/>
                    </text:list-item>
                    <text:list-item>
                      <text:p text:style-name="P13">Permission [name:(gov)(guest)][rights:create]</text:p>
                    </text:list-item>
                    <text:list-item>
                      <text:p text:style-name="P13">Permission [name:(gov)(account)][rights:read,update]</text:p>
                    </text:list-item>
                    <text:list-item>
                      <text:p text:style-name="P13">Permission [name:(gov)(registrant)][rights:read,update]</text:p>
                    </text:list-item>
                    <text:list-item>
                      <text:p text:style-name="P12">Permission [name:(gov)(registrant)(NRHP)] [rights:read,update]</text:p>
                    </text:list-item>
                    <text:list-item>
                      <text:p text:style-name="P12">Permission [name:(gov)(registrant)(ER)][rights:read,update]</text:p>
                    </text:list-item>
                    <text:list-item>
                      <text:p text:style-name="P5">Permission [name:(gov)(registrant)(NRHP)(reviewer)][rights:read,update]</text:p>
                    </text:list-item>
                    <text:list-item>
                      <text:p text:style-name="P5">Permission [name:(gov)(registrant)(NRHP)(approver)][rights:read,update]</text:p>
                    </text:list-item>
                    <text:list-item>
                      <text:p text:style-name="P5">Permission [name:(gov)(registrant)(NRHP)(manager)][rights:read,update]</text:p>
                    </text:list-item>
                    <text:list-item>
                      <text:p text:style-name="P5">Permission [name:(gov)(registrant)(NRHP)(help-desk)][rights:create,read,update]</text:p>
                    </text:list-item>
                    <text:list-item>
                      <text:p text:style-name="P5">Permission [name:(gov)(registrant)(ER)(editor)][rights:read,update]</text:p>
                    </text:list-item>
                    <text:list-item>
                      <text:p text:style-name="P5">Permission [name:(gov)(registrant)(ER)(editor-proxy)][rights:read,update]</text:p>
                    </text:list-item>
                    <text:list-item>
                      <text:p text:style-name="P5">Permission [name:(gov)(registrant)(ER)(reviewer)][rights:read,update]</text:p>
                    </text:list-item>
                    <text:list-item>
                      <text:p text:style-name="P5">Permission [name:(gov)(registrant)(ER)(approver)][rights:read,update]</text:p>
                    </text:list-item>
                    <text:list-item>
                      <text:p text:style-name="P5">Permission [name:(gov)(registrant)(ER)(manager)][rights:read,update]</text:p>
                    </text:list-item>
                    <text:list-item>
                      <text:p text:style-name="P5">Permission [name:(gov)(registrant)(ER)(help-desk)][rights:create,read,update]</text:p>
                    </text:list-item>
                    <text:list-item>
                      <text:p text:style-name="P5">UI[prompt: Your Email][title:Email] [type:textbox]</text:p>
                      <text:list>
                        <text:list-item>
                          <text:p text:style-name="P5">Sample [sample: smithj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  <text:p text:style-name="P5"/>
                    </text:list-item>
                  </text:list>
                </text:list-item>
                <text:list-item>
                  <text:p text:style-name="P5">Control [name:rn_password] <text:s/>[visible:yes][width:25][height:1][showon:create,update,read]</text:p>
                  <text:list>
                    <text:list-item>
                      <text:p text:style-name="P5">[definition: password ]</text:p>
                    </text:list-item>
                    <text:list-item>
                      <text:p text:style-name="P12">Permission [name:(public)(guest)][rights:create]</text:p>
                    </text:list-item>
                    <text:list-item>
                      <text:p text:style-name="P13">Permission [name:(public)(account)][rights:read,update]</text:p>
                    </text:list-item>
                    <text:list-item>
                      <text:p text:style-name="P13">Permission [name:(public)(registrant)][rights:read,update]</text:p>
                    </text:list-item>
                    <text:list-item>
                      <text:p text:style-name="P13">Permission [name:(public)(registrant)(NRHP)] [rights: read,update] </text:p>
                    </text:list-item>
                    <text:list-item>
                      <text:p text:style-name="P13">Permission [name: <text:s text:c="3"/>(public)(registrant)(ER)] [rights: read,update] </text:p>
                    </text:list-item>
                    <text:list-item>
                      <text:p text:style-name="P5">Permission [name:(public)(registrant)(NRHP)(editor)][rights:read,update]</text:p>
                    </text:list-item>
                    <text:list-item>
                      <text:p text:style-name="P13">Permission [name:(public)(registrant)(NRHP)(editor-proxy)][rights:read,update]</text:p>
                    </text:list-item>
                    <text:list-item>
                      <text:p text:style-name="P13">Permission [name:(gov)(guest)][rights:create]</text:p>
                    </text:list-item>
                    <text:list-item>
                      <text:p text:style-name="P13">Permission [name:(gov)(account)][rights:read,update]</text:p>
                    </text:list-item>
                    <text:list-item>
                      <text:p text:style-name="P13">Permission [name:(gov)(registrant)][rights:read,update]</text:p>
                    </text:list-item>
                    <text:list-item>
                      <text:p text:style-name="P5"/>
                    </text:list-item>
                    <text:list-item>
                      <text:p text:style-name="P12">Permission [name:(gov)(registrant)(NRHP)][rights:read,update]</text:p>
                    </text:list-item>
                    <text:list-item>
                      <text:p text:style-name="P12">Permission [name:(gov)(registrant)(ER)][rights:read,update]</text:p>
                    </text:list-item>
                    <text:list-item>
                      <text:p text:style-name="P5">Permission [name:(gov)(registrant)(NRHP)(reviewer)][rights:read,update]</text:p>
                    </text:list-item>
                    <text:list-item>
                      <text:p text:style-name="P5">Permission [name:(gov)(registrant)(NRHP)(approver)][rights:read,update]</text:p>
                    </text:list-item>
                    <text:list-item>
                      <text:p text:style-name="P5">Permission [name:(gov)(registrant)(NRHP)(manager)][rights:read,update]</text:p>
                    </text:list-item>
                    <text:list-item>
                      <text:p text:style-name="P5">Permission [name:(gov)(registrant)(NRHP)(help-desk)][rights:create,read,update]</text:p>
                    </text:list-item>
                    <text:list-item>
                      <text:p text:style-name="P5">Permission [name:(gov)(registrant)(ER)(editor)][rights:read,update]</text:p>
                    </text:list-item>
                    <text:list-item>
                      <text:p text:style-name="P5">Permission [name:(gov)(registrant)(ER)(editor-proxy)][rights:read,update]</text:p>
                    </text:list-item>
                    <text:list-item>
                      <text:p text:style-name="P5">Permission [name:(gov)(registrant)(ER)(reviewer)][rights:read,update]</text:p>
                    </text:list-item>
                    <text:list-item>
                      <text:p text:style-name="P5">Permission [name:(gov)(registrant)(ER)(approver)][rights:read,update]</text:p>
                    </text:list-item>
                    <text:list-item>
                      <text:p text:style-name="P5">Permission [name:(gov)(registrant)(ER)(manager)][rights:read,update]</text:p>
                    </text:list-item>
                    <text:list-item>
                      <text:p text:style-name="P5">Permission [name:(gov)(registrant)(ER)(help-desk)][rights:create,read,update]</text:p>
                    </text:list-item>
                    <text:list-item>
                      <text:p text:style-name="P5">UI[prompt: Your Password][title:Password] [type:textbox]</text:p>
                      <text:list>
                        <text:list-item>
                          <text:p text:style-name="P5">Sample [sample: ********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<text:a xlink:type="simple" xlink:href="mailto:AAA@AAA.AAA">AAAAAAAA</text:a>]</text:p>
                      <text:p text:style-name="P5"/>
                    </text:list-item>
                  </text:list>
                </text:list-item>
                <text:list-item>
                  <text:p text:style-name="P5">Control [name:rn_type] <text:s/>[visible: true] [width:25][height:1][showon:create,update,read]</text:p>
                  <text:list>
                    <text:list-item>
                      <text:p text:style-name="P5">[definition: Defines the account request type.]</text:p>
                    </text:list-item>
                    <text:list-item>
                      <text:p text:style-name="P12">Permission [name:(public)(guest)][rights:create]</text:p>
                    </text:list-item>
                    <text:list-item>
                      <text:p text:style-name="P13">Permission [name:(public)(account)][rights:read,update]</text:p>
                    </text:list-item>
                    <text:list-item>
                      <text:p text:style-name="P13">Permission [name:(public)(registrant)][rights:read,update]</text:p>
                    </text:list-item>
                    <text:list-item>
                      <text:p text:style-name="P13">Permission [name:(public)(registrant)(NRHP)] [rights: read,update] </text:p>
                    </text:list-item>
                    <text:list-item>
                      <text:p text:style-name="P13">Permission [name: <text:s text:c="3"/>(public)(registrant)(ER)] [rights: read,update] </text:p>
                    </text:list-item>
                    <text:list-item>
                      <text:p text:style-name="P13"/>
                    </text:list-item>
                    <text:list-item>
                      <text:p text:style-name="P13">Permission [name:(gov)(guest)][rights:create]</text:p>
                    </text:list-item>
                    <text:list-item>
                      <text:p text:style-name="P13">Permission [name:(gov)(account)][rights:read,update]</text:p>
                    </text:list-item>
                    <text:list-item>
                      <text:p text:style-name="P13">Permission [name:(gov)(registrant)][rights:read,update]</text:p>
                    </text:list-item>
                    <text:list-item>
                      <text:p text:style-name="P12">Permission [name:(gov)(registrant)(NRHP)][rights:read,update]</text:p>
                    </text:list-item>
                    <text:list-item>
                      <text:p text:style-name="P12">Permission [name:(gov)(registrant)(ER)][rights:read,update]</text:p>
                    </text:list-item>
                    <text:list-item>
                      <text:p text:style-name="P5">Permission [name:(public)(registrant)(NRHP)(editor)][rights:read,update]</text:p>
                    </text:list-item>
                    <text:list-item>
                      <text:p text:style-name="P5">Permission [name:(public)(registrant)(NRHP)(editor-proxy)][rights:read,update]</text:p>
                    </text:list-item>
                    <text:list-item>
                      <text:p text:style-name="P5">Permission [name:(gov)(registrant)(NRHP)(reviewer)][rights:read,update]</text:p>
                    </text:list-item>
                    <text:list-item>
                      <text:p text:style-name="P5">Permission [name:(gov)(registrant)(NRHP)(approver)][rights:read,update]</text:p>
                    </text:list-item>
                    <text:list-item>
                      <text:p text:style-name="P5">Permission [name:(gov)(registrant)(NRHP)(manager)][rights:read,update]</text:p>
                    </text:list-item>
                    <text:list-item>
                      <text:p text:style-name="P5">Permission [name:(gov)(registrant)(NRHP)(help-desk)][rights:create,read,update]</text:p>
                    </text:list-item>
                    <text:list-item>
                      <text:p text:style-name="P5">Permission [name:(gov)(registrant)(ER)(editor)][rights:read,update]</text:p>
                    </text:list-item>
                    <text:list-item>
                      <text:p text:style-name="P5">Permission [name:(gov)(registrant)(ER)(editor-proxy)][rights:read,update]</text:p>
                    </text:list-item>
                    <text:list-item>
                      <text:p text:style-name="P5">Permission [name:(gov)(registrant)(ER)(reviewer)][rights:read,update]</text:p>
                    </text:list-item>
                    <text:list-item>
                      <text:p text:style-name="P5">Permission [name:(gov)(registrant)(ER)(approver)][rights:read,update]</text:p>
                    </text:list-item>
                    <text:list-item>
                      <text:p text:style-name="P5">Permission [name:(gov)(registrant)(ER)(manager)][rights:read,update]</text:p>
                    </text:list-item>
                    <text:list-item>
                      <text:p text:style-name="P5">Permission [name:(gov)(registrant)(ER)(help-desk)][rights:create,read,update]</text:p>
                    </text:list-item>
                    <text:list-item>
                      <text:p text:style-name="P5">UI[prompt: Account Request Type][title:Account Request Type] [type:hidden]</text:p>
                      <text:list>
                        <text:list-item>
                          <text:p text:style-name="P5">Sample [sample: James Tiberius Smyth II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A-Z,a-z,0-9]</text:p>
                      <text:p text:style-name="P5"/>
                    </text:list-item>
                  </text:list>
                </text:list-item>
                <text:list-item>
                  <text:p text:style-name="P5">Control [name:rn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12">Permission [name:(public)(guest)][rights:create]</text:p>
                    </text:list-item>
                    <text:list-item>
                      <text:p text:style-name="P13">Permission [name:(public)(account)][rights:read]</text:p>
                    </text:list-item>
                    <text:list-item>
                      <text:p text:style-name="P13">Permission [name:(public)(registrant)][rights:read]</text:p>
                    </text:list-item>
                    <text:list-item>
                      <text:p text:style-name="P13">Permission [name:(public)(registrant)(NRHP)] [rights: read] </text:p>
                    </text:list-item>
                    <text:list-item>
                      <text:p text:style-name="P13">Permission [name: <text:s text:c="3"/>(public)(registrant)(ER)] [rights: read] </text:p>
                    </text:list-item>
                    <text:list-item>
                      <text:p text:style-name="P13"/>
                    </text:list-item>
                    <text:list-item>
                      <text:p text:style-name="P13">Permission [name:(gov)(guest)][rights:create]</text:p>
                    </text:list-item>
                    <text:list-item>
                      <text:p text:style-name="P13">Permission [name:(gov)(account)][rights:read]</text:p>
                    </text:list-item>
                    <text:list-item>
                      <text:p text:style-name="P13">Permission [name:(gov)(registrant)][rights:read]</text:p>
                    </text:list-item>
                    <text:list-item>
                      <text:p text:style-name="P12">Permission [name:(gov)(registrant)(NRHP)][rights:read,update]</text:p>
                    </text:list-item>
                    <text:list-item>
                      <text:p text:style-name="P12">Permission [name:(gov)(registrant)(ER)][rights:read,update]</text:p>
                    </text:list-item>
                    <text:list-item>
                      <text:p text:style-name="P5">Permission [name:(public)(registrant)(NRHP)(editor)][rights:read]</text:p>
                    </text:list-item>
                    <text:list-item>
                      <text:p text:style-name="P5">Permission [name:(public)(registrant)(NRHP)(editor-proxy)][rights:read]</text:p>
                    </text:list-item>
                    <text:list-item>
                      <text:p text:style-name="P5">Permission [name:(gov)(registrant)(NRHP)(reviewer)][rights:read]</text:p>
                    </text:list-item>
                    <text:list-item>
                      <text:p text:style-name="P5">Permission [name:(gov)(registrant)(NRHP)(approver)][rights:read]</text:p>
                    </text:list-item>
                    <text:list-item>
                      <text:p text:style-name="P5">Permission [name:(gov)(registrant)(NRHP)(manager)][rights: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editor)][rights:read]</text:p>
                    </text:list-item>
                    <text:list-item>
                      <text:p text:style-name="P5">Permission [name:(gov)(registrant)(ER)(editor-proxy)][rights:read]</text:p>
                    </text:list-item>
                    <text:list-item>
                      <text:p text:style-name="P5">Permission [name:(gov)(registrant)(ER)(reviewer)][rights:read]</text:p>
                    </text:list-item>
                    <text:list-item>
                      <text:p text:style-name="P5">Permission [name:(gov)(registrant)(ER)(approver)][rights:read]</text:p>
                    </text:list-item>
                    <text:list-item>
                      <text:p text:style-name="P5">Permission [name:(gov)(registrant)(ER)(manager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6628972" text:continue-numbering="true" text:style-name="L1">
        <text:list-item>
          <text:list>
            <text:list-item>
              <text:list>
                <text:list-item>
                  <text:p text:style-name="P4"><text:span text:style-name="T1">Table [name: </text:span><text:span text:style-name="T6">Registrant_Roles]</text:span><text:span text:style-name="T1">[relationship:one][limit:6] [type:table]</text:span></text:p>
                  <text:list>
                    <text:list-item>
                      <text:p text:style-name="P7">Definition [text: the Registrant_Roles table holds the registrants privileges]</text:p>
                      <text:list>
                        <text:list-item>
                          <text:p text:style-name="P7">[description:Roles]</text:p>
                        </text:list-item>
                      </text:list>
                      <text:p text:style-name="P5"/>
                    </text:list-item>
                    <text:list-item>
                      <text:p text:style-name="P7">Control [name:rl_rn_name] [type:control][width:25][visible:false]</text:p>
                      <text:list>
                        <text:list-item>
                          <text:p text:style-name="P7">[definition: ]</text:p>
                        </text:list-item>
                        <text:list-item>
                          <text:p text:style-name="P7">Permission [name:(public)(account)][rights:create]</text:p>
                        </text:list-item>
                        <text:list-item>
                          <text:p text:style-name="P5">Permission [name:(public)(registrant)][rights:create]</text:p>
                        </text:list-item>
                        <text:list-item>
                          <text:p text:style-name="P5">Permission [name:(public)(registrant)(NRHP)][rights:create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Permission [name:(gov)(account)][rights:create]</text:p>
                        </text:list-item>
                        <text:list-item>
                          <text:p text:style-name="P5">Permission [name:(gov)(registrant)(ER)][rights:create]</text:p>
                        </text:list-item>
                        <text:list-item>
                          <text:p text:style-name="P5">Permission [name:(gov)(registrant)(NRHP)(reviewer)][rights:read]</text:p>
                        </text:list-item>
                        <text:list-item>
                          <text:p text:style-name="P5">Permission [name:(gov)(registrant)(NRHP)(approver)][rights:read]</text:p>
                        </text:list-item>
                        <text:list-item>
                          <text:p text:style-name="P5">Permission [name:(gov)(registrant)(NRHP)(manager)][rights:read]</text:p>
                        </text:list-item>
                        <text:list-item>
                          <text:p text:style-name="P5">Permission [name:(gov)(registrant)(ER)(reviewer)][rights:read]</text:p>
                        </text:list-item>
                        <text:list-item>
                          <text:p text:style-name="P5">Permission [name:(gov)(registrant)(ER)(approver)][rights:read]</text:p>
                        </text:list-item>
                        <text:list-item>
                          <text:p text:style-name="P5">Permission [name:(gov)(registrant)(ER)(manager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numeric][size:10][fk:yes][format:NNNNNNNNNN]</text:p>
                        </text:list-item>
                        <text:list-item>
                          <text:p text:style-name="P7">UI [prompt:Foreign Key][title:Foreign Key][type:hidden][format:NNNNNNNNNN]</text:p>
                        </text:list-item>
                        <text:list-item>
                          <text:p text:style-name="P7">Validation [type: numeric][validate:true]</text:p>
                        </text:list-item>
                        <text:list-item>
                          <text:p text:style-name="P7">Instruction [text: ]</text:p>
                        </text:list-item>
                      </text:list>
                      <text:p text:style-name="P5"/>
                    </text:list-item>
                    <text:list-item>
                      <text:p text:style-name="P7">Control [name:rl_type] <text:s/>[visible: true] [width:25][height:1][showon:create,update,read]</text:p>
                      <text:list>
                        <text:list-item>
                          <text:p text:style-name="P5">[definition: Defines the role type.]</text:p>
                        </text:list-item>
                        <text:list-item>
                          <text:p text:style-name="P7">Permission [name:(public)(account)][rights:create]</text:p>
                        </text:list-item>
                        <text:list-item>
                          <text:p text:style-name="P5">Permission [name:(public)(registrant)][rights:create]</text:p>
                        </text:list-item>
                        <text:list-item>
                          <text:p text:style-name="P5">Permission [name:(public)(registrant)(NRHP)][rights:create]</text:p>
                        </text:list-item>
                        <text:list-item>
                          <text:p text:style-name="P5">Permission [name:(public)(registrant)(ER)][rights:create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Permission [name:(gov)(account)][rights:create]</text:p>
                        </text:list-item>
                        <text:list-item>
                          <text:p text:style-name="P5">Permission [name:(gov)(registrant)][rights:create]</text:p>
                        </text:list-item>
                        <text:list-item>
                          <text:p text:style-name="P5">Permission [name:(gov)(registrant)(NRHP)][rights:create]</text:p>
                        </text:list-item>
                        <text:list-item>
                          <text:p text:style-name="P5">Permission [name:(gov)(registrant)(ER)][rights:create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Permission [name:(gov)(registrant)(NRHP)(reviewer)][rights:read][default:(gov)(registrant)(NRHP)(reviewer)]</text:p>
                        </text:list-item>
                        <text:list-item>
                          <text:p text:style-name="P5">Permission [name:(gov)(registrant)(NRHP)(reviewer)][rights:read]</text:p>
                        </text:list-item>
                        <text:list-item>
                          <text:p text:style-name="P5">Permission [name:(gov)(registrant)(NRHP)(approver)][rights:read]</text:p>
                        </text:list-item>
                        <text:list-item>
                          <text:p text:style-name="P5">Permission [name:(gov)(registrant)(NRHP)(manager)][rights:read]</text:p>
                        </text:list-item>
                        <text:list-item>
                          <text:p text:style-name="P5">Permission [name:(gov)(registrant)(ER)(reviewer)][rights:read]</text:p>
                        </text:list-item>
                        <text:list-item>
                          <text:p text:style-name="P5">Permission [name:(gov)(registrant)(ER)(approver)][rights:read]</text:p>
                        </text:list-item>
                        <text:list-item>
                          <text:p text:style-name="P5">Permission [name:(gov)(registrant)(ER)(manager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7">UI[prompt: Role Type][title:Role Type] [type:hidden]</text:p>
                          <text:list>
                            <text:list-item>
                              <text:p text:style-name="P5">Hidden-Value [value:(public)(registrant)(NRHP)(editor)]</text:p>
                            </text:list-item>
                            <text:list-item>
                              <text:p text:style-name="P5">Hidden-Value [value:(public)(registrant)(NRHP)(editor-proxy)]</text:p>
                            </text:list-item>
                            <text:list-item>
                              <text:p text:style-name="P5">Hidden-Value [value:(public)(registrant)(ER)(editor)]</text:p>
                            </text:list-item>
                            <text:list-item>
                              <text:p text:style-name="P5">Hidden-Value [value:(public)(registrant)(ER)(editor-proxy)]</text:p>
                            </text:list-item>
                            <text:list-item>
                              <text:p text:style-name="P5">Hidden-Value [value:(gov)(registrant)(NRHP)(help-desk)]</text:p>
                            </text:list-item>
                            <text:list-item>
                              <text:p text:style-name="P5">Hidden-Value [value:(gov)(registrant)(ER)(help-desk)]</text:p>
                            </text:list-item>
                            <text:list-item>
                              <text:p text:style-name="P5">Hidden-Value [value:(gov)(registrant)(NRHP)(reviewer)]</text:p>
                            </text:list-item>
                            <text:list-item>
                              <text:p text:style-name="P5">Hidden-Value [value:(gov)(registrant)(NRHP)(approver)]</text:p>
                            </text:list-item>
                            <text:list-item>
                              <text:p text:style-name="P5">Hidden-Value [value:(gov)(registrant)(NRHP)(manager)]</text:p>
                            </text:list-item>
                            <text:list-item>
                              <text:p text:style-name="P5">Hidden-Value [value:(gov)(registrant)(ER)(reviewer)]</text:p>
                            </text:list-item>
                            <text:list-item>
                              <text:p text:style-name="P5">Hidden-Value [value:(gov)(registrant)(ER)(approver)]</text:p>
                            </text:list-item>
                            <text:list-item>
                              <text:p text:style-name="P5">Hidden-Value [value:(gov)(registrant)(ER)(manager)]</text:p>
                            </text:list-item>
                          </text:list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10][format:A-Z,a-z,0-9]</text:p>
                        </text:list-item>
                      </text:list>
                      <text:p text:style-name="P5"/>
                    </text:list-item>
                  </text:list>
                </text:list-item>
                <text:list-item>
                  <text:p text:style-name="P5">Table [name: <text:span text:style-name="T5">Telephones</text:span>] [relationship:many][limit:][childof:<text:span text:style-name="T19">registrants</text:span>][type:table]</text:p>
                  <text:list>
                    <text:list-item>
                      <text:p text:style-name="P5">Definition [text: Telephones table holds the user telephone numbers]</text:p>
                    </text:list-item>
                    <text:list-item>
                      <text:p text:style-name="P5">[description:Telephones]</text:p>
                      <text:p text:style-name="P5"/>
                    </text:list-item>
                    <text:list-item>
                      <text:p text:style-name="P5">Control [name:ph_number] <text:s/>[visible: true] [width:14][height:1][showon:create,update, read]</text:p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<text:s text:c="3"/>(public)(registrant)(ER)] [rights:create, read,update] </text:p>
                        </text:list-item>
                      </text:list>
                      <text:p text:style-name="P13"/>
                      <text:list text:continue-numbering="true"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create,read,update]</text:p>
                        </text:list-item>
                        <text:list-item>
                          <text:p text:style-name="P12">Permission [name:(gov)(registrant)(NRHP)][rights:create,read,update]</text:p>
                        </text:list-item>
                        <text:list-item>
                          <text:p text:style-name="P12">Permission [name:(gov)(registrant)(ER)][rights:create,read,update]</text:p>
                        </text:list-item>
                        <text:list-item>
                          <text:p text:style-name="P5">Permission [name:(public)(registrant)(NRHP)(editor)][rights:create,read,update]</text:p>
                        </text:list-item>
                        <text:list-item>
                          <text:p text:style-name="P5">Permission [name:(public)(registrant)(NRHP)(editor-proxy)][rights:create,read,update]</text:p>
                        </text:list-item>
                        <text:list-item>
                          <text:p text:style-name="P5">Permission [name:(gov)(registrant)(NRHP)(reviewer)][rights:create,read,update]</text:p>
                        </text:list-item>
                        <text:list-item>
                          <text:p text:style-name="P5">Permission [name:(gov)(registrant)(NRHP)(approver)][rights:create,read,update]</text:p>
                        </text:list-item>
                        <text:list-item>
                          <text:p text:style-name="P5">Permission [name:(gov)(registrant)(NRHP)(manager)][rights:create,read,update]</text:p>
                        </text:list-item>
                        <text:list-item>
                          <text:p text:style-name="P5">Permission [name:(gov)(registrant)(NRHP)(help-desk)][rights:create,create,read,update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Permission [name:(gov)(registrant)(ER)(editor)][rights:create,read,update]</text:p>
                        </text:list-item>
                        <text:list-item>
                          <text:p text:style-name="P5">Permission [name:(gov)(registrant)(ER)(editor-proxy)][rights:create,read,update]</text:p>
                        </text:list-item>
                        <text:list-item>
                          <text:p text:style-name="P5">Permission [name:(gov)(registrant)(ER)(reviewer)][rights:create,read,update]</text:p>
                        </text:list-item>
                        <text:list-item>
                          <text:p text:style-name="P5">Permission [name:(gov)(registrant)(ER)(approver)][rights:create,read,update]</text:p>
                        </text:list-item>
                        <text:list-item>
                          <text:p text:style-name="P5">Permission [name:(gov)(registrant)(ER)(manager)][rights:create,read,update]</text:p>
                        </text:list-item>
                        <text:list-item>
                          <text:p text:style-name="P5">Permission [name:(gov)(registrant)(ER)(help-desk)][rights:create,create,read,update]</text:p>
                        </text:list-item>
                        <text:list-item>
                          <text:p text:style-name="P5">UI[prompt: Your Phone][title: Phone] [type:textbox]</text:p>
                          <text:list>
                            <text:list-item>
                              <text:p text:style-name="P5">Sample [sample:(517) 269-8947]</text:p>
                            </text:list-item>
                          </text:list>
                        </text:list-item>
                        <text:list-item>
                          <text:p text:style-name="P5">Instruction [text: Your telephone number]</text:p>
                        </text:list-item>
                        <text:list-item>
                          <text:p text:style-name="P5">Validation [type: phone][required:true][validate:yes]</text:p>
                        </text:list-item>
                        <text:list-item>
                          <text:p text:style-name="P5">Column [type:numeric][size:14][format:NNNNNNNNNN]</text:p>
                        </text:list-item>
                      </text:list>
                    </text:list-item>
                    <text:list-item>
                      <text:p text:style-name="P5">Control [name:ph_type] <text:s/>[visible: true] [width:10][height:1][showon:create,update, read]</text:p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<text:s text:c="3"/>(public)(registrant)(ER)] [rights:create, read,update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create,read,update]</text:p>
                        </text:list-item>
                        <text:list-item>
                          <text:p text:style-name="P12">Permission [name:(gov)(registrant)(NRHP)][rights:create,read,update]</text:p>
                        </text:list-item>
                        <text:list-item>
                          <text:p text:style-name="P12">Permission [name:(gov)(registrant)(ER)][rights:create,read,update]</text:p>
                        </text:list-item>
                        <text:list-item>
                          <text:p text:style-name="P5">Permission [name:(public)(registrant)(NRHP)(editor)][rights:create,read,update]</text:p>
                        </text:list-item>
                        <text:list-item>
                          <text:p text:style-name="P5">Permission [name:(public)(registrant)(NRHP)(editor-proxy)][rights:create,read,update]</text:p>
                        </text:list-item>
                        <text:list-item>
                          <text:p text:style-name="P5">Permission [name:(gov)(registrant)(NRHP)(reviewer)][rights:create,read,update]</text:p>
                        </text:list-item>
                        <text:list-item>
                          <text:p text:style-name="P5">Permission [name:(gov)(registrant)(NRHP)(approver)][rights:create,read,update]</text:p>
                        </text:list-item>
                        <text:list-item>
                          <text:p text:style-name="P5">Permission [name:(gov)(registrant)(NRHP)(manager)][rights:create,read,update]</text:p>
                        </text:list-item>
                        <text:list-item>
                          <text:p text:style-name="P5">Permission [name:(gov)(registrant)(NRHP)(help-desk)][rights:create,create,read,update]</text:p>
                        </text:list-item>
                        <text:list-item>
                          <text:p text:style-name="P5">Permission [name:(gov)(registrant)(ER)(editor)][rights:create,read,update]</text:p>
                        </text:list-item>
                        <text:list-item>
                          <text:p text:style-name="P5">Permission [name:(gov)(registrant)(ER)(editor-proxy)][rights:create,read,update]</text:p>
                        </text:list-item>
                        <text:list-item>
                          <text:p text:style-name="P5">Permission [name:(gov)(registrant)(ER)(reviewer)][rights:create,read,update]</text:p>
                        </text:list-item>
                        <text:list-item>
                          <text:p text:style-name="P5">Permission [name:(gov)(registrant)(ER)(approver)][rights:create,read,update]</text:p>
                        </text:list-item>
                        <text:list-item>
                          <text:p text:style-name="P5">Permission [name:(gov)(registrant)(ER)(manager)][rights:create,read,update]</text:p>
                        </text:list-item>
                        <text:list-item>
                          <text:p text:style-name="P5">Permission [name:(gov)(registrant)(ER)(help-desk)][rights:create,create,read,update]</text:p>
                        </text:list-item>
                        <text:list-item>
                          <text:p text:style-name="P5">UI[prompt: Phone Type][title: Type] [type:radio]</text:p>
                          <text:list>
                            <text:list-item>
                              <text:p text:style-name="P5">Option [name:Home][value:1]</text:p>
                            </text:list-item>
                            <text:list-item>
                              <text:p text:style-name="P5">Option [name:Mobile][value:2]</text:p>
                            </text:list-item>
                            <text:list-item>
                              <text:p text:style-name="P5">Option [name:Work][value:3]</text:p>
                            </text:list-item>
                            <text:list-item>
                              <text:p text:style-name="P5">Sample [sample:Mobile]</text:p>
                            </text:list-item>
                          </text:list>
                        </text:list-item>
                        <text:list-item>
                          <text:p text:style-name="P5">Instruction [text: (i.e., Home, Moble, Work)]</text:p>
                        </text:list-item>
                        <text:list-item>
                          <text:p text:style-name="P5">Validation [type: character][required:false][validate:yes]</text:p>
                        </text:list-item>
                        <text:list-item>
                          <text:p text:style-name="P5">Column [type:numeric][size:10][format:AAAAAAAAAA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ph_insertdate] [type:control][visible:true][showon:read,update]</text:p>
                      <text:list>
                        <text:list-item>
                          <text:p text:style-name="P5">[definition: Date and time <text:s/>comment was submitted]</text:p>
                        </text:list-item>
                        <text:list-item>
                          <text:p text:style-name="P13">Permission [name:(public)(account)][rights:read]</text:p>
                        </text:list-item>
                        <text:list-item>
                          <text:p text:style-name="P13">Permission [name:(public)(registrant)][rights:read]</text:p>
                        </text:list-item>
                        <text:list-item>
                          <text:p text:style-name="P13">Permission [name:(public)(registrant)(NRHP)] [rights: read] </text:p>
                        </text:list-item>
                        <text:list-item>
                          <text:p text:style-name="P13">Permission [name: <text:s text:c="3"/>(public)(registrant)(ER)] [rights:read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read]</text:p>
                        </text:list-item>
                        <text:list-item>
                          <text:p text:style-name="P13">Permission [name:(gov)(registrant)][rights:read]</text:p>
                        </text:list-item>
                        <text:list-item>
                          <text:p text:style-name="P12">Permission [name:(gov)(registrant)(NRHP)][rights:,read]</text:p>
                        </text:list-item>
                        <text:list-item>
                          <text:p text:style-name="P12">Permission [name:(gov)(registrant)(ER)][rights:read]</text:p>
                        </text:list-item>
                        <text:list-item>
                          <text:p text:style-name="P4"><text:span text:style-name="T1">Permission [name:(public)(registrant)(NRHP)(editor)] </text:span><text:span text:style-name="T26">[rights:read]</text:span></text:p>
                        </text:list-item>
                        <text:list-item>
                          <text:p text:style-name="P4"><text:span text:style-name="T1">Permission [name:(public)(registrant)(NRHP)(editor-proxy)]</text:span><text:span text:style-name="T26">[rights:read]</text:span></text:p>
                        </text:list-item>
                        <text:list-item>
                          <text:p text:style-name="P4"><text:span text:style-name="T1">Permission [name:(gov)(registrant)(NRHP)(reviewer)]</text:span><text:span text:style-name="T26">[rights:read]</text:span></text:p>
                        </text:list-item>
                        <text:list-item>
                          <text:p text:style-name="P4"><text:span text:style-name="T1">Permission [name:(gov)(registrant)(NRHP)(approver)] </text:span><text:span text:style-name="T26">[rights:read]</text:span></text:p>
                        </text:list-item>
                        <text:list-item>
                          <text:p text:style-name="P5">Permission [name:(gov)(registrant)(NRHP)(manager)][rights:read]</text:p>
                        </text:list-item>
                        <text:list-item>
                          <text:p text:style-name="P5">Permission [name:(gov)(registrant)(NRHP)(help-desk)] [rights:create,create,read,update]</text:p>
                        </text:list-item>
                        <text:list-item>
                          <text:p text:style-name="P5">Permission [name:(gov)(registrant)(ER)(editor)][rights:read]</text:p>
                        </text:list-item>
                        <text:list-item>
                          <text:p text:style-name="P5">Permission [name:(gov)(registrant)(ER)(editor-proxy)][rights:read]</text:p>
                        </text:list-item>
                        <text:list-item>
                          <text:p text:style-name="P5">Permission [name:(gov)(registrant)(ER)(reviewer)][rights:read]</text:p>
                        </text:list-item>
                        <text:list-item>
                          <text:p text:style-name="P5">Permission [name:(gov)(registrant)(ER)(approver)][rights:read]</text:p>
                        </text:list-item>
                        <text:list-item>
                          <text:p text:style-name="P5">Permission [name:(gov)(registrant)(ER)(manager)][rights:read]</text:p>
                        </text:list-item>
                        <text:list-item>
                          <text:p text:style-name="P5">Permission [name:(gov)(registrant)(ER)(help-desk)][rights:create,create,read,update]</text:p>
                        </text:list-item>
                        <text:list-item>
                          <text:p text:style-name="P5">Column [type:datetimestamp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Create date]</text:p>
                          <text:p text:style-name="P5"/>
                        </text:list-item>
                      </text:list>
                      <text:p text:style-name="P5"/>
                    </text:list-item>
                  </text:list>
                </text:list-item>
                <text:list-item>
                  <text:p text:style-name="P4"><text:span text:style-name="T1">Table [name: </text:span><text:span text:style-name="T6">Mailing_Addresses</text:span><text:span text:style-name="T1">] [relationship:many][limit:][childof:</text:span><text:span text:style-name="T21">registrants</text:span><text:span text:style-name="T1">][type:table]</text:span></text:p>
                  <text:list>
                    <text:list-item>
                      <text:p text:style-name="P5">Definition [text: Mailing_Addresses table holds the users single mailing address.]</text:p>
                    </text:list-item>
                    <text:list-item>
                      <text:p text:style-name="P5">[description:Mailing_Addresses]</text:p>
                      <text:p text:style-name="P5"/>
                    </text:list-item>
                    <text:list-item>
                      <text:p text:style-name="P4"><text:span text:style-name="T1">Control [name:</text:span><text:span text:style-name="T11">ma_street</text:span><text:span text:style-name="T1">] <text:s/>[visible: true] [width:25][height:1][showon:create,update,read][access:(public)(registrant),(review-commenter)]</text:span></text:p>
                      <text:list>
                        <text:list-item>
                          <text:p text:style-name="P5">[definition: the complet street number and name.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 read,update] </text:p>
                        </text:list-item>
                        <text:list-item>
                          <text:p text:style-name="P13">Permission [name:(public)(registrant)(ER)] [rights: read,update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public)(registrant)(NRHP)(editor)][rights:create,read,update]</text:p>
                        </text:list-item>
                        <text:list-item>
                          <text:p text:style-name="P5">Permission [name:(public)(registrant)(NRHP)(editor-proxy)][rights:create,read,update]</text:p>
                        </text:list-item>
                        <text:list-item>
                          <text:p text:style-name="P5">Permission [name:(gov)(registrant)(NRHP)(reviewer)][rights:create,read,update]</text:p>
                        </text:list-item>
                        <text:list-item>
                          <text:p text:style-name="P5">Permission [name:(gov)(registrant)(NRHP)(approver)][rights:create,read,update]</text:p>
                        </text:list-item>
                        <text:list-item>
                          <text:p text:style-name="P5">Permission [name:(gov)(registrant)(NRHP)(manager)][rights:create,read,update]</text:p>
                        </text:list-item>
                        <text:list-item>
                          <text:p text:style-name="P5">Permission [name:(gov)(registrant)(NRHP)(help-desk)][rights:create,create,read,update]</text:p>
                        </text:list-item>
                        <text:list-item>
                          <text:p text:style-name="P5">Permission [name:(gov)(registrant)(ER)(editor)][rights:create,read,update]</text:p>
                        </text:list-item>
                        <text:list-item>
                          <text:p text:style-name="P5">Permission [name:(gov)(registrant)(ER)(editor-proxy)][rights:create,read,update]</text:p>
                        </text:list-item>
                        <text:list-item>
                          <text:p text:style-name="P5">Permission [name:(gov)(registrant)(ER)(reviewer)][rights:create,read,update]</text:p>
                        </text:list-item>
                        <text:list-item>
                          <text:p text:style-name="P5">Permission [name:(gov)(registrant)(ER)(approver)][rights:create,read,update]</text:p>
                        </text:list-item>
                        <text:list-item>
                          <text:p text:style-name="P5">Permission [name:(gov)(registrant)(ER)(manager)][rights:create,read,update]</text:p>
                        </text:list-item>
                        <text:list-item>
                          <text:p text:style-name="P5">Permission [name:(gov)(registrant)(ER)(help-desk)][rights:create,create,read,update]</text:p>
                        </text:list-item>
                        <text:list-item>
                          <text:p text:style-name="P5">UI[prompt: <text:span text:style-name="T18">Street</text:span>][title: Street] [type:textbox]</text:p>
                          <text:list>
                            <text:list-item>
                              <text:p text:style-name="P5">Sample [sample:6767 West Street]</text:p>
                            </text:list-item>
                          </text:list>
                        </text:list-item>
                        <text:list-item>
                          <text:p text:style-name="P5">Instruction [text: Complete street name or a P.O. Box.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</text:list-item>
                    <text:list-item>
                      <text:p text:style-name="P5">Control [name:ma_municipality] <text:s/>[visible: true] [width:25][height:1][showon:create,update,read]</text:p>
                      <text:list>
                        <text:list-item>
                          <text:p text:style-name="P5">[definition: the current municipality 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(public)(registrant)(ER)] [rights:create, read,update] 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(public)(registrant)(ER)] [rights:create, read,update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create,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public)(registrant)(NRHP)(editor)][rights:create,read,update]</text:p>
                        </text:list-item>
                        <text:list-item>
                          <text:p text:style-name="P5">Permission [name:(public)(registrant)(NRHP)(editor-proxy)][rights:create,read,update]</text:p>
                        </text:list-item>
                        <text:list-item>
                          <text:p text:style-name="P5">Permission [name:(gov)(registrant)(NRHP)(reviewer)][rights:create,read,update]</text:p>
                        </text:list-item>
                        <text:list-item>
                          <text:p text:style-name="P5">Permission [name:(gov)(registrant)(NRHP)(approver)][rights:create,read,update]</text:p>
                        </text:list-item>
                        <text:list-item>
                          <text:p text:style-name="P5">Permission [name:(gov)(registrant)(NRHP)(manager)][rights:create,read,update]</text:p>
                        </text:list-item>
                        <text:list-item>
                          <text:p text:style-name="P5">Permission [name:(gov)(registrant)(NRHP)(help-desk)][rights:create,create,read,update]</text:p>
                        </text:list-item>
                        <text:list-item>
                          <text:p text:style-name="P5">Permission [name:(gov)(registrant)(ER)(editor)][rights:create,read,update]</text:p>
                        </text:list-item>
                        <text:list-item>
                          <text:p text:style-name="P5">Permission [name:(gov)(registrant)(ER)(editor-proxy)][rights:create,read,update]</text:p>
                        </text:list-item>
                        <text:list-item>
                          <text:p text:style-name="P5">Permission [name:(gov)(registrant)(ER)(reviewer)][rights:create,read,update]</text:p>
                        </text:list-item>
                        <text:list-item>
                          <text:p text:style-name="P5">Permission [name:(gov)(registrant)(ER)(approver)][rights:create,read,update]</text:p>
                        </text:list-item>
                        <text:list-item>
                          <text:p text:style-name="P5">Permission [name:(gov)(registrant)(ER)(manager)][rights:create,read,update]</text:p>
                        </text:list-item>
                        <text:list-item>
                          <text:p text:style-name="P5">Permission [name:(gov)(registrant)(ER)(help-desk)][rights:create,read,update]</text:p>
                        </text:list-item>
                        <text:list-item>
                          <text:p text:style-name="P5">UI[prompt: <text:span text:style-name="T7">Municiple Unit</text:span>][title:Municipality] [type:textbox]</text:p>
                          <text:list>
                            <text:list-item>
                              <text:p text:style-name="P5">Sample [sample:Caseville]</text:p>
                            </text:list-item>
                          </text:list>
                        </text:list-item>
                        <text:list-item>
                          <text:p text:style-name="P5">Instruction [text: Complete municipality name. <text:s/>No abbreviations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</text:list>
                    </text:list-item>
                    <text:list-item>
                      <text:p text:style-name="P5">Control [name:ma_state] <text:s/>[visible: true] [width:25][height:1][showon:create,update,read][access:(public)(registrant),(review-commenter)]</text:p>
                      <text:list>
                        <text:list-item>
                          <text:p text:style-name="P5">[definition: the state. 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(public)(registrant)(ER)] [rights:create, read,update] 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(public)(registrant)(ER)] [rights:create, read,update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create,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public)(registrant)(NRHP)(editor)][rights:create,read,update][default:MI]</text:p>
                        </text:list-item>
                        <text:list-item>
                          <text:p text:style-name="P5">Permission [name:(public)(registrant)(NRHP)(editor-proxy)][rights:create,read,update][default:MI]</text:p>
                        </text:list-item>
                        <text:list-item>
                          <text:p text:style-name="P5">Permission [name:(gov)(registrant)(NRHP)(reviewer)][rights:create,read,update][default:MI]</text:p>
                        </text:list-item>
                        <text:list-item>
                          <text:p text:style-name="P5">Permission [name:(gov)(registrant)(NRHP)(approver)][rights:create,read,update][default:MI]</text:p>
                        </text:list-item>
                        <text:list-item>
                          <text:p text:style-name="P5">Permission [name:(gov)(registrant)(NRHP)(manager)][rights:create,read,update][default:MI]</text:p>
                        </text:list-item>
                        <text:list-item>
                          <text:p text:style-name="P5">Permission [name:(gov)(registrant)(NRHP)(help-desk)][rights:create,create,read,update][default:MI]</text:p>
                        </text:list-item>
                        <text:list-item>
                          <text:p text:style-name="P5">Permission [name:(gov)(registrant)(ER)(editor)][rights:create,read,update][default:MI]</text:p>
                        </text:list-item>
                        <text:list-item>
                          <text:p text:style-name="P5">Permission [name:(gov)(registrant)(ER)(editor-proxy)][rights:create,read,update][default:MI]</text:p>
                        </text:list-item>
                        <text:list-item>
                          <text:p text:style-name="P5">Permission [name:(gov)(registrant)(ER)(reviewer)][rights:create,read,update][default:MI]</text:p>
                        </text:list-item>
                        <text:list-item>
                          <text:p text:style-name="P5">Permission [name:(gov)(registrant)(ER)(approver)][rights:create,read,update][default:MI]</text:p>
                        </text:list-item>
                        <text:list-item>
                          <text:p text:style-name="P5">Permission [name:(gov)(registrant)(ER)(manager)][rights:create,read,update][default:MI]</text:p>
                        </text:list-item>
                        <text:list-item>
                          <text:p text:style-name="P5">Permission [name:(gov)(registrant)(ER)(help-desk)][rights:create,read,update][default:MI]</text:p>
                        </text:list-item>
                        <text:list-item>
                          <text:p text:style-name="P5">UI[prompt: <text:span text:style-name="T8">State</text:span>][title:State] [type:textbox]</text:p>
                          <text:list>
                            <text:list-item>
                              <text:p text:style-name="P5">Sample [sample:MI]</text:p>
                            </text:list-item>
                          </text:list>
                        </text:list-item>
                        <text:list-item>
                          <text:p text:style-name="P5">Instruction [text: State Abbreviation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][format:A-Z,a-z,0-9]</text:p>
                        </text:list-item>
                      </text:list>
                    </text:list-item>
                    <text:list-item>
                      <text:p text:style-name="P5">Control [name:ma_postalcode] <text:s/>[visible: true] [width:10][height:1][showon:create,update,read]</text:p>
                      <text:list>
                        <text:list-item>
                          <text:p text:style-name="P5">[definition: Postal code for the property. 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create,read,update]</text:p>
                        </text:list-item>
                        <text:list-item>
                          <text:p text:style-name="P13">Permission [name:(public)(registrant)(NRHP)] [rights:create, read,update] </text:p>
                        </text:list-item>
                        <text:list-item>
                          <text:p text:style-name="P13">Permission [name: <text:s text:c="2"/>(public)(registrant)(ER)] [rights:create, read,update] </text:p>
                        </text:list-item>
                        <text:list-item>
                          <text:p text:style-name="P5">Permission [name:(public)(registrant)(NRHP)(editor)][rights:create,read,update]</text:p>
                        </text:list-item>
                        <text:list-item>
                          <text:p text:style-name="P13">Permission [name:(public)(registrant)(NRHP)(editor-proxy)][rights:create,read,update]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create,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gov)(registrant)(NRHP)(reviewer)][rights:create,read,update]</text:p>
                        </text:list-item>
                        <text:list-item>
                          <text:p text:style-name="P5">Permission [name:(gov)(registrant)(NRHP)(approver)][rights:create,read,update]</text:p>
                        </text:list-item>
                        <text:list-item>
                          <text:p text:style-name="P5">Permission [name:(gov)(registrant)(NRHP)(manager)][rights:create,read,update]</text:p>
                        </text:list-item>
                        <text:list-item>
                          <text:p text:style-name="P5">Permission [name:(gov)(registrant)(NRHP)(help-desk)][rights:create,create,read,update]</text:p>
                        </text:list-item>
                        <text:list-item>
                          <text:p text:style-name="P5">Permission [name:(gov)(registrant)(ER)(editor)][rights:create,read,update]</text:p>
                        </text:list-item>
                        <text:list-item>
                          <text:p text:style-name="P5">Permission [name:(gov)(registrant)(ER)(editor-proxy)][rights:create,read,update]</text:p>
                        </text:list-item>
                        <text:list-item>
                          <text:p text:style-name="P5">Permission [name:(gov)(registrant)(ER)(reviewer)][rights:create,read,update]</text:p>
                        </text:list-item>
                        <text:list-item>
                          <text:p text:style-name="P5">Permission [name:(gov)(registrant)(ER)(approver)][rights:create,read,update]</text:p>
                        </text:list-item>
                        <text:list-item>
                          <text:p text:style-name="P5">Permission [name:(gov)(registrant)(ER)(manager)][rights:create,read,update]</text:p>
                        </text:list-item>
                        <text:list-item>
                          <text:p text:style-name="P5">Permission [name:(gov)(registrant)(ER)(help-desk)][rights:create,create,read,update]</text:p>
                        </text:list-item>
                        <text:list-item>
                          <text:p text:style-name="P5">UI[prompt: <text:span text:style-name="T9">Postal Code</text:span>][title:Postal Code] [type:textbox]</text:p>
                          <text:list>
                            <text:list-item>
                              <text:p text:style-name="P5">Sample [sample:48725]</text:p>
                            </text:list-item>
                          </text:list>
                        </text:list-item>
                        <text:list-item>
                          <text:p text:style-name="P5">Instruction [text: Postal code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10][format: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ma_insertdate] [type:control][visible:true][showon:read,update]</text:p>
                      <text:list>
                        <text:list-item>
                          <text:p text:style-name="P5">[definition: Date and time <text:s/>comment was submitted]</text:p>
                        </text:list-item>
                        <text:list-item>
                          <text:p text:style-name="P13">Permission [name:(public)(account)][rights:read]</text:p>
                        </text:list-item>
                        <text:list-item>
                          <text:p text:style-name="P13">Permission [name:(public)(registrant)][rights:read]</text:p>
                        </text:list-item>
                        <text:list-item>
                          <text:p text:style-name="P13">Permission [name:(public)(registrant)(NRHP)] [rights: read] </text:p>
                        </text:list-item>
                        <text:list-item>
                          <text:p text:style-name="P13">Permission [name: <text:s text:c="3"/>(public)(registrant)(ER)] [rights: read] 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read]</text:p>
                        </text:list-item>
                        <text:list-item>
                          <text:p text:style-name="P13">Permission [name:(gov)(registrant)][rights:read]</text:p>
                        </text:list-item>
                        <text:list-item>
                          <text:p text:style-name="P12">Permission [name:(gov)(registrant)(NRHP)][rights:read]</text:p>
                        </text:list-item>
                        <text:list-item>
                          <text:p text:style-name="P12">Permission [name:(gov)(registrant)(ER)][rights:read]</text:p>
                        </text:list-item>
                        <text:list-item>
                          <text:p text:style-name="P5">Permission [name:(public)(registrant)(NRHP)(editor)][rights:read]</text:p>
                        </text:list-item>
                        <text:list-item>
                          <text:p text:style-name="P5">Permission [name:(public)(registrant)(NRHP)(editor-proxy)][rights:read]</text:p>
                        </text:list-item>
                        <text:list-item>
                          <text:p text:style-name="P5">Permission [name:(gov)(registrant)(NRHP)(reviewer)][rights:read]</text:p>
                        </text:list-item>
                        <text:list-item>
                          <text:p text:style-name="P5">Permission [name:(gov)(registrant)(NRHP)(approver)][rights:read]</text:p>
                        </text:list-item>
                        <text:list-item>
                          <text:p text:style-name="P5">Permission [name:(gov)(registrant)(NRHP)(manager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editor)][rights:read]</text:p>
                        </text:list-item>
                        <text:list-item>
                          <text:p text:style-name="P5">Permission [name:(gov)(registrant)(ER)(editor-proxy)][rights:read]</text:p>
                        </text:list-item>
                        <text:list-item>
                          <text:p text:style-name="P5">Permission [name:(gov)(registrant)(ER)(reviewer)][rights:read]</text:p>
                        </text:list-item>
                        <text:list-item>
                          <text:p text:style-name="P5">Permission [name:(gov)(registrant)(ER)(approver)][rights:read]</text:p>
                        </text:list-item>
                        <text:list-item>
                          <text:p text:style-name="P5">Permission [name:(gov)(registrant)(ER)(manager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datetimestamp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  <text:p text:style-name="P5"/>
                        </text:list-item>
                      </text:list>
                      <text:p text:style-name="P5"/>
                      <text:list text:continue-numbering="true">
                        <text:list-header>
                          <text:p text:style-name="P5"/>
                          <text:p text:style-name="P5"/>
                        </text:list-header>
                      </text:list>
                    </text:list-item>
                  </text:list>
                </text:list-item>
                <text:list-item>
                  <text:p text:style-name="P4"><text:span text:style-name="T1">Table [name: </text:span><text:span text:style-name="T20">IndividualStatus</text:span><text:span text:style-name="T1">] [relationship:one][limit:1][childof:</text:span><text:span text:style-name="T21">registrants</text:span><text:span text:style-name="T1">][type:table]</text:span></text:p>
                  <text:list>
                    <text:list-item>
                      <text:p text:style-name="P5">[description:IndividualStatus]</text:p>
                    </text:list-item>
                    <text:list-item>
                      <text:p text:style-name="P5">Definition [text: IndividualStatus table holds the user status in terms of user experience and expertise]</text:p>
                      <text:p text:style-name="P5"/>
                      <text:p text:style-name="P5"/>
                    </text:list-item>
                    <text:list-item>
                      <text:p text:style-name="P5">Control [name:exp_experience] <text:s/>[visible: true] [width:25][height:1][showon:create,update,read]</text:p>
                      <text:list>
                        <text:list-item>
                          <text:p text:style-name="P5">[definition: List of experience options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read,update]</text:p>
                        </text:list-item>
                        <text:list-item>
                          <text:p text:style-name="P13">Permission [name:(public)(registrant)(NRHP)] [rights: read,update] </text:p>
                        </text:list-item>
                        <text:list-item>
                          <text:p text:style-name="P13">Permission [name:(public)(registrant)(ER)] [rights: read,update] </text:p>
                        </text:list-item>
                        <text:list-item>
                          <text:p text:style-name="P5">Permission [name:(public)(registrant)(NRHP)(editor)][rights:read,update][default:0]</text:p>
                        </text:list-item>
                        <text:list-item>
                          <text:p text:style-name="P13">Permission [name:(public)(registrant)(NRHP)(editor-proxy)][rights:read,update][default:0]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gov)(registrant)(NRHP)(reviewer)][rights:read,update][default:0]</text:p>
                        </text:list-item>
                        <text:list-item>
                          <text:p text:style-name="P5">Permission [name:(gov)(registrant)(NRHP)(approver)][rights:read,update][default:0]</text:p>
                        </text:list-item>
                        <text:list-item>
                          <text:p text:style-name="P5">Permission [name:(gov)(registrant)(NRHP)(manager)][rights:read,update][default:0]</text:p>
                        </text:list-item>
                        <text:list-item>
                          <text:p text:style-name="P5">Permission [name:(gov)(registrant)(NRHP)(help-desk)][rights:read,update][default:0]</text:p>
                        </text:list-item>
                        <text:list-item>
                          <text:p text:style-name="P5">Permission [name:(gov)(registrant)(ER)(editor)][rights:read,update][default:0]</text:p>
                        </text:list-item>
                        <text:list-item>
                          <text:p text:style-name="P5">Permission [name:(gov)(registrant)(ER)(editor-proxy)][rights:read,update][default:0]</text:p>
                        </text:list-item>
                        <text:list-item>
                          <text:p text:style-name="P5">Permission [name:(gov)(registrant)(ER)(reviewer)][rights:read,update][default:0]</text:p>
                        </text:list-item>
                        <text:list-item>
                          <text:p text:style-name="P5">Permission [name:(gov)(registrant)(ER)(approver)][rights:read,update][default:0]</text:p>
                        </text:list-item>
                        <text:list-item>
                          <text:p text:style-name="P5">Permission [name:(gov)(registrant)(ER)(manager)][rights:read,update][default:0]</text:p>
                        </text:list-item>
                        <text:list-item>
                          <text:p text:style-name="P5">Permission [name:(gov)(registrant)(ER)(help-desk)][rights:read,update][default:0]</text:p>
                        </text:list-item>
                        <text:list-item>
                          <text:p text:style-name="P5">UI[prompt: Judge your Experience][title:Experience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First Timer][value:1]</text:p>
                            </text:list-item>
                            <text:list-item>
                              <text:p text:style-name="P5">Option [name:Successful Nomination][value:2]</text:p>
                            </text:list-item>
                            <text:list-item>
                              <text:p text:style-name="P5">Option [name:Successful Project][value:3]</text:p>
                            </text:list-item>
                            <text:list-item>
                              <text:p text:style-name="P5">Option [name:Portfolio of Projects][value:4]</text:p>
                            </text:list-item>
                            <text:list-item>
                              <text:p text:style-name="P5">Sample [sample:Successful Nomination]</text:p>
                            </text:list-item>
                          </text:list>
                        </text:list-item>
                        <text:list-item>
                          <text:p text:style-name="P5">Instruction [text: Your expertise is important with regards to filling out applicaitons.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exp_expertise] <text:s/>[visible: true] [width:25][height:1][showon:create,update,read]</text:p>
                      <text:list>
                        <text:list-item>
                          <text:p text:style-name="P5">[definition: List of expertise options]</text:p>
                        </text:list-item>
                        <text:list-item>
                          <text:p text:style-name="P13">Permission [name:(public)(account)][rights:create,read,update]</text:p>
                        </text:list-item>
                        <text:list-item>
                          <text:p text:style-name="P13">Permission [name:(public)(registrant)][rights:read,update]</text:p>
                        </text:list-item>
                        <text:list-item>
                          <text:p text:style-name="P13">Permission [name:(public)(registrant)(NRHP)] [rights: read,update] </text:p>
                        </text:list-item>
                        <text:list-item>
                          <text:p text:style-name="P13">Permission [name:(public)(registrant)(ER)] [rights: read,update] </text:p>
                        </text:list-item>
                        <text:list-item>
                          <text:p text:style-name="P5">Permission [name:(public)(registrant)(NRHP)(editor)][rights:read,update][default:0]</text:p>
                        </text:list-item>
                        <text:list-item>
                          <text:p text:style-name="P13">Permission [name:(public)(registrant)(NRHP)(editor-proxy)][rights:read,update][default:0]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create,read,update]</text:p>
                        </text:list-item>
                        <text:list-item>
                          <text:p text:style-name="P13">Permission [name:(gov)(registrant)][rights: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gov)(registrant)(NRHP)(reviewer)][rights:read,update][default:0]</text:p>
                        </text:list-item>
                        <text:list-item>
                          <text:p text:style-name="P5">Permission [name:(gov)(registrant)(NRHP)(approver)][rights:read,update][default:0]</text:p>
                        </text:list-item>
                        <text:list-item>
                          <text:p text:style-name="P5">Permission [name:(gov)(registrant)(NRHP)(manager)][rights:read,update][default:0]</text:p>
                        </text:list-item>
                        <text:list-item>
                          <text:p text:style-name="P5">Permission [name:(gov)(registrant)(NRHP)(help-desk)][rights:create,read,update][default:0]</text:p>
                        </text:list-item>
                        <text:list-item>
                          <text:p text:style-name="P5">Permission [name:(gov)(registrant)(ER)(editor)][rights:read,update][default:0]</text:p>
                        </text:list-item>
                        <text:list-item>
                          <text:p text:style-name="P5">Permission [name:(gov)(registrant)(ER)(editor-proxy)][rights:read,update][default:0]</text:p>
                        </text:list-item>
                        <text:list-item>
                          <text:p text:style-name="P5">Permission [name:(gov)(registrant)(ER)(reviewer)][rights:read,update][default:0]</text:p>
                        </text:list-item>
                        <text:list-item>
                          <text:p text:style-name="P5">Permission [name:(gov)(registrant)(ER)(approver)][rights:read,update][default:0]</text:p>
                        </text:list-item>
                        <text:list-item>
                          <text:p text:style-name="P5">Permission [name:(gov)(registrant)(ER)(manager)][rights:read,update][default:0]</text:p>
                        </text:list-item>
                        <text:list-item>
                          <text:p text:style-name="P5">Permission [name:(gov)(registrant)(ER)(help-desk)][rights:read,update][default:0]</text:p>
                        </text:list-item>
                        <text:list-item>
                          <text:p text:style-name="P5">UI[prompt: Judge your Expertise][title:Expertise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No Training][value:1]</text:p>
                            </text:list-item>
                            <text:list-item>
                              <text:p text:style-name="P5">Option [name:Related Training][value:2]</text:p>
                            </text:list-item>
                            <text:list-item>
                              <text:p text:style-name="P5">Option [name:Professional Training][value:3]</text:p>
                            </text:list-item>
                            <text:list-item>
                              <text:p text:style-name="P5">Option [name:Advanced Training][value:4]</text:p>
                            </text:list-item>
                            <text:list-item>
                              <text:p text:style-name="P5">Sample [sample:Novice]</text:p>
                            </text:list-item>
                          </text:list>
                        </text:list-item>
                        <text:list-item>
                          <text:p text:style-name="P5">Instruction [text: Your experience is important with regards to filling out applicaitons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exp_status] <text:s/>[visible: true] [width:25][height:1][showon:update,read]</text:p>
                      <text:list>
                        <text:list-item>
                          <text:p text:style-name="P5">[definition: List of Access]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read,update]</text:p>
                        </text:list-item>
                        <text:list-item>
                          <text:p text:style-name="P13">Permission [name:(gov)(registrant)][rights:read,update]</text:p>
                        </text:list-item>
                        <text:list-item>
                          <text:p text:style-name="P12">Permission [name:(gov)(registrant)(NRHP)][rights:read,update]</text:p>
                        </text:list-item>
                        <text:list-item>
                          <text:p text:style-name="P12">Permission [name:(gov)(registrant)(ER)][rights:read,update]</text:p>
                        </text:list-item>
                        <text:list-item>
                          <text:p text:style-name="P5">Permission [name:(public)(registrant)(NRHP)(editor)][rights:read][default:0]</text:p>
                        </text:list-item>
                        <text:list-item>
                          <text:p text:style-name="P5">Permission [name:(public)(registrant)(NRHP)(editor-proxy)][rights:read][default:0]</text:p>
                        </text:list-item>
                        <text:list-item>
                          <text:p text:style-name="P5">Permission [name:(gov)(registrant)(NRHP)(reviewer)][rights:read][default:0]</text:p>
                        </text:list-item>
                        <text:list-item>
                          <text:p text:style-name="P5">Permission [name:(gov)(registrant)(NRHP)(approver)][rights:read][default:0]</text:p>
                        </text:list-item>
                        <text:list-item>
                          <text:p text:style-name="P5">Permission [name:(gov)(registrant)(NRHP)(manager)][rights:read,update][default:0]</text:p>
                        </text:list-item>
                        <text:list-item>
                          <text:p text:style-name="P5">Permission [name:(gov)(registrant)(NRHP)(help-desk)][rights:read][default:0]</text:p>
                        </text:list-item>
                        <text:list-item>
                          <text:p text:style-name="P5">Permission [name:(gov)(registrant)(ER)(editor)][rights:read][default:0]</text:p>
                        </text:list-item>
                        <text:list-item>
                          <text:p text:style-name="P5">Permission [name:(gov)(registrant)(ER)(editor-proxy)][rights:read][default:0]</text:p>
                        </text:list-item>
                        <text:list-item>
                          <text:p text:style-name="P5">Permission [name:(gov)(registrant)(ER)(reviewer)][rights:read][default:0]</text:p>
                        </text:list-item>
                        <text:list-item>
                          <text:p text:style-name="P5">Permission [name:(gov)(registrant)(ER)(approver)][rights:read][default:0]</text:p>
                        </text:list-item>
                        <text:list-item>
                          <text:p text:style-name="P5">Permission [name:(gov)(registrant)(ER)(manager)][rights:read,update][default:0]</text:p>
                        </text:list-item>
                        <text:list-item>
                          <text:p text:style-name="P5">Permission [name:(gov)(registrant)(ER)(help-desk)][rights:read][default:0]</text:p>
                        </text:list-item>
                        <text:list-item>
                          <text:p text:style-name="P5">UI[prompt: Assign Access Level][title: Access Level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Novice][value:1]</text:p>
                            </text:list-item>
                            <text:list-item>
                              <text:p text:style-name="P5">Option [name:Apprentice][value:2]</text:p>
                            </text:list-item>
                            <text:list-item>
                              <text:p text:style-name="P5">Option [name:Professional][value:3]</text:p>
                            </text:list-item>
                            <text:list-item>
                              <text:p text:style-name="P5">Option [name:Advanced Professional][value:4]</text:p>
                            </text:list-item>
                          </text:list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  <text:list-item>
                          <text:p text:style-name="P5">Instruction [text: Access level granted by SHPO.]</text:p>
                        </text:list-item>
                      </text:list>
                    </text:list-item>
                    <text:list-item>
                      <text:p text:style-name="P5">Control [name:exp_insertdate] [type:control][visible:true][showon:read,update]</text:p>
                      <text:list>
                        <text:list-item>
                          <text:p text:style-name="P5">[definition: Date and time <text:s/>submitted]</text:p>
                        </text:list-item>
                        <text:list-item>
                          <text:p text:style-name="P13">Permission [name:(public)(account)][rights:read]</text:p>
                        </text:list-item>
                        <text:list-item>
                          <text:p text:style-name="P13">Permission [name:(public)(registrant)][rights:read]</text:p>
                        </text:list-item>
                        <text:list-item>
                          <text:p text:style-name="P13">Permission [name:(public)(registrant)(NRHP)] [rights:read] </text:p>
                        </text:list-item>
                        <text:list-item>
                          <text:p text:style-name="P13">Permission [name:(public)(registrant)(ER)] [rights: read] </text:p>
                        </text:list-item>
                        <text:list-item>
                          <text:p text:style-name="P5">Permission [name:(public)(registrant)(NRHP)(editor)][rights:read]</text:p>
                        </text:list-item>
                        <text:list-item>
                          <text:p text:style-name="P13">Permission [name:(public)(registrant)(NRHP)(editor-proxy)][rights:read]</text:p>
                        </text:list-item>
                        <text:list-item>
                          <text:p text:style-name="P13"/>
                        </text:list-item>
                        <text:list-item>
                          <text:p text:style-name="P13">Permission [name:(gov)(account)][rights:read]</text:p>
                        </text:list-item>
                        <text:list-item>
                          <text:p text:style-name="P13">Permission [name:(gov)(registrant)][rights:read]</text:p>
                        </text:list-item>
                        <text:list-item>
                          <text:p text:style-name="P12">Permission [name:(gov)(registrant)(NRHP)][rights:read]</text:p>
                        </text:list-item>
                        <text:list-item>
                          <text:p text:style-name="P12">Permission [name:(gov)(registrant)(ER)][rights:read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>Permission [name:(gov)(registrant)(NRHP)(reviewer)][rights:read]</text:p>
                        </text:list-item>
                        <text:list-item>
                          <text:p text:style-name="P5">Permission [name:(gov)(registrant)(NRHP)(approver)][rights:read]</text:p>
                        </text:list-item>
                        <text:list-item>
                          <text:p text:style-name="P5">Permission [name:(gov)(registrant)(NRHP)(manager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editor)][rights:read]</text:p>
                        </text:list-item>
                        <text:list-item>
                          <text:p text:style-name="P5">Permission [name:(gov)(registrant)(ER)(editor-proxy)][rights:read]</text:p>
                        </text:list-item>
                        <text:list-item>
                          <text:p text:style-name="P5">Permission [name:(gov)(registrant)(ER)(reviewer)][rights:read]</text:p>
                        </text:list-item>
                        <text:list-item>
                          <text:p text:style-name="P5">Permission [name:(gov)(registrant)(ER)(approver)][rights:read ]</text:p>
                        </text:list-item>
                        <text:list-item>
                          <text:p text:style-name="P5">Permission [name:(gov)(registrant)(ER)(manager)][rights:read 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datetimestamp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Table [name: <text:span text:style-name="T5">Password_Requests</text:span>] [type:table]</text:p>
              <text:list>
                <text:list-item>
                  <text:p text:style-name="P5">Definition [text: Password requests stores requests, along with when the request was submitted and by whom.]</text:p>
                </text:list-item>
                <text:list-item>
                  <text:p text:style-name="P5">[description:Password_Requiests]</text:p>
                  <text:p text:style-name="P5"/>
                </text:list-item>
                <text:list-item>
                  <text:p text:style-name="P5">Control [name:pr_name] <text:s/>[visible: true] [width:100][height:1][showon:create]</text:p>
                  <text:list>
                    <text:list-item>
                      <text:p text:style-name="P5">[definition: the user name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/>
                    </text:list-item>
                    <text:list-item>
                      <text:p text:style-name="P5">UI[prompt: Your Email Address][title: Email] [type:textbox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pr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/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5">Table [name: <text:span text:style-name="T5">Login-Requests</text:span>] [type: sproc]</text:p>
              <text:list>
                <text:list-item>
                  <text:p text:style-name="P5">Definition [text: this is a sproc for handling logins. <text:s/>Actual data is not stored.]</text:p>
                </text:list-item>
                <text:list-item>
                  <text:p text:style-name="P5">[description:HelpDesk Login_Requests]</text:p>
                  <text:p text:style-name="P5"/>
                </text:list-item>
                <text:list-item>
                  <text:p text:style-name="P5">Control [name:lr_email] <text:s/>[visible: true] [width:100][height:1][showon:create,update,read]</text:p>
                  <text:list>
                    <text:list-item>
                      <text:p text:style-name="P5">[definition: the users email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Your Email][title: Email] [type:textbox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  <text:p text:style-name="P5"/>
                    </text:list-item>
                  </text:list>
                </text:list-item>
                <text:list-item>
                  <text:p text:style-name="P5">Control [name:lr_password] <text:s/>[visible: true] [width:25][height:1][showon:create]</text:p>
                  <text:list>
                    <text:list-item>
                      <text:p text:style-name="P5">[definition: the password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Password][title:Password] [type:textbox]</text:p>
                      <text:list>
                        <text:list-item>
                          <text:p text:style-name="P5">Sample[sample:**********]</text:p>
                        </text:list-item>
                      </text:list>
                    </text:list-item>
                    <text:list-item>
                      <text:p text:style-name="P5">Instruction [text: Your Password (this should never appear anywhere)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AAAAAAAAAA]</text:p>
                    </text:list-item>
                  </text:list>
                </text:list-item>
                <text:list-item>
                  <text:p text:style-name="P5">Control [name:lr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4"><text:span text:style-name="T1">Permission [name:(public)(registrant)][rights:read</text:span><text:span text:style-name="T25">,update</text:span><text:span text:style-name="T1">]</text:span></text:p>
                    </text:list-item>
                    <text:list-item>
                      <text:p text:style-name="P5">Permission [name:(gov)(registrant)(NRHP)(help-desk)][rights:read,update]</text:p>
                    </text:list-item>
                    <text:list-item>
                      <text:p text:style-name="P5">Permission [name:(gov)(registrant)(ER)(help-desk)][rights:read,update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Table [name:<text:span text:style-name="T30"> Reviewer-Login-Re</text:span><text:span text:style-name="T5">quests</text:span>] [type: sproc][table:Login-Requests]</text:p>
              <text:list>
                <text:list-item>
                  <text:p text:style-name="P5">Definition [text: this is a sproc for handling logins. <text:s/>Actual data is not stored.]</text:p>
                </text:list-item>
                <text:list-item>
                  <text:p text:style-name="P5">[description:HelpDesk Login_Requests]</text:p>
                  <text:p text:style-name="P5"/>
                </text:list-item>
                <text:list-item>
                  <text:p text:style-name="P5">Control [name:rev_email] <text:s/>[visible: true] [width:100][height:1][showon:create,update,read]</text:p>
                  <text:list>
                    <text:list-item>
                      <text:p text:style-name="P5">[definition: the users email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Your Email][title: Email] [type:textbox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  <text:p text:style-name="P5"/>
                    </text:list-item>
                  </text:list>
                </text:list-item>
                <text:list-item>
                  <text:p text:style-name="P5">Control [name:rev_email_helpdesk] <text:s/>[visible: true] [width:100][height:1][showon:create,update,read]</text:p>
                  <text:list>
                    <text:list-item>
                      <text:p text:style-name="P5">[definition: the help desk email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Email address of the person you are helping][title: Helped Email] [type:textbox]</text:p>
                      <text:list>
                        <text:list-item>
                          <text:p text:style-name="P5">Sample [sample:helperJ@michigan.gov]</text:p>
                        </text:list-item>
                      </text:list>
                    </text:list-item>
                    <text:list-item>
                      <text:p text:style-name="P5">Instruction [text: Email Address name@michigan.gov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  <text:p text:style-name="P5"/>
                    </text:list-item>
                  </text:list>
                </text:list-item>
                <text:list-item>
                  <text:p text:style-name="P5">Control [name:rev_password] <text:s/>[visible: true] [width:25][height:1][showon:create]</text:p>
                  <text:list>
                    <text:list-item>
                      <text:p text:style-name="P5">[definition: the passwor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Password][title:Password] [type:textbox]</text:p>
                      <text:list>
                        <text:list-item>
                          <text:p text:style-name="P5">Sample[sample:**********]</text:p>
                        </text:list-item>
                      </text:list>
                    </text:list-item>
                    <text:list-item>
                      <text:p text:style-name="P5">Instruction [text: Your Password (this should never appear anywhere)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AAAAAAAAAA]</text:p>
                    </text:list-item>
                  </text:list>
                </text:list-item>
                <text:list-item>
                  <text:p text:style-name="P5">Control [name:rev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  <text:p text:style-name="P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Table [name: <text:span text:style-name="T5">HelpDesk-Login-Requests</text:span>] [type: sproc]</text:p>
              <text:list>
                <text:list-item>
                  <text:p text:style-name="P5">Definition [text: this is a sproc for handling logins. <text:s/>Actual data is not stored.]</text:p>
                </text:list-item>
                <text:list-item>
                  <text:p text:style-name="P5">[description:HelpDesk Login_Requests]</text:p>
                  <text:p text:style-name="P5"/>
                </text:list-item>
                <text:list-item>
                  <text:p text:style-name="P5">Control [name:hlr_email] <text:s/>[visible: true] [width:100][height:1][showon:create,update,read]</text:p>
                  <text:list>
                    <text:list-item>
                      <text:p text:style-name="P5">[definition: the users email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Your Email][title: Email] [type:textbox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  <text:p text:style-name="P5"/>
                    </text:list-item>
                  </text:list>
                </text:list-item>
                <text:list-item>
                  <text:p text:style-name="P5">Control [name:hlr_email_helpdesk] <text:s/>[visible: true] [width:100][height:1][showon:create,update,read]</text:p>
                  <text:list>
                    <text:list-item>
                      <text:p text:style-name="P5">[definition: the help desk email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Email from person you are helping][title: Helped Email] [type:textbox]</text:p>
                      <text:list>
                        <text:list-item>
                          <text:p text:style-name="P5">Sample [sample:helperJ@michigan.gov]</text:p>
                        </text:list-item>
                      </text:list>
                    </text:list-item>
                    <text:list-item>
                      <text:p text:style-name="P5">Instruction [text: Email Address name@michigan.gov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  <text:p text:style-name="P5"/>
                    </text:list-item>
                  </text:list>
                </text:list-item>
                <text:list-item>
                  <text:p text:style-name="P5">Control [name:hlr_password] <text:s/>[visible: true] [width:25][height:1][showon:create]</text:p>
                  <text:list>
                    <text:list-item>
                      <text:p text:style-name="P5">[definition: the passwor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gov)(registrant)(NRHP)(help-desk)][rights:create]</text:p>
                    </text:list-item>
                    <text:list-item>
                      <text:p text:style-name="P5">Permission [name:(gov)(registrant)(ER)(help-desk)][rights:create]</text:p>
                    </text:list-item>
                    <text:list-item>
                      <text:p text:style-name="P5">UI[prompt: Password][title:Password] [type:textbox]</text:p>
                      <text:list>
                        <text:list-item>
                          <text:p text:style-name="P5">Sample[sample:**********]</text:p>
                        </text:list-item>
                      </text:list>
                    </text:list-item>
                    <text:list-item>
                      <text:p text:style-name="P5">Instruction [text: Your Password (this should never appear anywhere)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AAAAAAAAAA]</text:p>
                    </text:list-item>
                  </text:list>
                </text:list-item>
                <text:list-item>
                  <text:p text:style-name="P5">Control [name:hlr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20">Edit-Log</text:span><text:span text:style-name="T1">] [relationship:one][limit:1][type:table]</text:span></text:p>
              <text:list>
                <text:list-item>
                  <text:p text:style-name="P5">[description:EditTracker]</text:p>
                  <text:p text:style-name="P5"/>
                </text:list-item>
                <text:list-item>
                  <text:p text:style-name="P5">Control [name:et_no] [type:control][visible:false]</text:p>
                  <text:list>
                    <text:list-item>
                      <text:p text:style-name="P5">[definition: Primary Key is a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create,read]</text:p>
                    </text:list-item>
                    <text:list-item>
                      <text:p text:style-name="P5">Permission [name:(gov)(registrant)][rights:create,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numeric][size:10][pk:yes][format:NNNNNNNNNN]</text:p>
                    </text:list-item>
                    <text:list-item>
                      <text:p text:style-name="P5">UI [prompt:Primary Key][title:Primary Key][type:hidden][format:NNNNNNNNNN]</text:p>
                    </text:list-item>
                    <text:list-item>
                      <text:p text:style-name="P5">Validation [type: numeric][validate: ]</text:p>
                    </text:list-item>
                    <text:list-item>
                      <text:p text:style-name="P5">Instruction [text: ]</text:p>
                      <text:p text:style-name="P5"/>
                    </text:list-item>
                  </text:list>
                </text:list-item>
                <text:list-item>
                  <text:p text:style-name="P5">Control [name:et_src_no] [type:control][width:25][visible:false]</text:p>
                  <text:list>
                    <text:list-item>
                      <text:p text:style-name="P5">[definition: key value for the record that was changed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create,read]</text:p>
                    </text:list-item>
                    <text:list-item>
                      <text:p text:style-name="P5">Permission [name:(gov)(registrant)][rights:create,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numeric][size:10][fk:yes][format:NNNNNNNNNN]</text:p>
                    </text:list-item>
                    <text:list-item>
                      <text:p text:style-name="P5">UI [prompt:Record Number][title:Record Number][type:hidden][format:NNNNNNNNNN]</text:p>
                    </text:list-item>
                    <text:list-item>
                      <text:p text:style-name="P5">Validation [type: numeric][validate:]</text:p>
                    </text:list-item>
                    <text:list-item>
                      <text:p text:style-name="P5">Instruction [text: ]</text:p>
                      <text:p text:style-name="P5"/>
                    </text:list-item>
                  </text:list>
                </text:list-item>
                <text:list-item>
                  <text:p text:style-name="P5">Control [name:et_src_column] <text:s/>[visible: true] [width:25][height:1][showon:read]</text:p>
                  <text:list>
                    <text:list-item>
                      <text:p text:style-name="P5">[definition: Source column name, origin of the change.]</text:p>
                    </text:list-item>
                    <text:list-item>
                      <text:p text:style-name="P5">Permission [name:(public)(guest)][rights:create][default:0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create,read][default:0]</text:p>
                    </text:list-item>
                    <text:list-item>
                      <text:p text:style-name="P5">Permission [name:(gov)(registrant)][rights:create,read][default:0]</text:p>
                    </text:list-item>
                    <text:list-item>
                      <text:p text:style-name="P5">Permission [name:(gov)(registrant)(NRHP)(help-desk)][rights:read][default:0]</text:p>
                    </text:list-item>
                    <text:list-item>
                      <text:p text:style-name="P5">Permission [name:(gov)(registrant)(ER)(help-desk)][rights:read][default:0]</text:p>
                    </text:list-item>
                    <text:list-item>
                      <text:p text:style-name="P5">UI[prompt: Source Column Name][title:Source Column Name] [type: <text:span text:style-name="T23">text</text:span>]</text:p>
                      <text:list>
                        <text:list-item>
                          <text:p text:style-name="P5">Sample [sample: ma_street]</text:p>
                        </text:list-item>
                      </text:list>
                    </text:list-item>
                    <text:list-item>
                      <text:p text:style-name="P5">Instruction [text: ]</text:p>
                    </text:list-item>
                    <text:list-item>
                      <text:p text:style-name="P5">Validation [type: character][required:true][validate:no]</text:p>
                    </text:list-item>
                    <text:list-item>
                      <text:p text:style-name="P5">Column [type:character][size:256][format:]</text:p>
                      <text:p text:style-name="P5"/>
                    </text:list-item>
                  </text:list>
                </text:list-item>
                <text:list-item>
                  <text:p text:style-name="P5">Control [name: et_src_table] <text:s/>[visible: true] [width:25][height:1][showon:read]</text:p>
                  <text:list>
                    <text:list-item>
                      <text:p text:style-name="P5">[definition: Source table name for the change]</text:p>
                    </text:list-item>
                    <text:list-item>
                      <text:p text:style-name="P5">Permission [name:(public)(guest)][rights:create][default:0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create,read][default:0]</text:p>
                    </text:list-item>
                    <text:list-item>
                      <text:p text:style-name="P5">Permission [name:(gov)(registrant)][rights:create,read][default:0]</text:p>
                    </text:list-item>
                    <text:list-item>
                      <text:p text:style-name="P5">Permission [name:(gov)(registrant)(NRHP)(help-desk)][rights:read][default:0]</text:p>
                    </text:list-item>
                    <text:list-item>
                      <text:p text:style-name="P5">Permission [name:(gov)(registrant)(ER)(help-desk)][rights:read][default:0]</text:p>
                    </text:list-item>
                    <text:list-item>
                      <text:p text:style-name="P5">UI[prompt: Source table name ][title:Source table] [type: <text:span text:style-name="T23">text</text:span>]</text:p>
                      <text:list>
                        <text:list-item>
                          <text:p text:style-name="P5">Sample [sample: 1]</text:p>
                        </text:list-item>
                      </text:list>
                    </text:list-item>
                    <text:list-item>
                      <text:p text:style-name="P5">Instruction [text: ]</text:p>
                    </text:list-item>
                    <text:list-item>
                      <text:p text:style-name="P5">Validation [type: character][required:true][validate:no]</text:p>
                    </text:list-item>
                    <text:list-item>
                      <text:p text:style-name="P5">Column [type:character][size:256][format:]</text:p>
                      <text:p text:style-name="P5"/>
                    </text:list-item>
                  </text:list>
                </text:list-item>
                <text:list-item>
                  <text:p text:style-name="P5">Control [name:et_chg_date] [visible:true]</text:p>
                  <text:list>
                    <text:list-item>
                      <text:p text:style-name="P5">[definition: Insert date is the date and time the record was inserted ]</text:p>
                    </text:list-item>
                    <text:list-item>
                      <text:p text:style-name="P5">Permission [name:(public)(guest)][rights:create][default: Get-Today-D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5">Permission [name:(public)(registrant)][rights:create,read][default: Get-Today-Date]</text:p>
                    </text:list-item>
                    <text:list-item>
                      <text:p text:style-name="P5">Permission [name:(gov)(registrant)][rights:create,read][default: Get-Today-Date]</text:p>
                    </text:list-item>
                    <text:list-item>
                      <text:p text:style-name="P5">Permission [name:(gov)(registrant)(NRHP)(help-desk)][rights:read][default: Get-Today-Date]</text:p>
                    </text:list-item>
                    <text:list-item>
                      <text:p text:style-name="P5">Permission [name:(gov)(registrant)(ER)(help-desk)][rights:read][default: Get-Today-Date]</text:p>
                    </text:list-item>
                    <text:list-item>
                      <text:p text:style-name="P5">Column [type: datetime][size:8][format: ]</text:p>
                    </text:list-item>
                    <text:list-item>
                      <text:p text:style-name="P5">UI [prompt:Change<text:span text:style-name="T7"> Date</text:span>][title: Change Date][type:][format:YYYY/MM/DD:HH:MM:SS]</text:p>
                    </text:list-item>
                    <text:list-item>
                      <text:p text:style-name="P5">Validation [type: datetime][validate:false]</text:p>
                    </text:list-item>
                    <text:list-item>
                      <text:p text:style-name="P5">Instruction [text: <text:s/>]</text:p>
                      <text:p text:style-name="P5"/>
                    </text:list-item>
                  </text:list>
                </text:list-item>
                <text:list-item>
                  <text:p text:style-name="P5">Control [name:et_edtiorno] [type:control][visible:false]</text:p>
                  <text:list>
                    <text:list-item>
                      <text:p text:style-name="P5">[definition: Registrant number of the person making the change]</text:p>
                    </text:list-item>
                    <text:list-item>
                      <text:p text:style-name="P5">Permission [name:(public)(guest)][rights:create]</text:p>
                    </text:list-item>
                    <text:list-item>
                      <text:p text:style-name="P5">Permission [name:(gov)(guest)][rights:create]</text:p>
                    </text:list-item>
                    <text:list-item>
                      <text:p text:style-name="P4"><text:span text:style-name="T1">Permission [name:(public)(registrant)][rights:create,read</text:span><text:span text:style-name="T1">]</text:span></text:p>
                    </text:list-item>
                    <text:list-item>
                      <text:p text:style-name="P4"><text:span text:style-name="T1">Permission [name:(gov)(registrant)][rights:create,read</text:span><text:span text:style-name="T1">]</text:span>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numeric][size:10][fk:yes][format:NNNNNNNNNN]</text:p>
                    </text:list-item>
                    <text:list-item>
                      <text:p text:style-name="P5">UI [prompt: Registrant <text:span text:style-name="T7">Number</text:span>][title:Registrant Number][type:hidden][format:NNNNNNNNNN]</text:p>
                    </text:list-item>
                    <text:list-item>
                      <text:p text:style-name="P5">Validation [type: User-Confirm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6">Comments</text:span><text:span text:style-name="T1">][relationship:one][limit:1][type:table]</text:span></text:p>
              <text:list>
                <text:list-item>
                  <text:p text:style-name="P5">Definition [text: Registrants table holds the user system identification]</text:p>
                </text:list-item>
                <text:list-item>
                  <text:p text:style-name="P5">[description:Comments]</text:p>
                  <text:p text:style-name="P5"/>
                </text:list-item>
                <text:list-item>
                  <text:p text:style-name="P5">Control [name:cm_no] [type:control][visible:false]</text:p>
                  <text:list>
                    <text:list-item>
                      <text:p text:style-name="P5">[definition: Primary Key is a]</text:p>
                    </text:list-item>
                    <text:list-item>
                      <text:p text:style-name="P5"/>
                    </text:list-item>
                    <text:list-item>
                      <text:p text:style-name="P5"/>
                    </text:list-item>
                    <text:list-item>
                      <text:p text:style-name="P12">Permission [name:(public)(registrant)(ER)][rights:create]</text:p>
                    </text:list-item>
                    <text:list-item>
                      <text:p text:style-name="P12">Permission [name:(public)(registrant)(NRHP)][rights:create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/>
                    </text:list-item>
                    <text:list-item>
                      <text:p text:style-name="P5">Column [type:numeric][size:10][pk:yes][format:NNNNNNNNNN]</text:p>
                    </text:list-item>
                    <text:list-item>
                      <text:p text:style-name="P5">UI [prompt:Primary Key][title:Primary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threadno] [type:control][visible:false]</text:p>
                  <text:list>
                    <text:list-item>
                      <text:p text:style-name="P5">[definition: Thread Key is used to tie replies to comments]</text:p>
                    </text:list-item>
                    <text:list-item>
                      <text:p text:style-name="P5"/>
                    </text:list-item>
                    <text:list-item>
                      <text:p text:style-name="P12">Permission [name:(public)(registrant)(ER)][rights:create,read]</text:p>
                    </text:list-item>
                    <text:list-item>
                      <text:p text:style-name="P12">Permission [name:(public)(registrant)(NRHP)][rights:create,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/>
                    </text:list-item>
                    <text:list-item>
                      <text:p text:style-name="P5">Column [type:numeric][size:10][format:NNNNNNNNNN]</text:p>
                    </text:list-item>
                    <text:list-item>
                      <text:p text:style-name="P5">UI [prompt:Thread Key][title:Thread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<text:soft-page-break/>Control [name:cm_text] <text:s/>[visible: true] [width:50][height:10][showon:create,upd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/>
                    </text:list-item>
                    <text:list-item>
                      <text:p text:style-name="P12">Permission [name:(public)(registrant)(ER)][rights:create,read]</text:p>
                    </text:list-item>
                    <text:list-item>
                      <text:p text:style-name="P12">Permission [name:(public)(registrant)(NRHP)][rights:create,read]</text:p>
                    </text:list-item>
                    <text:list-item>
                      <text:p text:style-name="P5">Permission [name:(gov)(registrant)(NRHP)(help-desk)][rights:read,update]</text:p>
                    </text:list-item>
                    <text:list-item>
                      <text:p text:style-name="P5">Permission [name:(gov)(registrant)(ER)(help-desk)][rights:read,update]</text:p>
                    </text:list-item>
                    <text:list-item>
                      <text:p text:style-name="P5"/>
                    </text:list-item>
                    <text:list-item>
                      <text:p text:style-name="P5">UI[prompt: Comment][title:Comment] [type:textbox]</text:p>
                      <text:list>
                        <text:list-item>
                          <text:p text:style-name="P5">Sample [sample: What is up with Experience and Expertise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</text:list>
                </text:list-item>
                <text:list-item>
                  <text:p text:style-name="P5">Control [name:cm_rnno] [type:control][visible:false]</text:p>
                  <text:list>
                    <text:list-item>
                      <text:p text:style-name="P5">[definition: Registrant making the comment]</text:p>
                    </text:list-item>
                    <text:list-item>
                      <text:p text:style-name="P5"/>
                    </text:list-item>
                    <text:list-item>
                      <text:p text:style-name="P12">Permission [name:(public)(registrant)(ER)][rights:create,read]</text:p>
                    </text:list-item>
                    <text:list-item>
                      <text:p text:style-name="P12">Permission [name:(public)(registrant)(NRHP)][rights:create,read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/>
                    </text:list-item>
                    <text:list-item>
                      <text:p text:style-name="P5">Column [type:numeric][size:10][fk:yes][format:NNNNNNNNNN]</text:p>
                    </text:list-item>
                    <text:list-item>
                      <text:p text:style-name="P5">UI [prompt: s][title:Registrant Number][type:hidden][format:NNNNNNNNNN]</text:p>
                    </text:list-item>
                    <text:list-item>
                      <text:p text:style-name="P5">Validation [type: User-Confirm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pgno] [type:control][visible:false]</text:p>
                  <text:list>
                    <text:list-item>
                      <text:p text:style-name="P5">[definition: Screen where comment was given.]</text:p>
                    </text:list-item>
                    <text:list-item>
                      <text:p text:style-name="P12">Permission [name:(public)(registrant)(ER)][rights:create,read]</text:p>
                    </text:list-item>
                    <text:list-item>
                      <text:p text:style-name="P12">Permission [name:(public)(registrant)(NRHP)][rights:create,rea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/>
                    </text:list-item>
                    <text:list-item>
                      <text:p text:style-name="P5">Column [type:numeric][size:10][fk:yes][format:NNNNNNNNNN]</text:p>
                    </text:list-item>
                    <text:list-item>
                      <text:p text:style-name="P5">UI [prompt:foreing Key][title:foreign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prno] [type:control][visible:false]</text:p>
                  <text:list>
                    <text:list-item>
                      <text:p text:style-name="P5">[definition: Process .]</text:p>
                    </text:list-item>
                    <text:list-item>
                      <text:p text:style-name="P12">Permission [name:(public)(registrant)(ER)][rights:create,read]</text:p>
                    </text:list-item>
                    <text:list-item>
                      <text:p text:style-name="P12">Permission [name:(public)(registrant)(NRHP)][rights:create,rea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numeric][size:10][fk:yes][format:NNNNNNNNNN]</text:p>
                    </text:list-item>
                    <text:list-item>
                      <text:p text:style-name="P5">UI [prompt:foreing Key][title:foreign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12">Permission [name:(public)(registrant)(ER)][rights:read]</text:p>
                    </text:list-item>
                    <text:list-item>
                      <text:p text:style-name="P12">Permission [name:(public)(registrant)(NRHP)][rights:read]</text:p>
                    </text:list-item>
                    <text:list-item>
                      <text:p text:style-name="P5"/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26623678" text:continue-numbering="true" text:style-name="L1">
        <text:list-item>
          <text:list>
            <text:list-item>
              <text:p text:style-name="P4"><text:span text:style-name="T1">Table [name: </text:span><text:span text:style-name="T20">Process</text:span><text:span text:style-name="T1">] [type:table]</text:span></text:p>
              <text:list>
                <text:list-item>
                  <text:p text:style-name="P5">[description:Process]</text:p>
                </text:list-item>
                <text:list-item>
                  <text:p text:style-name="P5">Control [name:pr_no] [type:control][visible:false][showon:read,update]</text:p>
                  <text:list>
                    <text:list-item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5">Permission [name:(workflow-designer)][rights:create, read, update, delete]</text:p>
                        </text:list-item>
                        <text:list-item>
                          <text:p text:style-name="P5">Permission [name:(public)(guest)][rights:read]</text:p>
                        </text:list-item>
                        <text:list-item>
                          <text:p text:style-name="P5">Permission [name:(gov)(guest)][rights:create]</text:p>
                        </text:list-item>
                        <text:list-item>
                          <text:p text:style-name="P5">Permission [name:(public)(registrant)][rights:read]</text:p>
                        </text:list-item>
                        <text:list-item>
                          <text:p text:style-name="P5">Permission [name:(gov)(registrant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numeric][size:10][pk:yes][format:NNNNNNNNNN]</text:p>
                        </text:list-item>
                        <text:list-item>
                          <text:p text:style-name="P5">UI [prompt:Primary Key][title:Primary Key][type:hidden][format:NNNNNNNNNN]</text:p>
                        </text:list-item>
                        <text:list-item>
                          <text:p text:style-name="P5">Validation [type: numeric][validate: ]</text:p>
                        </text:list-item>
                      </text:list>
                    </text:list-item>
                  </text:list>
                </text:list-item>
                <text:list-item>
                  <text:p text:style-name="P5">Control [name:pr_insertdate] [type:control][visible:tru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(public)(guest)][rights:read]</text:p>
                    </text:list-item>
                    <text:list-item>
                      <text:p text:style-name="P5">Permission [name:(public)(registrant)][rights:read,update]</text:p>
                    </text:list-item>
                    <text:list-item>
                      <text:p text:style-name="P5">Permission [name:(gov)(registrant)][rights:read,update]</text:p>
                    </text:list-item>
                    <text:list-item>
                      <text:p text:style-name="P5">Permission [name:(gov)(registrant)(NRHP)(help-desk)][rights:read]</text:p>
                    </text:list-item>
                    <text:list-item>
                      <text:p text:style-name="P5">Permission [name:(gov)(registrant)(ER)(help-desk)][rights:read]</text:p>
                    </text:list-item>
                    <text:list-item>
                      <text:p text:style-name="P5">Column [type:datetimestamp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  <text:p text:style-name="P5"/>
                    </text:list-item>
                  </text:list>
                </text:list-item>
                <text:list-item>
                  <text:p text:style-name="P4"><text:span text:style-name="T1">Table [name: </text:span><text:span text:style-name="T20">Screens</text:span><text:span text:style-name="T1">] [type:table]</text:span></text:p>
                  <text:list>
                    <text:list-item>
                      <text:p text:style-name="P5">[description:Screens]</text:p>
                    </text:list-item>
                    <text:list-item>
                      <text:p text:style-name="P5">Control [name:<text:span text:style-name="T22">pg_no</text:span>] [type:control][visible:false]</text:p>
                      <text:list>
                        <text:list-item>
                          <text:p text:style-name="P5">[definition: Primary Key is a]</text:p>
                        </text:list-item>
                        <text:list-item>
                          <text:p text:style-name="P5">Permission [name:(workflow-designer)][rights:create, read, update, delete]</text:p>
                        </text:list-item>
                        <text:list-item>
                          <text:p text:style-name="P5">Permission [name:(public)(guest)][rights:read]</text:p>
                        </text:list-item>
                        <text:list-item>
                          <text:p text:style-name="P5">Permission [name:(gov)(guest)][rights:create]</text:p>
                        </text:list-item>
                        <text:list-item>
                          <text:p text:style-name="P5">Permission [name:(public)(registrant)][rights:read,update]</text:p>
                        </text:list-item>
                        <text:list-item>
                          <text:p text:style-name="P5">Permission [name:(gov)(registrant)][rights:read,update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numeric][size:10][pk:yes][format:NNNNNNNNNN]</text:p>
                        </text:list-item>
                        <text:list-item>
                          <text:p text:style-name="P5">UI [prompt:Primary Key][title:Primary Key][type:hidden][format:NNNNNNNNNN]</text:p>
                        </text:list-item>
                        <text:list-item>
                          <text:p text:style-name="P5">Validation [type: numeric][validate: ]</text:p>
                          <text:p text:style-name="P5"/>
                        </text:list-item>
                      </text:list>
                    </text:list-item>
                    <text:list-item>
                      <text:p text:style-name="P5">Control [name:<text:span text:style-name="T22">pg_name</text:span>] <text:s/>[visible: true] [width:25][height:1][showon:read]</text:p>
                      <text:list>
                        <text:list-item>
                          <text:p text:style-name="P5">[definition: name of Screen]</text:p>
                        </text:list-item>
                        <text:list-item>
                          <text:p text:style-name="P5">Permission [name:(public)(guest)][rights:read][default:0]</text:p>
                        </text:list-item>
                        <text:list-item>
                          <text:p text:style-name="P5">Permission [name:(gov)(guest)][rights:create]</text:p>
                        </text:list-item>
                        <text:list-item>
                          <text:p text:style-name="P5">Permission [name:(public)(registrant)][rights:read][default:0]</text:p>
                        </text:list-item>
                        <text:list-item>
                          <text:p text:style-name="P5">Permission [name:(gov)(registrant)][rights:read][default:0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Permission [name:(workflow-designer)][rights:create, read, update, delete][default:0]</text:p>
                        </text:list-item>
                        <text:list-item>
                          <text:p text:style-name="P5">UI[prompt: Screen Name ][title:Screen Name] [type:textbox]</text:p>
                          <text:list>
                            <text:list-item>
                              <text:p text:style-name="P5">Sample [sample: 1]</text:p>
                            </text:list-item>
                          </text:list>
                        </text:list-item>
                        <text:list-item>
                          <text:p text:style-name="P5">Instruction [text: ]</text:p>
                        </text:list-item>
                        <text:list-item>
                          <text:p text:style-name="P5">Validation [type: character][required:true][validate:no]</text:p>
                        </text:list-item>
                        <text:list-item>
                          <text:p text:style-name="P5">Column [type:character][size:256][format:]</text:p>
                        </text:list-item>
                      </text:list>
                    </text:list-item>
                    <text:list-item>
                      <text:p text:style-name="P5">Control [name:pg_insertdate] [type:control][visible:true][showon:read,update]</text:p>
                      <text:list>
                        <text:list-item>
                          <text:p text:style-name="P5">[definition: Date and time <text:s/>comment was submitted]</text:p>
                        </text:list-item>
                        <text:list-item>
                          <text:p text:style-name="P4"><text:span text:style-name="T1">Permission [name:(public)(guest)][rights:create</text:span><text:span text:style-name="T1">]</text:span></text:p>
                        </text:list-item>
                        <text:list-item>
                          <text:p text:style-name="P4"><text:span text:style-name="T1">Permission [name:(gov)(guest)][rights:create</text:span><text:span text:style-name="T1">]</text:span></text:p>
                        </text:list-item>
                        <text:list-item>
                          <text:p text:style-name="P5">Permission [name:(public)(registrant)][rights:read]</text:p>
                        </text:list-item>
                        <text:list-item>
                          <text:p text:style-name="P5">Permission [name:(gov)(registrant)][rights:read]</text:p>
                        </text:list-item>
                        <text:list-item>
                          <text:p text:style-name="P5">Permission [name:(gov)(registrant)(NRHP)(help-desk)][rights:read]</text:p>
                        </text:list-item>
                        <text:list-item>
                          <text:p text:style-name="P5">Permission [name:(gov)(registrant)(ER)(help-desk)][rights:read]</text:p>
                        </text:list-item>
                        <text:list-item>
                          <text:p text:style-name="P5">Column [type:datetimestamp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  <text:p text:style-name="P5"/>
                          <text:p text:style-name="P5"/>
                        </text:list-item>
                      </text:list>
                    </text:list-item>
                    <text:list-item>
                      <text:p text:style-name="P4"><text:span text:style-name="T1">Table [name: </text:span><text:span text:style-name="T20">Screen_Labels</text:span><text:span text:style-name="T1">] [type:table][relationship:many][limit:10]</text:span></text:p>
                      <text:list>
                        <text:list-item>
                          <text:p text:style-name="P5">[description:Screen_Labels]</text:p>
                        </text:list-item>
                        <text:list-item>
                          <text:p text:style-name="P5">[definition: Screen_Labels table stores a small amount of text that ]</text:p>
                        </text:list-item>
                        <text:list-item>
                          <text:p text:style-name="P5">Control [name:<text:span text:style-name="T22">pd_no</text:span>] [type:control][visible:false]</text:p>
                          <text:list>
                            <text:list-item>
                              <text:p text:style-name="P13">Permission [name:(public)(guest)][rights:read]</text:p>
                            </text:list-item>
                            <text:list-item>
                              <text:p text:style-name="P13">Permission [name:(public)(account)][rights:read]</text:p>
                            </text:list-item>
                            <text:list-item>
                              <text:p text:style-name="P13">Permission [name:(public)(registrant)][rights:read]</text:p>
                            </text:list-item>
                            <text:list-item>
                              <text:p text:style-name="P13">Permission [name:(public)(registrant)(NRHP)][rights:read]</text:p>
                            </text:list-item>
                            <text:list-item>
                              <text:p text:style-name="P13">Permission [name:(public)(registrant)(NRHP)(editor)][rights:read] </text:p>
                            </text:list-item>
                            <text:list-item>
                              <text:p text:style-name="P13">Permission [name:(public)(registrant)(NRHP)(editor-proxy)][rights:read] </text:p>
                            </text:list-item>
                            <text:list-item>
                              <text:p text:style-name="P13">Permission [name:(public)(registrant)(ER)][rights:read]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Permission [name:(gov)(guest)][rights:read]</text:p>
                            </text:list-item>
                            <text:list-item>
                              <text:p text:style-name="P13">Permission [name:(gov)(account)][rights:read]</text:p>
                            </text:list-item>
                            <text:list-item>
                              <text:p text:style-name="P13">Permission [name:(gov)(registrant)][rights:read]</text:p>
                            </text:list-item>
                            <text:list-item>
                              <text:p text:style-name="P13">Permission [name:(gov)(registrant)(NRHP)][rights:read]</text:p>
                            </text:list-item>
                            <text:list-item>
                              <text:p text:style-name="P13">Permission [name:(gov)(registrant)(NRHP)(reviewer)][rights:read]</text:p>
                            </text:list-item>
                            <text:list-item>
                              <text:p text:style-name="P13">Permission [name:(gov)(registrant)(NRHP)(approver)][rights:read]</text:p>
                            </text:list-item>
                            <text:list-item>
                              <text:p text:style-name="P13">Permission [name:(gov)(registrant)(NRHP)(help-desk)][rights:read]</text:p>
                            </text:list-item>
                            <text:list-item>
                              <text:p text:style-name="P13">Permission [name:(gov)(registrant)(ER)][rights:read]</text:p>
                            </text:list-item>
                            <text:list-item>
                              <text:p text:style-name="P13">Permission [name:(gov)(registrant)(ER)(help-desk)][rights:read]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/>
                            </text:list-item>
                            <text:list-item>
                              <text:p text:style-name="P5">[definition: Primary Key is a]</text:p>
                            </text:list-item>
                            <text:list-item>
                              <text:p text:style-name="P5">Column [type:numeric][size:10][pk:yes][format:NNNNNNNNNN]</text:p>
                            </text:list-item>
                            <text:list-item>
                              <text:p text:style-name="P5">UI [prompt:Primary Key][title:Primary Key][type:hidden][format:NNNNNNNNNN]</text:p>
                            </text:list-item>
                            <text:list-item>
                              <text:p text:style-name="P5">Validation [type: numeric][validate: 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d_pgno</text:span>] [type:control][width:25][visible:false]</text:p>
                          <text:list>
                            <text:list-item>
                              <text:p text:style-name="P5">[definition: Foreign Key is a]</text:p>
                            </text:list-item>
                            <text:list-item>
                              <text:p text:style-name="P13">Permission [name:(public)(guest)][rights:read]</text:p>
                            </text:list-item>
                            <text:list-item>
                              <text:p text:style-name="P13">Permission [name:(public)(account)][rights:read]</text:p>
                            </text:list-item>
                            <text:list-item>
                              <text:p text:style-name="P13">Permission [name:(public)(registrant)][rights:read]</text:p>
                            </text:list-item>
                            <text:list-item>
                              <text:p text:style-name="P13">Permission [name:(public)(registrant)(NRHP)][rights:read]</text:p>
                            </text:list-item>
                            <text:list-item>
                              <text:p text:style-name="P13">Permission [name:(public)(registrant)(NRHP)(editor)][rights:read] </text:p>
                            </text:list-item>
                            <text:list-item>
                              <text:p text:style-name="P13">Permission [name:(public)(registrant)(NRHP)(editor-proxy)][rights:read]</text:p>
                            </text:list-item>
                            <text:list-item>
                              <text:p text:style-name="P13">Permission [name:(public)(registrant)(ER)][rights:read]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Permission [name:(gov)(guest)][rights:read]</text:p>
                            </text:list-item>
                            <text:list-item>
                              <text:p text:style-name="P13">Permission [name:(gov)(account)][rights:read]</text:p>
                            </text:list-item>
                            <text:list-item>
                              <text:p text:style-name="P13">Permission [name:(gov)(registrant)][rights:read]</text:p>
                            </text:list-item>
                            <text:list-item>
                              <text:p text:style-name="P13">Permission [name:(gov)(registrant)(NRHP)][rights:read]</text:p>
                            </text:list-item>
                            <text:list-item>
                              <text:p text:style-name="P13">Permission [name:(gov)(registrant)(NRHP)(reviewer)][rights:read]</text:p>
                            </text:list-item>
                            <text:list-item>
                              <text:p text:style-name="P13">Permission [name:(gov)(registrant)(NRHP)(approver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13">Permission [name:(gov)(registrant)(ER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numeric][size:10][fk:yes][format:NNNNNNNNNN]</text:p>
                            </text:list-item>
                            <text:list-item>
                              <text:p text:style-name="P5">UI [prompt:<text:span text:style-name="T10">Foreign Key</text:span>][title:Foreign Key][type:hidden][format:NNNNNNNNNN]</text:p>
                            </text:list-item>
                            <text:list-item>
                              <text:p text:style-name="P5">Validation [type: numeric][validate:true]</text:p>
                            </text:list-item>
                            <text:list-item>
                              <text:p text:style-name="P5">Instruction [text: 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d_label</text:span>] [width:25][visible:false]</text:p>
                          <text:list>
                            <text:list-item>
                              <text:p text:style-name="P5">[definition: <text:s/>]</text:p>
                            </text:list-item>
                            <text:list-item>
                              <text:p text:style-name="P13">Permission [name:(public)(guest)][rights:read]</text:p>
                            </text:list-item>
                            <text:list-item>
                              <text:p text:style-name="P13">Permission [name:(public)(account)][rights:read]</text:p>
                            </text:list-item>
                            <text:list-item>
                              <text:p text:style-name="P13">Permission [name:(public)(registrant)][rights:read]</text:p>
                            </text:list-item>
                            <text:list-item>
                              <text:p text:style-name="P13">Permission [name:(public)(registrant)(NRHP)][rights:read]</text:p>
                            </text:list-item>
                            <text:list-item>
                              <text:p text:style-name="P13">Permission [name:(public)(registrant)(NRHP)(editor)][rights:read] </text:p>
                            </text:list-item>
                            <text:list-item>
                              <text:p text:style-name="P13">Permission [name:(public)(registrant)(NRHP)(editor-proxy)][rights:read]</text:p>
                            </text:list-item>
                            <text:list-item>
                              <text:p text:style-name="P13">Permission [name:(public)(registrant)(ER)][rights:read]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Permission [name:(gov)(guest)][rights:read]</text:p>
                            </text:list-item>
                            <text:list-item>
                              <text:p text:style-name="P13">Permission [name:(gov)(account)][rights:read]</text:p>
                            </text:list-item>
                            <text:list-item>
                              <text:p text:style-name="P13">Permission [name:(gov)(registrant)][rights:read]</text:p>
                            </text:list-item>
                            <text:list-item>
                              <text:p text:style-name="P13">Permission [name:(gov)(registrant)(NRHP)][rights:read]</text:p>
                            </text:list-item>
                            <text:list-item>
                              <text:p text:style-name="P13">Permission [name:(gov)(registrant)(NRHP)(reviewer)][rights:read]</text:p>
                            </text:list-item>
                            <text:list-item>
                              <text:p text:style-name="P13">Permission [name:(gov)(registrant)(NRHP)(approver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13">Permission [name:(gov)(registrant)(ER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10][format:A]</text:p>
                            </text:list-item>
                            <text:list-item>
                              <text:p text:style-name="P5">UI [prompt:][title:][type:label][format:A]</text:p>
                            </text:list-item>
                            <text:list-item>
                              <text:p text:style-name="P5">Validation [type: character][validate:false]</text:p>
                              <text:list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Control [name:pd_insertdate] [type:control][visible:true][showon:read,update]</text:p>
                          <text:list>
                            <text:list-item>
                              <text:p text:style-name="P5">[definition: Date and time <text:s/>comment was submitted]</text:p>
                            </text:list-item>
                            <text:list-item>
                              <text:p text:style-name="P13">Permission [name:(public)(guest)][rights:read]</text:p>
                            </text:list-item>
                            <text:list-item>
                              <text:p text:style-name="P13">Permission [name:(public)(account)][rights:read]</text:p>
                            </text:list-item>
                            <text:list-item>
                              <text:p text:style-name="P13">Permission [name:(public)(registrant)][rights:read]</text:p>
                            </text:list-item>
                            <text:list-item>
                              <text:p text:style-name="P13">Permission [name:(public)(registrant)(NRHP)][rights:read]</text:p>
                            </text:list-item>
                            <text:list-item>
                              <text:p text:style-name="P13">Permission [name:(public)(registrant)(NRHP)(editor)][rights:read] 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Permission [name:(public)(registrant)(NRHP)(editor-proxy)][rights:read]</text:p>
                            </text:list-item>
                            <text:list-item>
                              <text:p text:style-name="P13">Permission [name:(public)(registrant)(ER)][rights:read]</text:p>
                            </text:list-item>
                            <text:list-item>
                              <text:p text:style-name="P13"/>
                            </text:list-item>
                            <text:list-item>
                              <text:p text:style-name="P13">Permission [name:(gov)(guest)][rights:read]</text:p>
                            </text:list-item>
                            <text:list-item>
                              <text:p text:style-name="P13">Permission [name:(gov)(account)][rights:read]</text:p>
                            </text:list-item>
                            <text:list-item>
                              <text:p text:style-name="P13">Permission [name:(gov)(registrant)][rights:read]</text:p>
                            </text:list-item>
                            <text:list-item>
                              <text:p text:style-name="P13">Permission [name:(gov)(registrant)(NRHP)][rights:read]</text:p>
                            </text:list-item>
                            <text:list-item>
                              <text:p text:style-name="P13">Permission [name:(gov)(registrant)(NRHP)(reviewer)][rights:read]</text:p>
                            </text:list-item>
                            <text:list-item>
                              <text:p text:style-name="P13">Permission [name:(gov)(registrant)(NRHP)(approver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13">Permission [name:(gov)(registrant)(ER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Column [type:datetimestamp][size:8][format:NNNNNNNNNN]</text:p>
                            </text:list-item>
                            <text:list-item>
                              <text:p text:style-name="P5">UI [prompt:Created][title:Created][type:label][format:NNNNNNNNNN]</text:p>
                              <text:list>
                                <text:list-item>
                                  <text:p text:style-name="P5">Sample [sample:10/30/2011]</text:p>
                                </text:list-item>
                              </text:list>
                            </text:list-item>
                            <text:list-item>
                              <text:p text:style-name="P5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660584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1">Table [name: </text:span><text:span text:style-name="T20">Screen_Controls</text:span><text:span text:style-name="T1">] [type:table][relationship:many][limit:10]</text:span></text:p>
                      <text:list>
                        <text:list-item>
                          <text:p text:style-name="P5">[description:Screen_Controls]</text:p>
                        </text:list-item>
                        <text:list-item>
                          <text:p text:style-name="P5">[definition: Screen_Labels table stores a small amount of text that ]</text:p>
                        </text:list-item>
                        <text:list-item>
                          <text:p text:style-name="P5">Control [name:<text:span text:style-name="T22">pc_no</text:span>] [type:control][visible:false]</text:p>
                          <text:list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[definition: Primary Key is a]</text:p>
                            </text:list-item>
                            <text:list-item>
                              <text:p text:style-name="P5">Column [type:numeric][size:10][pk:yes][format:NNNNNNNNNN]</text:p>
                            </text:list-item>
                            <text:list-item>
                              <text:p text:style-name="P5">UI [prompt:Primary Key][title:Primary Key][type:hidden][format:NNNNNNNNNN]</text:p>
                            </text:list-item>
                            <text:list-item>
                              <text:p text:style-name="P5">Validation [type: numeric][validate: 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pgno</text:span>] [type:control][width:25][visible:false]</text:p>
                          <text:list>
                            <text:list-item>
                              <text:p text:style-name="P5">[definition: Foreign Key is a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numeric][size:10][fk:yes][format:NNNNNNNNNN]</text:p>
                            </text:list-item>
                            <text:list-item>
                              <text:p text:style-name="P5">UI [prompt:<text:span text:style-name="T10">Foreign Key</text:span>][title:Foreign Key][type:hidden][format:NNNNNNNNNN]</text:p>
                            </text:list-item>
                            <text:list-item>
                              <text:p text:style-name="P5">Validation [type: numeric][validate:tru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Name</text:span>] [width:25][visible:false]</text:p>
                          <text:list>
                            <text:list-item>
                              <text:p text:style-name="P5">[definition: <text:s/>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10][format:A]</text:p>
                            </text:list-item>
                            <text:list-item>
                              <text:p text:style-name="P5">UI [prompt:][title:][type:label][format:A]</text:p>
                            </text:list-item>
                            <text:list-item>
                              <text:p text:style-name="P5">Validation [type: character][validate:fals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width</text:span>] [width:25][visible:false]</text:p>
                          <text:list>
                            <text:list-item>
                              <text:p text:style-name="P5">[definition: <text:s/>Specifies the width of the the Control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10][format:A]</text:p>
                            </text:list-item>
                            <text:list-item>
                              <text:p text:style-name="P5">UI [prompt:Control Width][title:Control Width][type:label][format:A]</text:p>
                            </text:list-item>
                            <text:list-item>
                              <text:p text:style-name="P5">Validation [type: character][validate:fals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height</text:span>] [width:25][visible:false]</text:p>
                          <text:list>
                            <text:list-item>
                              <text:p text:style-name="P5">[definition: <text:s/>Specifies the height of the the Control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10][format:A]</text:p>
                            </text:list-item>
                            <text:list-item>
                              <text:p text:style-name="P5">UI [prompt:Control Width][title:Control Width][type:label][format:A]</text:p>
                            </text:list-item>
                            <text:list-item>
                              <text:p text:style-name="P5">Validation [type: character][validate:fals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visible</text:span>] [width:25][visible:false]</text:p>
                          <text:list>
                            <text:list-item>
                              <text:p text:style-name="P5">[definition: <text:s/>Specifies the visibility of the control, on or off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10][format:A]</text:p>
                            </text:list-item>
                            <text:list-item>
                              <text:p text:style-name="P5">UI [prompt:Control Width][title:Control Width][type:label][format:A]</text:p>
                            </text:list-item>
                            <text:list-item>
                              <text:p text:style-name="P5">Validation [type: character][validate:fals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<text:span text:style-name="T22">pc_sample</text:span>] [width:25][visible:false]</text:p>
                          <text:list>
                            <text:list-item>
                              <text:p text:style-name="P5">[definition: <text:s/>Specifies a sample of exepected value i.e., text]</text:p>
                            </text:list-item>
                            <text:list-item>
                              <text:p text:style-name="P5">Permission [name:(public)(guest)][rights:read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Permission [name:(workflow-designer)][rights:create, read, update, delete]</text:p>
                            </text:list-item>
                            <text:list-item>
                              <text:p text:style-name="P5">Column [type:character][size:256][format:A]</text:p>
                            </text:list-item>
                            <text:list-item>
                              <text:p text:style-name="P5">UI [prompt:Control Width][title:Control Width][type:label][format:A]</text:p>
                            </text:list-item>
                            <text:list-item>
                              <text:p text:style-name="P5">Validation [type: character][validate:false]</text:p>
                            </text:list-item>
                            <text:list-item>
                              <text:p text:style-name="P5">Instruction [text: <text:s/>]</text:p>
                            </text:list-item>
                          </text:list>
                        </text:list-item>
                        <text:list-item>
                          <text:p text:style-name="P5">Control [name:[pc_insertdate] [type:control][visible:true][showon:read,update]</text:p>
                          <text:list>
                            <text:list-item>
                              <text:p text:style-name="P5">[definition: Date and time <text:s/>comment was submitted]</text:p>
                            </text:list-item>
                            <text:list-item>
                              <text:p text:style-name="P5">Permission [name:(public)(guest)][rights:create]</text:p>
                            </text:list-item>
                            <text:list-item>
                              <text:p text:style-name="P5">Permission [name:(gov)(guest)][rights:create]</text:p>
                            </text:list-item>
                            <text:list-item>
                              <text:p text:style-name="P5">Permission [name:(public)(registrant)][rights:read]</text:p>
                            </text:list-item>
                            <text:list-item>
                              <text:p text:style-name="P5">Permission [name:(gov)(registrant)][rights:read]</text:p>
                            </text:list-item>
                            <text:list-item>
                              <text:p text:style-name="P5">Permission [name:(gov)(registrant)(NRHP)(help-desk)][rights:read]</text:p>
                            </text:list-item>
                            <text:list-item>
                              <text:p text:style-name="P5">Permission [name:(gov)(registrant)(ER)(help-desk)][rights:read]</text:p>
                            </text:list-item>
                            <text:list-item>
                              <text:p text:style-name="P5">Column [type:datetimestamp][size:8][format:NNNNNNNNNN]</text:p>
                            </text:list-item>
                            <text:list-item>
                              <text:p text:style-name="P5">UI [prompt:Created][title:Created][type:label][format:NNNNNNNNNN]</text:p>
                              <text:list>
                                <text:list-item>
                                  <text:p text:style-name="P5">Sample [sample:10/30/2011]</text:p>
                                </text:list-item>
                              </text:list>
                            </text:list-item>
                            <text:list-item>
                              <text:p text:style-name="P5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6631515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  <text:p text:style-name="P5"/>
            </text:list-item>
          </text:list>
        </text:list-item>
      </text:list>
      <text:p text:style-name="P1"/>
      <text:p text:style-name="P1"/>
      <text:list xml:id="list26618257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alibri" svg:font-family="calibri"/>
    <style:font-face style:name="Arial1" svg:font-family="Arial, 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4DT1H13M18S</meta:editing-duration>
    <meta:editing-cycles>1320</meta:editing-cycles>
    <meta:generator>OpenOffice.org/3.3$Win32 OpenOffice.org_project/330m20$Build-9567</meta:generator>
    <dc:date>2012-01-16T06:48:47.63</dc:date>
    <dc:creator>James Wilfong</dc:creator>
    <meta:document-statistic meta:table-count="0" meta:image-count="0" meta:object-count="0" meta:page-count="2" meta:paragraph-count="2462" meta:word-count="10177" meta:character-count="168579"/>
    <meta:user-defined meta:name="Info 1"/>
    <meta:user-defined meta:name="Info 2"/>
    <meta:user-defined meta:name="Info 3"/>
    <meta:user-defined meta:name="Info 4"/>
  </office:meta>
</office:document-meta>
</file>